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2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sting50" table:style-name="ta1">
        <table:table-column table:style-name="co1" table:default-cell-style-name="Default"/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Posting aus Datensatz entfernt!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Schlitzer</text:p>
          </table:table-cell>
        </table:table-row>
        <table:table-row table:style-name="ro1">
          <table:table-cell office:value-type="string" calcext:value-type="string">
            <text:p>22. Dezember 2020 um 20:55 ·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hlinformationen</text:p>
          </table:table-cell>
        </table:table-row>
        <table:table-row table:style-name="ro1">
          <table:table-cell office:value-type="string" calcext:value-type="string">
            <text:p>Überprüft von unabhängigen Faktenprüfern</text:p>
          </table:table-cell>
        </table:table-row>
        <table:table-row table:style-name="ro1">
          <table:table-cell office:value-type="string" calcext:value-type="string">
            <text:p>Grund anzeig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deo anseh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mmenta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il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string" calcext:value-type="string">
            <text:p>19.504 Mal geteil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mmentier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os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lmondo Landsber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wollen die uns impfen Überwachung Stad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sef Feicht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lmondo Landsberger Wenn dann richtig, *Überwachungsstaat... Nicht Stadt... Und was</text:p>
          </table:table-cell>
        </table:table-row>
        <table:table-row table:style-name="ro1">
          <table:table-cell office:value-type="string" calcext:value-type="string">
            <text:p>hat es mit Überwachungsstaat zu tun wenn Menschen geimpft werden ?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lf Steph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mondo Landsberger ja genau und die Nadel ist der Chip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lmondo Landsberger ja genau und die Nadel ist der Chi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randy Gerhar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lmondo Landsberger ??? Stadt oder Staat???oder stad????oder I bin dumm????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er En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cco Smith ,</text:p>
          </table:table-cell>
        </table:table-row>
        <table:table-row table:style-name="ro1">
          <table:table-cell office:value-type="string" calcext:value-type="string">
            <text:p>Bin schon wieder verarscht word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Seib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er Ender https://www.bd.com/de-de/products/syringes-and-needles/safety-syringes/</text:p>
          </table:table-cell>
        </table:table-row>
        <table:table-row table:style-name="ro1">
          <table:table-cell office:value-type="string" calcext:value-type="string">
            <text:p>integra-retracting-syringe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ilde Föt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Seibt Na dann 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mo Fis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Seibt das dauert maximal fünf Minuten um das heraus zu finden.</text:p>
          </table:table-cell>
        </table:table-row>
        <table:table-row table:style-name="ro1">
          <table:table-cell office:value-type="string" calcext:value-type="string">
            <text:p>Danke für die Mühe aber schade das trotzdem der Hass und alles andere größer is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Seib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mo Fischer trauri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remy Hubbar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Seibt</text:p>
          </table:table-cell>
        </table:table-row>
        <table:table-row table:style-name="ro1">
          <table:table-cell office:value-type="string" calcext:value-type="string">
            <text:p>2 problems with your link..</text:p>
          </table:table-cell>
        </table:table-row>
        <table:table-row table:style-name="ro1">
          <table:table-cell office:value-type="string" calcext:value-type="string">
            <text:p>The video does not show an integra syringe as shown in your link and the retraction</text:p>
          </table:table-cell>
        </table:table-row>
        <table:table-row table:style-name="ro1">
          <table:table-cell office:value-type="string" calcext:value-type="string">
            <text:p>procedure was not done in the video.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0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Seib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remy Hubbard there are many different safety syrings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0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remy Hubbar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Seibt</text:p>
          </table:table-cell>
        </table:table-row>
        <table:table-row table:style-name="ro1">
          <table:table-cell office:value-type="string" calcext:value-type="string">
            <text:p>And the retraction procedure?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is Husejn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er Ender hab auch Grad festgestell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ttina Schol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so bei einer ehemaligen Schulfreundin ist damals auch die Nadel im Arm drin geblieben. Sie</text:p>
          </table:table-cell>
        </table:table-row>
        <table:table-row table:style-name="ro1">
          <table:table-cell office:value-type="string" calcext:value-type="string">
            <text:p>musste operiert werd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abella Holicse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gal welches Video ich gesehen habe wo die covid impfung verabreicht wird. Diese ärzte halten</text:p>
          </table:table-cell>
        </table:table-row>
        <table:table-row table:style-name="ro1">
          <table:table-cell office:value-type="string" calcext:value-type="string">
            <text:p>die Spritze wie wenn sie das vorher noch nie gemacht haben. So unbeholfen!</text:p>
          </table:table-cell>
        </table:table-row>
        <table:table-row table:style-name="ro1">
          <table:table-cell office:value-type="string" calcext:value-type="string">
            <text:p>Oder kommt das nur mir so vor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jubov Schwar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abella Holicsek das habe ich gemerkt au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Ja Dg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ch weiß net... Für wie doof halten die ein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reen Kolasinsk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Ja Dgm siehe Beiträge weiter oben. Sicherheitsspritzen. Willkommen im 21. Jahrhunder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randy Gerhar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Ja Dgm so doof wie du bis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lker Özkisaogl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Ja Dgm https://www.bd.com/de-de/products/syringes-and-needles/safety-syringes/</text:p>
          </table:table-cell>
        </table:table-row>
        <table:table-row table:style-name="ro1">
          <table:table-cell office:value-type="string" calcext:value-type="string">
            <text:p>integra-retracting-syringe</text:p>
          </table:table-cell>
        </table:table-row>
        <table:table-row table:style-name="ro1">
          <table:table-cell office:value-type="string" calcext:value-type="string">
            <text:p>BD Integra Sicherheitsinjektionssyste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lker Özkisaogl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lkommen im Jahr 2020/21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ja Endr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lker Özkisaoglu</text:p>
          </table:table-cell>
        </table:table-row>
        <table:table-row table:style-name="ro1">
          <table:table-cell office:value-type="string" calcext:value-type="string">
            <text:p>Wenn man sich das Video ganz genau anschaut, dann sieht man auch,</text:p>
          </table:table-cell>
        </table:table-row>
        <table:table-row table:style-name="ro1">
          <table:table-cell office:value-type="string" calcext:value-type="string">
            <text:p>wie die Nadel nach der Injektion in die Spritze zurück rutscht... Aber die Leute sehen das,</text:p>
          </table:table-cell>
        </table:table-row>
        <table:table-row table:style-name="ro1">
          <table:table-cell office:value-type="string" calcext:value-type="string">
            <text:p>was sie sehen wollen - Sind ja auch alles die Expert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 Keß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Ja Dg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Blümel-Scher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Ja Dgm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 bei dir scheint es funktioniert zu hab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ise Hart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h das ist wohl die Nadel im arm Geblieben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sanne Schnei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ute die Nadel springt zurück wenn sie benutzt wurde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el Dö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h Mann also dafür dass hier einige Fachkräfte sind ist das echt traurig... schon einmal was von</text:p>
          </table:table-cell>
        </table:table-row>
        <table:table-row table:style-name="ro1">
          <table:table-cell office:value-type="string" calcext:value-type="string">
            <text:p>den Sicherheitsnadeln gehört? Mann Mann Mann Hauptsache mal jeden Müll publiziert aber keine</text:p>
          </table:table-cell>
        </table:table-row>
        <table:table-row table:style-name="ro1">
          <table:table-cell office:value-type="string" calcext:value-type="string">
            <text:p>Ahnung haben... Manche sollten vielleicht nochmal in die Schule ?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ik Fran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el Dösch Sicherheitsnadeln??? Die verschwinden in der Spritze?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ide Basto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ik Franke ja...damit sich niemand an der Nadel verletzt. Wo lebt ihr alle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ik Fran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ide Bastone hab ich noch nie gesehen...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ide Basto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ik Franke https://m.youtube.com/watch?v=FBUP-_AXOK8&amp;feature=youtu.be</text:p>
          </table:table-cell>
        </table:table-row>
        <table:table-row table:style-name="ro1">
          <table:table-cell office:value-type="string" calcext:value-type="string">
            <text:p>BD Integra™ Syringe Instructional video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ide Basto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ik Franke ich habe vor Jahren so etwas schon als Heparinspritze bekomm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olde Feuersin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h,die Nadel hat sich aufgelöst. Die trixen doch mit allen Mittel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ia Koppenber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olde Feuersinge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olde Feuersin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natürlich etwas anderes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ünther Au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je die Nadel ist stecken geblieb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lie Suppi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ünther Auer fake spritze xd oder nicht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ünther Au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lie Suppiger sich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Wol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wie bei an pen.. Geht bei bestimmt spritzn die nadel zurück.</text:p>
          </table:table-cell>
        </table:table-row>
        <table:table-row table:style-name="ro1">
          <table:table-cell office:value-type="string" calcext:value-type="string">
            <text:p>Mach das a alle Monat... Da ist des a s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itt Es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ünther Auer oh shit oder ein Chip in Form einer Nad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ulensis Hes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ünther Auer der wird nicht überleb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mo Fis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lie Suppiger https://www.bd.com/de-de/products/syringes-and-needles/safetysyringes/integra-retracting-syringe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greet van den Ber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mo Fischer it could, but it would not be very strategic to use that in front of the camera for</text:p>
          </table:table-cell>
        </table:table-row>
        <table:table-row table:style-name="ro1">
          <table:table-cell office:value-type="string" calcext:value-type="string">
            <text:p>millions of people, would it?</text:p>
          </table:table-cell>
        </table:table-row>
        <table:table-row table:style-name="ro1">
          <table:table-cell office:value-type="string" calcext:value-type="string">
            <text:p>I recognize the same technique for Epipens nowadays, but that is a much more bulky device</text:p>
          </table:table-cell>
        </table:table-row>
        <table:table-row table:style-name="ro1">
          <table:table-cell office:value-type="string" calcext:value-type="string">
            <text:p>https://www.youtube.com/watch?v=KJcZBhh20qY&amp;ab_channel=AnthonyRicci</text:p>
          </table:table-cell>
        </table:table-row>
        <table:table-row table:style-name="ro1">
          <table:table-cell office:value-type="string" calcext:value-type="string">
            <text:p>Epi Pen Injecting into Ballistic Gel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0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s Wogan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Zeug ist so aggressiv dass sogar die Nadeln verschwind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vica Milose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s Wogan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pe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 set u g a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 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trin Jak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so ich lass mich nicht impfen,aber ich habe solche Spritzen zur Thrombosebehandlung nach einer</text:p>
          </table:table-cell>
        </table:table-row>
        <table:table-row table:style-name="ro1">
          <table:table-cell office:value-type="string" calcext:value-type="string">
            <text:p>OP gehabt.</text:p>
          </table:table-cell>
        </table:table-row>
        <table:table-row table:style-name="ro1">
          <table:table-cell office:value-type="string" calcext:value-type="string">
            <text:p>Da bleibt die Nadel nicht im Körper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Wol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i Einweg spritzen zieht sich die nadel zurück.... Mach das auch alle 4 Woch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ta Schrei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Wolf echt, noch nie von gehört, aber kann gut sein, kann man sich nicht mehr dran</text:p>
          </table:table-cell>
        </table:table-row>
        <table:table-row table:style-name="ro1">
          <table:table-cell office:value-type="string" calcext:value-type="string">
            <text:p>verletz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recko Buljugic FotoVide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Wolf es sind doch alles einwegspritzen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rigitte Ler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Wolf ...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Seib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bd.com/de-de/products/syringes-and-needles/safety-syringes/integra-retracti</text:p>
          </table:table-cell>
        </table:table-row>
        <table:table-row table:style-name="ro1">
          <table:table-cell office:value-type="string" calcext:value-type="string">
            <text:p>ng-syringe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Mey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nn verschwindet die nadel in der Spritze? Richtig beim zurückziehen des kolbens. Sieht</text:p>
          </table:table-cell>
        </table:table-row>
        <table:table-row table:style-name="ro1">
          <table:table-cell office:value-type="string" calcext:value-type="string">
            <text:p>in dem Video aber anders aus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ja Voloder-Jos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Wolf stimmt aber das ist keine spritze die sich kanüle züruck ziehen(sicherhe</text:p>
          </table:table-cell>
        </table:table-row>
        <table:table-row table:style-name="ro1">
          <table:table-cell office:value-type="string" calcext:value-type="string">
            <text:p>itkanüle) wie bei Clexane .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ja Voloder-Jos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Meyer. Stimm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 Rambow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fehlt die Fede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 Rambow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 Rambow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d die Nadel zieht sich rein wenn der Kolben durchgedrückt wird wie bei einem druckknopf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ine Nasch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ta Schreiner habe mich gerade belesen solche Nadeln gibt es sie befinden sich dann im</text:p>
          </table:table-cell>
        </table:table-row>
        <table:table-row table:style-name="ro1">
          <table:table-cell office:value-type="string" calcext:value-type="string">
            <text:p>Inneren der Spritze. Aber trotzdem bekommt sie keine Injektion die Haut würde beim Einstechen</text:p>
          </table:table-cell>
        </table:table-row>
        <table:table-row table:style-name="ro1">
          <table:table-cell office:value-type="string" calcext:value-type="string">
            <text:p>nachgeben</text:p>
          </table:table-cell>
        </table:table-row>
        <table:table-row table:style-name="ro1">
          <table:table-cell office:value-type="string" calcext:value-type="string">
            <text:p>Hier der Link dafür</text:p>
          </table:table-cell>
        </table:table-row>
        <table:table-row table:style-name="ro1">
          <table:table-cell office:value-type="string" calcext:value-type="string">
            <text:p>https://www.bd.com/de-de/products/syringes-and-needles/safety-syringes/integra-retracti</text:p>
          </table:table-cell>
        </table:table-row>
        <table:table-row table:style-name="ro1">
          <table:table-cell office:value-type="string" calcext:value-type="string">
            <text:p>ng-syringe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ine Nasch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ja Voloder-Jost https://www.bd.com/de-de/products/syringes-and-needles/safetysyringes/integra-retracting-syringe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nie Fis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ine Naschke, nein die Nadel geht in den Körper und ist der Kolben weit genug</text:p>
          </table:table-cell>
        </table:table-row>
        <table:table-row table:style-name="ro1">
          <table:table-cell office:value-type="string" calcext:value-type="string">
            <text:p>vorgebracht, zieht es die Nadel dann in die Spritze erst rein ... wir haben auch solche</text:p>
          </table:table-cell>
        </table:table-row>
        <table:table-row table:style-name="ro1">
          <table:table-cell office:value-type="string" calcext:value-type="string">
            <text:p>Spritzen im Krankenhaus, z.B.bei den AntiThrombosespritzen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ta Schrei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an Lautenschlag sie sind ja mal ein ganz schlauer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rbert Rimrod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der der sich schon mal selbst subkutan Hepatin gespritzt hat, müsste diese Spritzen mit</text:p>
          </table:table-cell>
        </table:table-row>
        <table:table-row table:style-name="ro1">
          <table:table-cell office:value-type="string" calcext:value-type="string">
            <text:p>automatischen Kanülleneinzug kennen, die gibt es auch für intramuskuläre Injektionen,</text:p>
          </table:table-cell>
        </table:table-row>
        <table:table-row table:style-name="ro1">
          <table:table-cell office:value-type="string" calcext:value-type="string">
            <text:p>gerade bei Masseimfungen ist die Gefahr von Verletzungen für den Ausführenden, durch die</text:p>
          </table:table-cell>
        </table:table-row>
        <table:table-row table:style-name="ro1">
          <table:table-cell office:value-type="string" calcext:value-type="string">
            <text:p>Nadel recht groß.</text:p>
          </table:table-cell>
        </table:table-row>
        <table:table-row table:style-name="ro1">
          <table:table-cell office:value-type="string" calcext:value-type="string">
            <text:p>Aber es soll sich mit diesem unausgegorenem Zeug impfen lassen, wer will, ich nich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ra Davi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Wolf die sehen anders aus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ine Nasch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nie Fischer ja sorry das habe ich so auch gemeint ....schriftlich bissl daneb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ta Schrei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an Lautenschlag glaube irgendwas stimmt mit ihnen nicht! Seltsam,.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a Ni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Wolf wenn sie die selbst regelmäßig nutzen, müssten sie den Unterschied auf dem Video</text:p>
          </table:table-cell>
        </table:table-row>
        <table:table-row table:style-name="ro1">
          <table:table-cell office:value-type="string" calcext:value-type="string">
            <text:p>sehen. Die verwenden eine herkömmliche Spritze und keine Sicherheitsspritze. Bei den von</text:p>
          </table:table-cell>
        </table:table-row>
        <table:table-row table:style-name="ro1">
          <table:table-cell office:value-type="string" calcext:value-type="string">
            <text:p>ihnen gemeinten befindet sich eine Feder im vorderen Berei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smina Schwenec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zieht sich aber eine Schutzkappe über die Nadel aber die verschwindet nic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nja Fusse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Wolf das ist doch bei einem Pen so, damit das Medikament dosiert werden kann bzw den</text:p>
          </table:table-cell>
        </table:table-row>
        <table:table-row table:style-name="ro1">
          <table:table-cell office:value-type="string" calcext:value-type="string">
            <text:p>Verbrauch regulier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ia Koppenber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tta Je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Wolf dann gibt es aber eine Schutzhüll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 ä 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 o 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ja Lang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nie Fischer das war mir bisher neu. Ich kannte bisher nur welche wo vorne was rauskommt</text:p>
          </table:table-cell>
        </table:table-row>
        <table:table-row table:style-name="ro1">
          <table:table-cell office:value-type="string" calcext:value-type="string">
            <text:p>und die Kanüle umschließt. . Danke für die Erklärung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is Husejn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Wolf gut erkannt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is Husejn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so geht doch, Leute können sehr wohl Lùge und Wahrheit erkennen.</text:p>
          </table:table-cell>
        </table:table-row>
        <table:table-row table:style-name="ro1">
          <table:table-cell office:value-type="string" calcext:value-type="string">
            <text:p>anderes gedacht..... weiter so. Wacke up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be kurz ganz wa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lenna Kunowsk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ein Blödsinn, 1. Seit wann gibt es Mehrwegspritzen respektive Mehrwegnadeln. Mag es</text:p>
          </table:table-cell>
        </table:table-row>
        <table:table-row table:style-name="ro1">
          <table:table-cell office:value-type="string" calcext:value-type="string">
            <text:p>vor hundert Jahren gegebenhaben, heutzutage unter Garantie nicht., 2. Wie teuer soll den die</text:p>
          </table:table-cell>
        </table:table-row>
        <table:table-row table:style-name="ro1">
          <table:table-cell office:value-type="string" calcext:value-type="string">
            <text:p>Herstellung einer solchen Spritze sein, 3. Die Nadel wird aufgesteckt auf die Kanüle, wie soll</text:p>
          </table:table-cell>
        </table:table-row>
        <table:table-row table:style-name="ro1">
          <table:table-cell office:value-type="string" calcext:value-type="string">
            <text:p>die sich bitte zurückziehen. Und , dad wichtige 4., bei uns in der Klinik wird zig mal am Tag</text:p>
          </table:table-cell>
        </table:table-row>
        <table:table-row table:style-name="ro1">
          <table:table-cell office:value-type="string" calcext:value-type="string">
            <text:p>gespritzt, eine Nadel die sich irgendwohin zurückzieht ist mir noch nie begegnet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trin Jak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ta Schreiner nei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trin Jak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s Kleinfeld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trin Jak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lenna Kunowski das gibt's doch gar nich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ta Schrei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trin Jakel wie, nein?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a Lela Hack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cher dass es eine nadel ist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 Ri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a Lela Hackl Nein, ist ein Strich.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 Ritz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uis Antunes Mateu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die neue Science Fiction Nadel die wandert durch den Körper und sucht nach Corona</text:p>
          </table:table-cell>
        </table:table-row>
        <table:table-row table:style-name="ro1">
          <table:table-cell office:value-type="string" calcext:value-type="string">
            <text:p>Vir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rbara Rec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lmnadeln. Die ziehen sich ei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man Kraf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rbara Recke machen sie tatsächlich</text:p>
          </table:table-cell>
        </table:table-row>
        <table:table-row table:style-name="ro1">
          <table:table-cell office:value-type="string" calcext:value-type="string">
            <text:p>https://www.bd.com/de-de/products/syringes-and-needles/safety-syringes/integra-retracti</text:p>
          </table:table-cell>
        </table:table-row>
        <table:table-row table:style-name="ro1">
          <table:table-cell office:value-type="string" calcext:value-type="string">
            <text:p>ng-syringe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nie Fis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rbara Recke...NEI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dith Goehrin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 ist die Nadel????? DAVID Cooper field oder die Ehrlich Brother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nie Fis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wurde nach der Infektion zurück automatisch in die Spritze gezogen, dass man</text:p>
          </table:table-cell>
        </table:table-row>
        <table:table-row table:style-name="ro1">
          <table:table-cell office:value-type="string" calcext:value-type="string">
            <text:p>sich nimmer verletzen kann an der Nadel..</text:p>
          </table:table-cell>
        </table:table-row>
        <table:table-row table:style-name="ro1">
          <table:table-cell office:value-type="string" calcext:value-type="string">
            <text:p>Wir haben solche auch oft im Krankenhaus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m Kri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nie Fischer geht die durch den Kolben zurück? Ernst gemeinte Frag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ika Barb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dith Goehringer z.bsp.Clexanespritzen,da ziehen sich auch die Nadeln in die Spritze ,nach</text:p>
          </table:table-cell>
        </table:table-row>
        <table:table-row table:style-name="ro1">
          <table:table-cell office:value-type="string" calcext:value-type="string">
            <text:p>der Injektion zurück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ne Christian Philippi Mülle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ide Basto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m Kriner https://m.youtube.com/watch?v=FBUP-_AXOK8&amp;feature=youtu.be</text:p>
          </table:table-cell>
        </table:table-row>
        <table:table-row table:style-name="ro1">
          <table:table-cell office:value-type="string" calcext:value-type="string">
            <text:p>BD Integra™ Syringe Instructional video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rk Fab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hin zieht sich denn die Nadel zurück wenn der Kolben unten bleibt???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Antworten</text:p>
          </table:table-cell>
        </table:table-row>
        <table:table-row table:style-name="ro1">
          <table:table-cell office:value-type="string" calcext:value-type="string">
            <text:p>Bettina Silver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ott san des trottln!!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lvio Schob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alles OK so . Die Nadel bleibt drin , so kann man bei der zweiten Impfung direkt wieder</text:p>
          </table:table-cell>
        </table:table-row>
        <table:table-row table:style-name="ro1">
          <table:table-cell office:value-type="string" calcext:value-type="string">
            <text:p>anstöpseln . Gut für Menschen die Angst vor spritzen haben 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sa Linsmay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ater Spritz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ia Koppenber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sa Linsmaye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 Grüb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Spritzen gar nicht in den Arm geht daneben vorbe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leich für die nächste Impfung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s Scher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iner Ahre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t ne Bionadel, löst sich im Körper auf, is doch klar......oder doch nicht 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nö Horvath Kiss Kimirey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iner Ahrens Mench löst sich auf ! Belib übrich dise nadel!!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lacki Jan Herol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spritze und nadel sind ecjt keine sorge... das zeug was aber in der spritze ist trau ich keine</text:p>
          </table:table-cell>
        </table:table-row>
        <table:table-row table:style-name="ro1">
          <table:table-cell office:value-type="string" calcext:value-type="string">
            <text:p>10000000 meter ubern weg.. biotech der impfstoff hersteller hat zum ersten mal ein impfstoff</text:p>
          </table:table-cell>
        </table:table-row>
        <table:table-row table:style-name="ro1">
          <table:table-cell office:value-type="string" calcext:value-type="string">
            <text:p>endwickelt und war davor nur für gentechnik bekannt... ich lass mich auf sicher nicht mit den zeug</text:p>
          </table:table-cell>
        </table:table-row>
        <table:table-row table:style-name="ro1">
          <table:table-cell office:value-type="string" calcext:value-type="string">
            <text:p>genmanipulieren und nano technik in körper ja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kus Herdy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inwegnadeln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metiss Vivien Engel Kuzm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elleic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iner Chip , wird eingebaut wie Roboter</text:p>
          </table:table-cell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ubano Fardak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e haut die nadel garnet in den Arm rein sondern vor/an den Arm.da ist evtl. ein Gegenstand</text:p>
          </table:table-cell>
        </table:table-row>
        <table:table-row table:style-name="ro1">
          <table:table-cell office:value-type="string" calcext:value-type="string">
            <text:p>den die schwester auch kurz festhält. schaut genau hi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jamin Recktenwal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sind Sicherheitsnadeln die sich nach dem Stechvorgang zurückziehen um das</text:p>
          </table:table-cell>
        </table:table-row>
        <table:table-row table:style-name="ro1">
          <table:table-cell office:value-type="string" calcext:value-type="string">
            <text:p>anschließende Verletzungsrisiko auszuschließen ihr Genie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ndy Hoff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jamin Recktenwald Alles Leute vom Fach hier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jamin Recktenwal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ndy Hoffmann Ich als Altenpfleger jedenfalls scho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ndy Hoff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jamin Recktenwald Ich meinte doch nicht dich! Ich meinte die Personen die ihr keine</text:p>
          </table:table-cell>
        </table:table-row>
        <table:table-row table:style-name="ro1">
          <table:table-cell office:value-type="string" calcext:value-type="string">
            <text:p>Ahnung haben und sinnfreie Aussagen treffen. Ich bin auch selbst tätig in der Pfleg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jamin Recktenwal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ndy Hoffmann ja jetz hab ich es auch begriffen</text:p>
          </table:table-cell>
        </table:table-row>
        <table:table-row table:style-name="ro1">
          <table:table-cell office:value-type="string" calcext:value-type="string">
            <text:p>Naja, da weiß man auch weshalb die Zahlen nicht sinken bei soviel Weisheit hi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ndy Hoff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jamin Recktenwald ja, das sag ich auch! Bei uns in Sachsen erst recht nach so einer</text:p>
          </table:table-cell>
        </table:table-row>
        <table:table-row table:style-name="ro1">
          <table:table-cell office:value-type="string" calcext:value-type="string">
            <text:p>Demo war das klar das die Zahlen steigen. Aber was soll man machen. Es gibt solche und</text:p>
          </table:table-cell>
        </table:table-row>
        <table:table-row table:style-name="ro1">
          <table:table-cell office:value-type="string" calcext:value-type="string">
            <text:p>solch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nstantin Ba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ndy Hoffmann Wie funktioniert das hat da mal wer nen link zu. Ernsthafte Frag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jamin Recktenwal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nstantin Bade hab jetz keinen gefunden, aber im Grunde ist es eine ganz einfache Sache:</text:p>
          </table:table-cell>
        </table:table-row>
        <table:table-row table:style-name="ro1">
          <table:table-cell office:value-type="string" calcext:value-type="string">
            <text:p>Nicht die Nadel springt zurück, sondern der Verschluss vorne, dieser ist mit einem</text:p>
          </table:table-cell>
        </table:table-row>
        <table:table-row table:style-name="ro1">
          <table:table-cell office:value-type="string" calcext:value-type="string">
            <text:p>Springmechanismus gesichert und wird bei Druck auf die Haut gelöst. Sobald die Nadel aus</text:p>
          </table:table-cell>
        </table:table-row>
        <table:table-row table:style-name="ro1">
          <table:table-cell office:value-type="string" calcext:value-type="string">
            <text:p>der Haut wieder rausgezogen , und der Verschluss vorne losgelassen wird, springt dieser</text:p>
          </table:table-cell>
        </table:table-row>
        <table:table-row table:style-name="ro1">
          <table:table-cell office:value-type="string" calcext:value-type="string">
            <text:p>quasi über die Nadel drüber, sodass diese dann „unter“ dem Verschluss sitzt. Kommst dann</text:p>
          </table:table-cell>
        </table:table-row>
        <table:table-row table:style-name="ro1">
          <table:table-cell office:value-type="string" calcext:value-type="string">
            <text:p>also nemmer ran und kann dementsprechend auch kein zweites Mal mehr verwendet werden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nja Fusse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jamin Recktenwald ja aber man sieht da ja keinen Verschlus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öllig inkompetent, fachlich gesehen... Prüfung nicht bestanden, exmatrikulier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ta Schrei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 wie meinen sie das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sanne Schmit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il sie sich beim Spritze ansetzen doof dranstellt und den Arm gar nicht trifft, sie steckt die</text:p>
          </table:table-cell>
        </table:table-row>
        <table:table-row table:style-name="ro1">
          <table:table-cell office:value-type="string" calcext:value-type="string">
            <text:p>Nadel hinter dem Arm " angeblich " ein und drückt das Wasser raus und damit die</text:p>
          </table:table-cell>
        </table:table-row>
        <table:table-row table:style-name="ro1">
          <table:table-cell office:value-type="string" calcext:value-type="string">
            <text:p>Fakenadel...Hauptsache Dummdödeldeutscher glaubt es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 Roh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sanne Schmitt Dein Ernst 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sanne Schmit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nau ! Ich habe Augen im Kopf und außerdem arbeiten wir auf Station und sehen echte</text:p>
          </table:table-cell>
        </table:table-row>
        <table:table-row table:style-name="ro1">
          <table:table-cell office:value-type="string" calcext:value-type="string">
            <text:p>Injektionen jeden Ta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sanne Schmit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tsamerweise impft eine Schwester die andere 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d Wolp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 https://www.bd.com/de-de/products/syringes-and-needles/safety-syringes/</text:p>
          </table:table-cell>
        </table:table-row>
        <table:table-row table:style-name="ro1">
          <table:table-cell office:value-type="string" calcext:value-type="string">
            <text:p>integra-retracting-syringe?fbclid=IwAR2LBmQuqoyB7F88A9vAulGeMaUiypRnjQb7RSzV</text:p>
          </table:table-cell>
        </table:table-row>
        <table:table-row table:style-name="ro1">
          <table:table-cell office:value-type="string" calcext:value-type="string">
            <text:p>6rWn8aAv2MiSUFAovVw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Seib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sanne Schmitt scheinbar brauchen Sie ne Nachschulung:)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liver Scho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 beim rausziehen ist keine Nadel mehr zuseh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ta Schreiner gehen wir mal davon aus, das vorher die Einstichstelle desinfiziert wurde</text:p>
          </table:table-cell>
        </table:table-row>
        <table:table-row table:style-name="ro1">
          <table:table-cell office:value-type="string" calcext:value-type="string">
            <text:p>dann ist diese vorgeführte Injektion eine intramuskulare Injektion, üblich für Impfungen ist</text:p>
          </table:table-cell>
        </table:table-row>
        <table:table-row table:style-name="ro1">
          <table:table-cell office:value-type="string" calcext:value-type="string">
            <text:p>subcuta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d Wolper jepp</text:p>
          </table:table-cell>
        </table:table-row>
        <table:table-row table:style-name="ro1">
          <table:table-cell office:value-type="string" calcext:value-type="string">
            <text:p>aber halt nicht bei dieser Vorführung angewende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liver Schoder upps, stimmt</text:p>
          </table:table-cell>
        </table:table-row>
        <table:table-row table:style-name="ro1">
          <table:table-cell office:value-type="string" calcext:value-type="string">
            <text:p>ist mir gar nicht aufgefallen.</text:p>
          </table:table-cell>
        </table:table-row>
        <table:table-row table:style-name="ro1">
          <table:table-cell office:value-type="string" calcext:value-type="string">
            <text:p>Wohl eine Spritze aus der Requisit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tem Mykytyu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 seit wann werden Impfungen (primär) s.c injiziert?^^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tem Mykytyu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 die aktuelle Impfstoff-Tabelle mit Fokus auf den empfohlenen/</text:p>
          </table:table-cell>
        </table:table-row>
        <table:table-row table:style-name="ro1">
          <table:table-cell office:value-type="string" calcext:value-type="string">
            <text:p>vorgeschriebenen Injektionsweg:</text:p>
          </table:table-cell>
        </table:table-row>
        <table:table-row table:style-name="ro1">
          <table:table-cell office:value-type="string" calcext:value-type="string">
            <text:p>https://www.rki.de/DE/Content/Infekt/Impfen/Stichwortliste/G/Injektionsort_Tabelle.pdf?</text:p>
          </table:table-cell>
        </table:table-row>
        <table:table-row table:style-name="ro1">
          <table:table-cell office:value-type="string" calcext:value-type="string">
            <text:p>__blob=publicationFil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liver Scho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be aber gerade erfahren das es solche Spritzen gibt wo die Nadel automatisch zurück</text:p>
          </table:table-cell>
        </table:table-row>
        <table:table-row table:style-name="ro1">
          <table:table-cell office:value-type="string" calcext:value-type="string">
            <text:p>springt,damit keine unabsichtliche Stichverläzung passier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 Li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habe ich auch gehört und hat ja auch jemanden hier schon gepostet, aber wo geht eine so</text:p>
          </table:table-cell>
        </table:table-row>
        <table:table-row table:style-name="ro1">
          <table:table-cell office:value-type="string" calcext:value-type="string">
            <text:p>große nadel denn hin, wie in diesem Fall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tem Mykytyuk bitte lese die Info richtig.... geltend für Patienten mit Gerinnungsstörungen.</text:p>
          </table:table-cell>
        </table:table-row>
        <table:table-row table:style-name="ro1">
          <table:table-cell office:value-type="string" calcext:value-type="string">
            <text:p>Dank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m Kri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tem Mykytyuk hast ja sehr viel Ahnung, kleiner Grisu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tem Mykytyuk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 Lebendimpfstoffe werden tatsächlich meist s.c appliziert, einige Beispiele:</text:p>
          </table:table-cell>
        </table:table-row>
        <table:table-row table:style-name="ro1">
          <table:table-cell office:value-type="string" calcext:value-type="string">
            <text:p>Gelbfieber, Mumps (M), Masern (M), Röteln (R), Varizellen (V), Rotaviren. Totimpfstoffe werden</text:p>
          </table:table-cell>
        </table:table-row>
        <table:table-row table:style-name="ro1">
          <table:table-cell office:value-type="string" calcext:value-type="string">
            <text:p>dagegen I.d.R. in den M. deltoideus (i.m) injiziert, dazu noch ein paar Beispiele: Hepatitis A,</text:p>
          </table:table-cell>
        </table:table-row>
        <table:table-row table:style-name="ro1">
          <table:table-cell office:value-type="string" calcext:value-type="string">
            <text:p>Hepatitis B, Tetanus ,Diphterie, Haemophilus, influenzae Typ b, Poliomyelitis, Pertussis,</text:p>
          </table:table-cell>
        </table:table-row>
        <table:table-row table:style-name="ro1">
          <table:table-cell office:value-type="string" calcext:value-type="string">
            <text:p>Pneumokokken, Meningokokken B, C, ACWY, Influenza, Herpes Zoster, FSME, Cholera, Tollwut,</text:p>
          </table:table-cell>
        </table:table-row>
        <table:table-row table:style-name="ro1">
          <table:table-cell office:value-type="string" calcext:value-type="string">
            <text:p>Typus (intramuskulär)</text:p>
          </table:table-cell>
        </table:table-row>
        <table:table-row table:style-name="ro1">
          <table:table-cell office:value-type="string" calcext:value-type="string">
            <text:p>Japanische Enzephalitis, Humane Papillomaviren (HPV)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dith Walz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wird nur eine Schutzkappe automatisch drüber gezogen wenn die Spritze komplett entleert</text:p>
          </table:table-cell>
        </table:table-row>
        <table:table-row table:style-name="ro1">
          <table:table-cell office:value-type="string" calcext:value-type="string">
            <text:p>wird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ke Mar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 stimmt so nicht ... exmatrikulier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mo Haraz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 selten soviel Blödsinn geles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y Kar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liver Schoder die sehen aber anders au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rcs Év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tem Mykytyuk HAHÓ! Wo ist die Nadel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ander Joseph Herma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d Wolper Nadel geht zuruck nano-chip rein 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sa Mari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capping</text:p>
          </table:table-cell>
        </table:table-row>
        <table:table-row table:style-name="ro1">
          <table:table-cell office:value-type="string" calcext:value-type="string">
            <text:p>dann würde man aber die Kappe sehen weil sie zurückgeht beim impfen da ist</text:p>
          </table:table-cell>
        </table:table-row>
        <table:table-row table:style-name="ro1">
          <table:table-cell office:value-type="string" calcext:value-type="string">
            <text:p>aber keine Kappe drum beim rausholen der Nadel müsste die Kappe zurücksprin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in Sän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seph Hermans das ist ein Din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seph Hermans Das ist auch war die verarschen uns doch die Politiker unser Staat ist am</text:p>
          </table:table-cell>
        </table:table-row>
        <table:table-row table:style-name="ro1">
          <table:table-cell office:value-type="string" calcext:value-type="string">
            <text:p>Ende</text:p>
          </table:table-cell>
        </table:table-row>
        <table:table-row table:style-name="ro1">
          <table:table-cell office:value-type="string" calcext:value-type="string">
            <text:p>Deswegen haben sie mal ganz schnell die ganze Welt bin Corona gelegt ..das ist traurig .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 Lia die müsste bei der Merkel u söda im arm sein denn die haben das grösste</text:p>
          </table:table-cell>
        </table:table-row>
        <table:table-row table:style-name="ro1">
          <table:table-cell office:value-type="string" calcext:value-type="string">
            <text:p>versteckspiel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ngezettelt die Menscheit</text:p>
          </table:table-cell>
        </table:table-row>
        <table:table-row table:style-name="ro1">
          <table:table-cell office:value-type="string" calcext:value-type="string">
            <text:p>Doch alles .....ist trauri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laub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 spring nur die Nadeln im arm mit Chip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sanne Schmitt normalerweise müsstet ihr alle bin karantäne drinn weil ihr eueren</text:p>
          </table:table-cell>
        </table:table-row>
        <table:table-row table:style-name="ro1">
          <table:table-cell office:value-type="string" calcext:value-type="string">
            <text:p>angeblichen Virus nur verbreitert wenn die Kugeln geschlossen werden ....corona gibt es</text:p>
          </table:table-cell>
        </table:table-row>
        <table:table-row table:style-name="ro1">
          <table:table-cell office:value-type="string" calcext:value-type="string">
            <text:p>schon aus denn 1200 Jahrhundert ....ist nur einen Krippe 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t man aus so viel Tara um die Schweine Grippe gemacht nein u um diese hühnergrippe</text:p>
          </table:table-cell>
        </table:table-row>
        <table:table-row table:style-name="ro1">
          <table:table-cell office:value-type="string" calcext:value-type="string">
            <text:p>nein ...wer die hühnergrippe u Schweine Grippe gehabt hat übersteht auch das Corona 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liver Schoder ja wenn man sich gegen tombose spritzt die Nadeln gehen zurück</text:p>
          </table:table-cell>
        </table:table-row>
        <table:table-row table:style-name="ro1">
          <table:table-cell office:value-type="string" calcext:value-type="string">
            <text:p>War leif dabei bei solche Nadeln.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ke Empt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 *Netto, nicht Tar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sanne Schmit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ke Empty Traraaa meint si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ke Empt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 ... und Sie sind der Bewei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ris Gföll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 ist ja egal wohin man spritzt, wenn man eine Fakespritze benutzt, wo die Nadel in</text:p>
          </table:table-cell>
        </table:table-row>
        <table:table-row table:style-name="ro1">
          <table:table-cell office:value-type="string" calcext:value-type="string">
            <text:p>der Spritze versenkt wird. Ein Schauspielkurs wäre da eher empfehlenswert, damit sie den</text:p>
          </table:table-cell>
        </table:table-row>
        <table:table-row table:style-name="ro1">
          <table:table-cell office:value-type="string" calcext:value-type="string">
            <text:p>Umgang mit der Fakespritze lern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ald Neu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 office:value-type="string" calcext:value-type="string">
            <text:p>Das 1200. Jahrhundert ist noch lange nicht, wir leben erst im 21. Jh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m Zet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rcs Éva in der Spritze: https://www.bd.com/de-de/products/syringes-and-needles/safetysyringes/integra-retracting-syringe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rcs Év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 Rohn Google search .... " Thrombosespritzen funktionieren"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Rös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ürde mir einfach ei Placebo spritzen lassen wenn ich wollte das alle glauben sollen das ich</text:p>
          </table:table-cell>
        </table:table-row>
        <table:table-row table:style-name="ro1">
          <table:table-cell office:value-type="string" calcext:value-type="string">
            <text:p>geimpft werde , wäre einfacher und keiner würde es anfechten.</text:p>
          </table:table-cell>
        </table:table-row>
        <table:table-row table:style-name="ro1">
          <table:table-cell office:value-type="string" calcext:value-type="string">
            <text:p>Könnte vielleicht sein daß es Leute gibt die uns das nur Klauenhaft machen wollen das betrogen</text:p>
          </table:table-cell>
        </table:table-row>
        <table:table-row table:style-name="ro1">
          <table:table-cell office:value-type="string" calcext:value-type="string">
            <text:p>wi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sten Karsten Jord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rdula Falk na ja die wird sich gedacht haben einfach rein mit die Scheiße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 Roh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zieht sich zurück, wir befinden uns im Jahr 2020.. man nennt es auch Fortschritt</text:p>
          </table:table-cell>
        </table:table-row>
        <table:table-row table:style-name="ro1">
          <table:table-cell office:value-type="string" calcext:value-type="string">
            <text:p>Jetzt schnell nachschauen ob es das in der heutigen Zeit wirklich gibt...</text:p>
          </table:table-cell>
        </table:table-row>
        <table:table-row table:style-name="ro1">
          <table:table-cell office:value-type="string" calcext:value-type="string">
            <text:p>Wartet, ich mach das für Euch:</text:p>
          </table:table-cell>
        </table:table-row>
        <table:table-row table:style-name="ro1">
          <table:table-cell office:value-type="string" calcext:value-type="string">
            <text:p>Die jetzt bei der Medica in Düsseldorf vorgestellte Spritze des Unternehmens DestroJect</text:p>
          </table:table-cell>
        </table:table-row>
        <table:table-row table:style-name="ro1">
          <table:table-cell office:value-type="string" calcext:value-type="string">
            <text:p>zerstört sich selbst, wenn sie ein zweites Mal aufgezogen wird: Bei der ersten Injektion</text:p>
          </table:table-cell>
        </table:table-row>
        <table:table-row table:style-name="ro1">
          <table:table-cell office:value-type="string" calcext:value-type="string">
            <text:p>verhakt sich der Kolben mit dem Nadelschaft. Zieht man den Kolben zurück, um noch einmal</text:p>
          </table:table-cell>
        </table:table-row>
        <table:table-row table:style-name="ro1">
          <table:table-cell office:value-type="string" calcext:value-type="string">
            <text:p>eine Lösung aufzuziehen, dann zieht man die Nadel in die Spritze mit hinein. Dabei wird sie</text:p>
          </table:table-cell>
        </table:table-row>
        <table:table-row table:style-name="ro1">
          <table:table-cell office:value-type="string" calcext:value-type="string">
            <text:p>zusätzlich abgebrochen, liegt schräg im Schaft und läßt sich nicht mehr herausdrück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 Triend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h ne tolle Sach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Mey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r kolben wurde aber nicht zurückgezo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rle Kond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 Rohn hat sie den kolben zurück gezo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nie Fis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lche Spritzen gibt es schon länger, man muss den Kolben nicht zurückziehen..die Nadel</text:p>
          </table:table-cell>
        </table:table-row>
        <table:table-row table:style-name="ro1">
          <table:table-cell office:value-type="string" calcext:value-type="string">
            <text:p>zieht sich dann automatisch zurück, wenn man weit genug den Koben nach vorne</text:p>
          </table:table-cell>
        </table:table-row>
        <table:table-row table:style-name="ro1">
          <table:table-cell office:value-type="string" calcext:value-type="string">
            <text:p>gedrückt hat... wir haben im Krankenhaus auch solche Fertigspritzen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Müncheber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 Rohn tja lieber Stephan. Schauen Sie sich das Video noch einmal an. Der Kolben</text:p>
          </table:table-cell>
        </table:table-row>
        <table:table-row table:style-name="ro1">
          <table:table-cell office:value-type="string" calcext:value-type="string">
            <text:p>wurde nicht zurück gezogen, so dass sich die Spritze hätte selbst zerstören können. Der</text:p>
          </table:table-cell>
        </table:table-row>
        <table:table-row table:style-name="ro1">
          <table:table-cell office:value-type="string" calcext:value-type="string">
            <text:p>Kolben blieb beim herausziehen der Spritze vorne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elli C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Müncheberg</text:p>
          </table:table-cell>
        </table:table-row>
        <table:table-row table:style-name="ro1">
          <table:table-cell office:value-type="string" calcext:value-type="string">
            <text:p>Vielleicht wäre es ratsam alle Kommentare zu lese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y Weeßtdudochne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ein Quatsch</text:p>
          </table:table-cell>
        </table:table-row>
        <table:table-row table:style-name="ro1">
          <table:table-cell office:value-type="string" calcext:value-type="string">
            <text:p>die Nadel zieht sich zurück</text:p>
          </table:table-cell>
        </table:table-row>
        <table:table-row table:style-name="ro1">
          <table:table-cell office:value-type="string" calcext:value-type="string">
            <text:p>Es gibt Fertigspritzen, wo aber das komplette Innere der Spritze zurückschnellt, damit man</text:p>
          </table:table-cell>
        </table:table-row>
        <table:table-row table:style-name="ro1">
          <table:table-cell office:value-type="string" calcext:value-type="string">
            <text:p>sie in den Hausmüll werfen kann. Aber das im Video ist Verarsche hoch 10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ika Barb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lf Reinhardt äh...die Spritze hat sie vorher auf gezo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Friedr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Meyer Nochmal langsam lesen hilf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Friedr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ff Gall Ganz schon schwierig das zu verstehen, wenn man einen Aluhut aufha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s Irms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Friedrich so ein Aluhut hätte bei Ihnen auch so seine Vorteile. Die Sonne hätte weniger</text:p>
          </table:table-cell>
        </table:table-row>
        <table:table-row table:style-name="ro1">
          <table:table-cell office:value-type="string" calcext:value-type="string">
            <text:p>Angriffsfläche auf die Synaps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y Ydna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 Rohn alles wunderbar! Auch das neueste model scheint toll zu sein. Aber ohne</text:p>
          </table:table-cell>
        </table:table-row>
        <table:table-row table:style-name="ro1">
          <table:table-cell office:value-type="string" calcext:value-type="string">
            <text:p>luftcraus drücken in dem tempo? Frage an die bedienenden des im video sichtbaren models.</text:p>
          </table:table-cell>
        </table:table-row>
        <table:table-row table:style-name="ro1">
          <table:table-cell office:value-type="string" calcext:value-type="string">
            <text:p>Wie weit geht die nadel vor Rückführung unter die haut???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Friedr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s Irmscher Im Gegensatz zu ihnen, verstehe ich technische Zusammenhänge. Ich</text:p>
          </table:table-cell>
        </table:table-row>
        <table:table-row table:style-name="ro1">
          <table:table-cell office:value-type="string" calcext:value-type="string">
            <text:p>brauch keinen. De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rstin Dol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y Weeßtdudochnee Fertispritzen die sich zurück ziehen haben in der Spritze eine kleine</text:p>
          </table:table-cell>
        </table:table-row>
        <table:table-row table:style-name="ro1">
          <table:table-cell office:value-type="string" calcext:value-type="string">
            <text:p>Feder. Gesehen bei Heparin Spritz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ürgen Ren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Meyer https://patents.google.com/patent/DE60102517T2/de</text:p>
          </table:table-cell>
        </table:table-row>
        <table:table-row table:style-name="ro1">
          <table:table-cell office:value-type="string" calcext:value-type="string">
            <text:p>DE60102517T2 - Hypodermische Spritze mit...</text:p>
          </table:table-cell>
        </table:table-row>
        <table:table-row table:style-name="ro1">
          <table:table-cell office:value-type="string" calcext:value-type="string">
            <text:p>patents.google.com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ürgen Ren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patents.google.com/patent/DE60102517T2/de</text:p>
          </table:table-cell>
        </table:table-row>
        <table:table-row table:style-name="ro1">
          <table:table-cell office:value-type="string" calcext:value-type="string">
            <text:p>DE60102517T2 - Hypodermische Spritze mit...</text:p>
          </table:table-cell>
        </table:table-row>
        <table:table-row table:style-name="ro1">
          <table:table-cell office:value-type="string" calcext:value-type="string">
            <text:p>patents.google.com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ürgen Ren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Müncheberg https://patents.google.com/patent/DE60102517T2/de</text:p>
          </table:table-cell>
        </table:table-row>
        <table:table-row table:style-name="ro1">
          <table:table-cell office:value-type="string" calcext:value-type="string">
            <text:p>DE60102517T2 - Hypodermische Spritze mit...</text:p>
          </table:table-cell>
        </table:table-row>
        <table:table-row table:style-name="ro1">
          <table:table-cell office:value-type="string" calcext:value-type="string">
            <text:p>patents.google.com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 Rohn das ist der Chip das man überwacht wird wo man hingeht ..</text:p>
          </table:table-cell>
        </table:table-row>
        <table:table-row table:style-name="ro1">
          <table:table-cell office:value-type="string" calcext:value-type="string">
            <text:p>Fortschritt von Staat..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nie Fischer ja das sind für Diabetiker spritzen da zieht sich die Nadeln zurück ...u</text:p>
          </table:table-cell>
        </table:table-row>
        <table:table-row table:style-name="ro1">
          <table:table-cell office:value-type="string" calcext:value-type="string">
            <text:p>Trompose....die Menschheitist verrückt ... alles kake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ff Gall die denken das wir dumm sind ..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 Hosters Hoster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aut eher so aus als ob sie beim Arm</text:p>
          </table:table-cell>
        </table:table-row>
        <table:table-row table:style-name="ro1">
          <table:table-cell office:value-type="string" calcext:value-type="string">
            <text:p>Vorbei sticht die Nadel mit dem</text:p>
          </table:table-cell>
        </table:table-row>
        <table:table-row table:style-name="ro1">
          <table:table-cell office:value-type="string" calcext:value-type="string">
            <text:p>Daumen abklemmt und dann beim</text:p>
          </table:table-cell>
        </table:table-row>
        <table:table-row table:style-name="ro1">
          <table:table-cell office:value-type="string" calcext:value-type="string">
            <text:p>Zurückziehen vergisst denn den Daumen mit der Nadeln wieder zu lös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 Triend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ulensis Hes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ch seh es auch die sticht hinter dem Oberarm ins,Leere.</text:p>
          </table:table-cell>
        </table:table-row>
        <table:table-row table:style-name="ro1">
          <table:table-cell office:value-type="string" calcext:value-type="string">
            <text:p>Zudem steckst du keine so lange Nadel in den Oberarm, die Nadelspitze käme hinten</text:p>
          </table:table-cell>
        </table:table-row>
        <table:table-row table:style-name="ro1">
          <table:table-cell office:value-type="string" calcext:value-type="string">
            <text:p>wieder raus ins Frei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et Lu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 Hosters Hosters ist vom Film, die Nadel verschwindet in der Spitze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 Hosters Hoster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et Lutz die Nadel kann nicht in der Spritze verschwinden, da sie auf keinen Widerstand</text:p>
          </table:table-cell>
        </table:table-row>
        <table:table-row table:style-name="ro1">
          <table:table-cell office:value-type="string" calcext:value-type="string">
            <text:p>trifft. L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 X San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 Hosters Hosters die ist definitiv neben dem Arm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 Hosters Hoster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 X Sander sag ich do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is Musa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urat Gürcü truee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urat Gürc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is Musat i bin so froh das ma solche aufmerksamen Bürger haben! wacht auf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ulensis Hes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 Hosters Hosters Ich seh das auch so und ich seh noch gu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ybille Wa Ba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 Hosters Hosters genau, das dachte ich auch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rstin Dol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 X Sander aber wo ist jetzt die Nadel hin.....da mach ich mir schon Sorgen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ia Zöchmeis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 der Nadel ist der Chi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ha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rsus Maritimu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ia Zöchmeister hör auf ansonsten haben wir die nächste "Verschwörungstheorie"...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 Ander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in ist es nicht. Genau Ursu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nja Renate Wasin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ia Zöchmeister und das ist so witzig ,ja,ha .Na dann gute Nach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ia Zöchmeis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nja Renate Wasina leider würden diese Theorien zu wenige glauben... Mich impft so</text:p>
          </table:table-cell>
        </table:table-row>
        <table:table-row table:style-name="ro1">
          <table:table-cell office:value-type="string" calcext:value-type="string">
            <text:p>schnell niemand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nja Renate Wasin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ia Zöchmeister Da bekommt man es ja mit der Angst zu tun, wenn man das sieht 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k Jun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Lüge hat viele Fratz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. Bleibt wachsam Patrio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a Nd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ill Gates' DNA ist auch dabei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ia Zöchmeister ja freilich das se uns besser kontrollieren können weil unser Staat an</text:p>
          </table:table-cell>
        </table:table-row>
        <table:table-row table:style-name="ro1">
          <table:table-cell office:value-type="string" calcext:value-type="string">
            <text:p>ertrinken ist...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a Ndra bleibt wachsamm ..die DNA ist doch da das Man schneller gefunden wird</text:p>
          </table:table-cell>
        </table:table-row>
        <table:table-row table:style-name="ro1">
          <table:table-cell office:value-type="string" calcext:value-type="string">
            <text:p>...bleibe wachsam ....n.m.m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a Ndra es kommt eine schlimme Zeit auf uns zu 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iko Ecke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ia Zöchmeister Nein kein Chip diese Spritze scheint ein Fake zu sein. Der Nadel</text:p>
          </table:table-cell>
        </table:table-row>
        <table:table-row table:style-name="ro1">
          <table:table-cell office:value-type="string" calcext:value-type="string">
            <text:p>Korpus verschwindet in der Spritze. Hab Video aus Ausland geseh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briele Granat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ia Zöchmeister haargenau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briele Granat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a Ndra ja der Billy boy hat's in sich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MG STEH UNS BE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a Nd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briele Granata nicht das wir nach der Impfung alle von ihm schwanger sind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yriam Repp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so ihr wisst schon, dass diese Spritze einen automatischen Rückzug der Nadel hat... und zwar zu</text:p>
          </table:table-cell>
        </table:table-row>
        <table:table-row table:style-name="ro1">
          <table:table-cell office:value-type="string" calcext:value-type="string">
            <text:p>sicherheitszwecken... sobald alles reingegedrückt ist, zieht sich die Nadel automatisch in die Spritze</text:p>
          </table:table-cell>
        </table:table-row>
        <table:table-row table:style-name="ro1">
          <table:table-cell office:value-type="string" calcext:value-type="string">
            <text:p>zurück.. hab das mit sehr vielen Spritzen, welche ich mir Spritzen muss...Wenn man das Video</text:p>
          </table:table-cell>
        </table:table-row>
        <table:table-row table:style-name="ro1">
          <table:table-cell office:value-type="string" calcext:value-type="string">
            <text:p>vergrößert sieht man das auch... Ich finde das echt bedenklich, dass ihr tatsächlich glaubt die Nadel</text:p>
          </table:table-cell>
        </table:table-row>
        <table:table-row table:style-name="ro1">
          <table:table-cell office:value-type="string" calcext:value-type="string">
            <text:p>bleibt im Körper.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lger Em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chpersonal beurteilt wieder... ich bin kein Freund des impfens ... aber seit fast 26 Jahren</text:p>
          </table:table-cell>
        </table:table-row>
        <table:table-row table:style-name="ro1">
          <table:table-cell office:value-type="string" calcext:value-type="string">
            <text:p>Pfleger... bei den neuen Spritzen (i.m. oder Antithrombose Spritzen) zieht sich nach dem</text:p>
          </table:table-cell>
        </table:table-row>
        <table:table-row table:style-name="ro1">
          <table:table-cell office:value-type="string" calcext:value-type="string">
            <text:p>Spritzen...die Nadel zurück... heisdt wird in die spritze hinein, zurück gezogen... hier ist kein Fake</text:p>
          </table:table-cell>
        </table:table-row>
        <table:table-row table:style-name="ro1">
          <table:table-cell office:value-type="string" calcext:value-type="string">
            <text:p>zu sehen... solch spritzen und Nadeln kann man googeln oder auf YouTube ansehen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ja Thomas Feld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lger Emich Dann hätte aber der Kolben der Spritze zurück gezogen werden müssen oder</text:p>
          </table:table-cell>
        </table:table-row>
        <table:table-row table:style-name="ro1">
          <table:table-cell office:value-type="string" calcext:value-type="string">
            <text:p>liege ich da falsch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lger Em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ja Thomas Feldt nein... der kolben bleibt drinn und die Nadel zieht sich auch hinein... siehe</text:p>
          </table:table-cell>
        </table:table-row>
        <table:table-row table:style-name="ro1">
          <table:table-cell office:value-type="string" calcext:value-type="string">
            <text:p>clexane spritz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lger Em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ja Thomas Feldt https://youtu.be/exFs3sqnP7o</text:p>
          </table:table-cell>
        </table:table-row>
        <table:table-row table:style-name="ro1">
          <table:table-cell office:value-type="string" calcext:value-type="string">
            <text:p>THROMBOSE-SPRITZE in den Oberschenkel...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ja Thomas Feld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lger Emich ist doch ein ganz anderer Typ Spritze, da verstehe ich es ja, da schiebt sich</text:p>
          </table:table-cell>
        </table:table-row>
        <table:table-row table:style-name="ro1">
          <table:table-cell office:value-type="string" calcext:value-type="string">
            <text:p>was über die Spritzer ne geht nicht nach innen oder täusche ich mich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lger Em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ja Thomas Feldt gibt es bei den kleineren auch ...das Video sollte es nur veranschauliche</text:p>
          </table:table-cell>
        </table:table-row>
        <table:table-row table:style-name="ro1"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rnd Krau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llywood läßt Grüßen</text:p>
          </table:table-cell>
        </table:table-row>
        <table:table-row table:style-name="ro1">
          <table:table-cell office:value-type="string" calcext:value-type="string">
            <text:p>Spritze wie im Film</text:p>
          </table:table-cell>
        </table:table-row>
        <table:table-row table:style-name="ro1">
          <table:table-cell office:value-type="string" calcext:value-type="string">
            <text:p>mit Feder die sich nach innen schiebt und</text:p>
          </table:table-cell>
        </table:table-row>
        <table:table-row table:style-name="ro1">
          <table:table-cell office:value-type="string" calcext:value-type="string">
            <text:p>wenn man sie entfernt, sollte eigentlich die Nadel nach außen gedrückt werden</text:p>
          </table:table-cell>
        </table:table-row>
        <table:table-row table:style-name="ro1">
          <table:table-cell office:value-type="string" calcext:value-type="string">
            <text:p>Hat wohl</text:p>
          </table:table-cell>
        </table:table-row>
        <table:table-row table:style-name="ro1">
          <table:table-cell office:value-type="string" calcext:value-type="string">
            <text:p>nicht geklapp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tjana Rieß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ch würde eher sagen das das keine richtige spritze ist eine art Attrappe,man würde die Kanüle</text:p>
          </table:table-cell>
        </table:table-row>
        <table:table-row table:style-name="ro1">
          <table:table-cell office:value-type="string" calcext:value-type="string">
            <text:p>im Oberarm stecken seh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Blümel-Scher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tjana Rießner Ganz schön viel Ahnung haben sie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tjana Rieß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Blümel-Scherer ja das hab ich tatsächlich.</text:p>
          </table:table-cell>
        </table:table-row>
        <table:table-row table:style-name="ro1">
          <table:table-cell office:value-type="string" calcext:value-type="string">
            <text:p>fraglich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b das Video echt ist , ist natürl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hkelzen Nasuf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für die Leute die Eisenmangel hab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ky Velthui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hkelzen ich schei mich we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udmilla Honigsüß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ster Kommentar!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ra Henr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nn man hier manche Kommentare liest, weiß man, dass nicht Corona oder Impfungen die</text:p>
          </table:table-cell>
        </table:table-row>
        <table:table-row table:style-name="ro1">
          <table:table-cell office:value-type="string" calcext:value-type="string">
            <text:p>Menschen ausrotten werden</text:p>
          </table:table-cell>
        </table:table-row>
        <table:table-row table:style-name="ro1">
          <table:table-cell office:value-type="string" calcext:value-type="string">
            <text:p>Einmal-Spritzen haben im heutigen Zeitalter einen Mechanismus, bei dem die Nadel nach der</text:p>
          </table:table-cell>
        </table:table-row>
        <table:table-row table:style-name="ro1">
          <table:table-cell office:value-type="string" calcext:value-type="string">
            <text:p>Injektion in die Spritze eingezogen wird. Das dient der Sicherheit bei der anschließenden</text:p>
          </table:table-cell>
        </table:table-row>
        <table:table-row table:style-name="ro1">
          <table:table-cell office:value-type="string" calcext:value-type="string">
            <text:p>Entsorgung, da es häufig vorkommt, dass sich Personal an den benutzten Spritzen sticht, was</text:p>
          </table:table-cell>
        </table:table-row>
        <table:table-row table:style-name="ro1">
          <table:table-cell office:value-type="string" calcext:value-type="string">
            <text:p>ja nicht immer gut ist ( Stichwort Übertragung von bösen Krankheiten). Somit ist dieser Gefahr</text:p>
          </table:table-cell>
        </table:table-row>
        <table:table-row table:style-name="ro1">
          <table:table-cell office:value-type="string" calcext:value-type="string">
            <text:p>vorgebeugt und man spart sich zusätzlich sichere Abwurfbehälter, weil man die Spritzen</text:p>
          </table:table-cell>
        </table:table-row>
        <table:table-row table:style-name="ro1">
          <table:table-cell office:value-type="string" calcext:value-type="string">
            <text:p>einfach im Müll entsorgen kann.</text:p>
          </table:table-cell>
        </table:table-row>
        <table:table-row table:style-name="ro1">
          <table:table-cell office:value-type="string" calcext:value-type="string">
            <text:p>So, und nun weiter mit den wilden Verschwörun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 Lig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ra Henrich bei der Spritze aber nich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bastian Knoblo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ra Henrich du hast die Intelligenz auch mit dem Löffel gefressen oder?,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ra Henr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bastian Knobloch was ist dein Problem??? Hab ich wen beleidigt? Ich arbeite ganz</text:p>
          </table:table-cell>
        </table:table-row>
        <table:table-row table:style-name="ro1">
          <table:table-cell office:value-type="string" calcext:value-type="string">
            <text:p>zufällig mit solchen Spritzen wie oben beschrieben, und nu? Kann ja keiner was dafür,</text:p>
          </table:table-cell>
        </table:table-row>
        <table:table-row table:style-name="ro1">
          <table:table-cell office:value-type="string" calcext:value-type="string">
            <text:p>wenn Leute sowas nicht kennen, darf man ja aber wohl noch erklären, oder?? Muss man</text:p>
          </table:table-cell>
        </table:table-row>
        <table:table-row table:style-name="ro1">
          <table:table-cell office:value-type="string" calcext:value-type="string">
            <text:p>da gleich blöd werden?? Dumme Sprüche zeugen halt leider nicht wirklich von Intelligen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 office:value-type="string" calcext:value-type="string">
            <text:p>2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Manuel Schie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eine schon wie da "gestochen" wird kommt kommt mir komisch vor, so rammt ja kein Arzt die</text:p>
          </table:table-cell>
        </table:table-row>
        <table:table-row table:style-name="ro1">
          <table:table-cell office:value-type="string" calcext:value-type="string">
            <text:p>Spritze rein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t I. Csuka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Manuel Schieder sie hat die Nadel mit dem Daumen festgehalten und dabei aus</text:p>
          </table:table-cell>
        </table:table-row>
        <table:table-row table:style-name="ro1">
          <table:table-cell office:value-type="string" calcext:value-type="string">
            <text:p>Versehen abgezogen. Es sollte den Anschein einer Impfung haben. Beklopp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ia Koppenberge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Blümel-Scher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Manuel Schieder alles Ärzte hier wie ich sehe, die schon mal selbst eine Impfung</text:p>
          </table:table-cell>
        </table:table-row>
        <table:table-row table:style-name="ro1">
          <table:table-cell office:value-type="string" calcext:value-type="string">
            <text:p>durchgeführt habe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Manuel Schie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Blümel-Scherer und warum meinst du mich???</text:p>
          </table:table-cell>
        </table:table-row>
        <table:table-row table:style-name="ro1">
          <table:table-cell office:value-type="string" calcext:value-type="string">
            <text:p>Ich habe eine siple Frage gestellt..............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sef Feicht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Turner die sind die Nadeln wie es Stephan Rohn erklärt, er weiß wenigstens bescheid.</text:p>
          </table:table-cell>
        </table:table-row>
        <table:table-row table:style-name="ro1">
          <table:table-cell office:value-type="string" calcext:value-type="string">
            <text:p>Aber Überwachungsstaat! Die nadel bleibt im Körper!!! Die nadel ist der Chip!! Wahnsinn wie</text:p>
          </table:table-cell>
        </table:table-row>
        <table:table-row table:style-name="ro1">
          <table:table-cell office:value-type="string" calcext:value-type="string">
            <text:p>ungebildet manche sind... Es ist Fortschritt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queline Jtz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sef Feicht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sef Feicht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queline Jtzk danke, endlich jemand der es versteht und keine Angst schüren will dank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queline Jtz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sef Feichtner unfassbar wie wenige vorher recherchieren oder? Uns „schafen“ wird</text:p>
          </table:table-cell>
        </table:table-row>
        <table:table-row table:style-name="ro1">
          <table:table-cell office:value-type="string" calcext:value-type="string">
            <text:p>gesagt wir sollen unser eigenes gehirn anstrengen und nicht einfach den medien glauben was tun die menschen denn hier bitte</text:p>
          </table:table-cell>
        </table:table-row>
        <table:table-row table:style-name="ro1">
          <table:table-cell office:value-type="string" calcext:value-type="string">
            <text:p>Direkt auf diesen zug raufspringen ohne quelle anstatt 5 Minuten bei google in die tasten zu hauen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sef Feicht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queline Jtzk ganz genau du sagst es, nicht den Medien glauben rufen sie aber dann nicht</text:p>
          </table:table-cell>
        </table:table-row>
        <table:table-row table:style-name="ro1">
          <table:table-cell office:value-type="string" calcext:value-type="string">
            <text:p>recherchieren und einfach nur Hass und Unruhe schüren dass sich ja bloß keiner impft</text:p>
          </table:table-cell>
        </table:table-row>
        <table:table-row table:style-name="ro1">
          <table:table-cell office:value-type="string" calcext:value-type="string">
            <text:p>sehr schade alle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otto Silvan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 !!! Und da drinnen ist ein Microchip dass von weiten aktiviert werden kann so wird man zu</text:p>
          </table:table-cell>
        </table:table-row>
        <table:table-row table:style-name="ro1">
          <table:table-cell office:value-type="string" calcext:value-type="string">
            <text:p>Roboter verwandelt und Erobern so die ganze Welt und auch die Planet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 Gra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ür mich sieht es so aus als würde die am Arm vorbei spritz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Baschtar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ckt noch in der silicon Brust fes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talie Leonhard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 sieht nach einem Chip aus. Das kann man aus der Bibel in Ofenbahrung 13 durchlesen. Die</text:p>
          </table:table-cell>
        </table:table-row>
        <table:table-row table:style-name="ro1">
          <table:table-cell office:value-type="string" calcext:value-type="string">
            <text:p>Zeit mit dem Schuppen ist gekomm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onie Riek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ute, das sind "safety syringes" die seit über einem Jahrzehnt weitverbreitet in Verwendung sind</text:p>
          </table:table-cell>
        </table:table-row>
        <table:table-row table:style-name="ro1">
          <table:table-cell office:value-type="string" calcext:value-type="string">
            <text:p>So viel Dummheit und Ignoranz wie hier versammelt ist muss doch echt weh tu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 Hert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 sollte den Fotografen und Filmern mal vorher sagen daß es Fake ist bei dieser Impfung das</text:p>
          </table:table-cell>
        </table:table-row>
        <table:table-row table:style-name="ro1">
          <table:table-cell office:value-type="string" calcext:value-type="string">
            <text:p>sie vorher abbrechen mit Film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uhamed Puška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ralem Fazlovic die Nad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leibt also auch im Körper gei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ralem Fazl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uhamed Puškar Hamm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trovic Dalibo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rmalerweise müssten die Leute auf die Straße .. Und demonstrier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ky Yvon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trovic richtig....aber tun sie dies, werden sie als Querdenker, Nazis usw deklariert! Die</text:p>
          </table:table-cell>
        </table:table-row>
        <table:table-row table:style-name="ro1">
          <table:table-cell office:value-type="string" calcext:value-type="string">
            <text:p>Menschen haben zu viel Angs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queline Jtz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trovic Dalibor demonstrieren wegen sicherheitsnadeln?</text:p>
          </table:table-cell>
        </table:table-row>
        <table:table-row table:style-name="ro1">
          <table:table-cell office:value-type="string" calcext:value-type="string">
            <text:p>ist ne ganz tolle erfindung, um</text:p>
          </table:table-cell>
        </table:table-row>
        <table:table-row table:style-name="ro1">
          <table:table-cell office:value-type="string" calcext:value-type="string">
            <text:p>verletzungen des personals und die übertragung von infektionskrankheiten zu verhindern....</text:p>
          </table:table-cell>
        </table:table-row>
        <table:table-row table:style-name="ro1">
          <table:table-cell office:value-type="string" calcext:value-type="string">
            <text:p>das hätte dich 2 minuten googlen gekoste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queline Jtz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ky Yvonne nein die Menschen informieren sich vorher richtig und glauben nicht jedem video,</text:p>
          </table:table-cell>
        </table:table-row>
        <table:table-row table:style-name="ro1">
          <table:table-cell office:value-type="string" calcext:value-type="string">
            <text:p>was als entlarvung dargestellt wird. Google mal sicherheitsnadel - dauert 2 minuten. Das hat</text:p>
          </table:table-cell>
        </table:table-row>
        <table:table-row table:style-name="ro1">
          <table:table-cell office:value-type="string" calcext:value-type="string">
            <text:p>nichts mit angst zu tun, sondern verstand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 Ri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gen Fake-News demonstrieren? Gute Idee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randy Gerhar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trovic Dalibor genau und am besten ohne Maske du Superheld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uzana Vejin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s Denken sie sich dabei? Das wir bescheuert sind 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queline Jtz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uzana Vejinovic die denken, dass wir schlau genug sind google benutzen können: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k Pfeiff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queline Jtzk bringt nix solchen Leuten sowas zu erklären oder zu zeigen weil die in ihrer</text:p>
          </table:table-cell>
        </table:table-row>
        <table:table-row table:style-name="ro1">
          <table:table-cell office:value-type="string" calcext:value-type="string">
            <text:p>Schachtel sitzen und nur einmal am tag auf fake News gucken.... aber trozdem danke das du</text:p>
          </table:table-cell>
        </table:table-row>
        <table:table-row table:style-name="ro1">
          <table:table-cell office:value-type="string" calcext:value-type="string">
            <text:p>ned aufgibst die Menschliche Dummheit zu minimier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Blümel-Scher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uzana Vejinovic haha ja dumme glauben einfach so viel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rnadette Mül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ch glaube das die Nadel drinnen bleibt, damit sie nicht in der Impfstation zum infektiösen</text:p>
          </table:table-cell>
        </table:table-row>
        <table:table-row table:style-name="ro1">
          <table:table-cell office:value-type="string" calcext:value-type="string">
            <text:p>Sondermüll kommt. Kann ja jeder selbst entsorg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ed Sonnenste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 ist die Nadel geblieben 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rstin Dol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definitiv keine Einwegspritze, die sehen ganz anders aus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k Dichtia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i ne Atrose spritze sieht man die Nadel nach dem einstechen auch nicht meh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rs Bergwe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t der Geschwindigkeit hab ich nicht eine einzige Impfung bekommen. Und mein Impfpass ist</text:p>
          </table:table-cell>
        </table:table-row>
        <table:table-row table:style-name="ro1">
          <table:table-cell office:value-type="string" calcext:value-type="string">
            <text:p>rappelvoll. Sehr unglaubwürdig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lette Dontign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'est merveiieux ses vaccins la quel écuson sur son uniforme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ubertus Ramp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s ist doch eindeutig ein Chip Implantat.</text:p>
          </table:table-cell>
        </table:table-row>
        <table:table-row table:style-name="ro1">
          <table:table-cell office:value-type="string" calcext:value-type="string">
            <text:p>Haben doch schon viel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Ste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so herrlich, die ganzen Leute die noch nie eine Sicherheitskanüle gesehen haben und ihre 3</text:p>
          </table:table-cell>
        </table:table-row>
        <table:table-row table:style-name="ro1">
          <table:table-cell office:value-type="string" calcext:value-type="string">
            <text:p>Hirnwindungen nicht genug Rechenleistung aufbringt glauben gleich an den nächsten Schritt einer</text:p>
          </table:table-cell>
        </table:table-row>
        <table:table-row table:style-name="ro1">
          <table:table-cell office:value-type="string" calcext:value-type="string">
            <text:p>Verschwörung. Genau die Leute hätten im Mittelalter erstmal jemanden angezündet und als Hexe</text:p>
          </table:table-cell>
        </table:table-row>
        <table:table-row table:style-name="ro1">
          <table:table-cell office:value-type="string" calcext:value-type="string">
            <text:p>betitelt weil sie etwas nicht verstehen oder sich vorstellen könn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ke Lan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so, wenn man ganz genau hinschaut, ist nichts in der Spritze.</text:p>
          </table:table-cell>
        </table:table-row>
        <table:table-row table:style-name="ro1">
          <table:table-cell office:value-type="string" calcext:value-type="string">
            <text:p>Es kann ein Testdurchlauf sein, wo der gesamte Ablauf der Impfungen imitiert wird. Vielleicht sollte</text:p>
          </table:table-cell>
        </table:table-row>
        <table:table-row table:style-name="ro1">
          <table:table-cell office:value-type="string" calcext:value-type="string">
            <text:p>man wirklich nicht immer etwas glaub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ra U Kle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öllig lächerlich ...wieder eine Filmspritze bei der die Nadel zurückgesteckt wird in die Kanüle ....wird</text:p>
          </table:table-cell>
        </table:table-row>
        <table:table-row table:style-name="ro1">
          <table:table-cell office:value-type="string" calcext:value-type="string">
            <text:p>in Filmen verwendet !!!! Einfach nur noch lächerlich für wie dumm " Die" uns halten...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ra Davi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hin setzt sie die Spritze? In diesen Arm jedenfalls nich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ilde Föt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t das nicht sehr wenig Serum , was da gespritzt wird ? Die Fläschen schauen nach mehr Inhalt</text:p>
          </table:table-cell>
        </table:table-row>
        <table:table-row table:style-name="ro1">
          <table:table-cell office:value-type="string" calcext:value-type="string">
            <text:p>aus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Blümel-Scher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ilde Fötsch die Flaschen bestehen aus 6 Impfdosen, die werden entnommen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Morgan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y're planting chips in everyone it's not the vaccine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chard Glotz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nennt man Nadelschutz, da ist ne Feder drinn und zieht die Kanüle zurück. Wenn ihr auf</text:p>
          </table:table-cell>
        </table:table-row>
        <table:table-row table:style-name="ro1">
          <table:table-cell office:value-type="string" calcext:value-type="string">
            <text:p>Pause drückt seht ihr die Feder nach dem verabreich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thalie Trudea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'est une aiguille rétractable après injection...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fred Sei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schenspielerei der Finger auf der Rückseite, da wo die Nadel wirklich hingeht ins leere, hält auch</text:p>
          </table:table-cell>
        </table:table-row>
        <table:table-row table:style-name="ro1">
          <table:table-cell office:value-type="string" calcext:value-type="string">
            <text:p>die Nadel fest . Dumm gelaufen die Fake Injektio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guzhan Dog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fake, die komplette Spritze müsste im Arm bleib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y Schul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s ist bestimmt der "Placebo" Impfstoff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laus Dolez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Quelle, ganzes Video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ti De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nn man eine Flüssigkeit derart schnell ins Gewebe drücken? Finde die Geschwindigkeit</text:p>
          </table:table-cell>
        </table:table-row>
        <table:table-row table:style-name="ro1">
          <table:table-cell office:value-type="string" calcext:value-type="string">
            <text:p>unrealistisch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ie Köh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bt es den Chip gleich inklusive?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uela Burgar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geht in die Spritze zurück. Gebe mir alle 14 Tage ein für Blut Bild verbesserun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nate Strob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da mit spielen bei sowas sind mehr als lächerlich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no Angla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 ist denn auf einmal die Nadel ???????</text:p>
          </table:table-cell>
        </table:table-row>
        <table:table-row table:style-name="ro1">
          <table:table-cell office:value-type="string" calcext:value-type="string">
            <text:p>11 M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sunta Viscon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in zwar kein Arzt oder sowas in der Richtung, aber die Nadel zieht sich nach der Impfung sofort</text:p>
          </table:table-cell>
        </table:table-row>
        <table:table-row table:style-name="ro1">
          <table:table-cell office:value-type="string" calcext:value-type="string">
            <text:p>zurück. Ist halt sicher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inrike Kosch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sticht doch gar nicht in den Arm sondern daneben vorbei, glauben wohl das das Volk schon total</text:p>
          </table:table-cell>
        </table:table-row>
        <table:table-row table:style-name="ro1">
          <table:table-cell office:value-type="string" calcext:value-type="string">
            <text:p>verblödet is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ele Benign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 a rien dans la seringue qu ils arrêtent de nous prendre pour des cons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id Schmi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ny Freiberg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ack die nadel bleibt im Körper</text:p>
          </table:table-cell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mes Scot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ct checkers, maybe you should take a close look at the video again especially when the needle is</text:p>
          </table:table-cell>
        </table:table-row>
        <table:table-row table:style-name="ro1">
          <table:table-cell office:value-type="string" calcext:value-type="string">
            <text:p>withdrawn.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0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laus Rüp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lange lassen wir uns noch verarschen die Regierung verzichtet zum Wohl der Bevölkerung auf</text:p>
          </table:table-cell>
        </table:table-row>
        <table:table-row table:style-name="ro1">
          <table:table-cell office:value-type="string" calcext:value-type="string">
            <text:p>die Impfung aber auf ihren Corona Bonus verzichten diese Gauner nich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hanna Rast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 gibt Sicherheits-spritzen bei denen die nadel nach der Nutzung im kolben festgesetzt wird, damit</text:p>
          </table:table-cell>
        </table:table-row>
        <table:table-row table:style-name="ro1">
          <table:table-cell office:value-type="string" calcext:value-type="string">
            <text:p>das verletzungs- und infektionsrisiko für diejenigen gesenkt wird die sich um die entsorgung kümmern</text:p>
          </table:table-cell>
        </table:table-row>
        <table:table-row table:style-name="ro1">
          <table:table-cell office:value-type="string" calcext:value-type="string">
            <text:p>müssen... Auch relativ üblich bei zb Thrombosespritzen... Just sayin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ra Mans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on mal was von Nadel Schutz gehört? Ist ein Mechanismus, die Nadel springt zurück, so kann</text:p>
          </table:table-cell>
        </table:table-row>
        <table:table-row table:style-name="ro1">
          <table:table-cell office:value-type="string" calcext:value-type="string">
            <text:p>sich niemand verletzen beim entsorgen, aber denken is nicht jedermanns Sach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bias Bruno Rei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was nennt man schutzmechanismus das heißt die nadel wird von einer Kappe nach der Injektion</text:p>
          </table:table-cell>
        </table:table-row>
        <table:table-row table:style-name="ro1">
          <table:table-cell office:value-type="string" calcext:value-type="string">
            <text:p>umschlossen</text:p>
          </table:table-cell>
        </table:table-row>
        <table:table-row table:style-name="ro1">
          <table:table-cell office:value-type="string" calcext:value-type="string">
            <text:p>manche Kommentare sind echt sinnlos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nate Föhli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eht aber sehr unprofessionell aus was die da macht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abell Klei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sind Sicherheitsspritzen. Die rutschen nach dem drücken in den Innenteil, damit sich nach dem</text:p>
          </table:table-cell>
        </table:table-row>
        <table:table-row table:style-name="ro1">
          <table:table-cell office:value-type="string" calcext:value-type="string">
            <text:p>Benutzen kein weiterer an der Nadel stechen kann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thalie-p Vigneaul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arquez qu'on voit jamais l aiguille rentrer directement dans la peau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ald Grollmi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b garnicht gewußt das man Impfen kann indem man neben dem Arm einsicht und beim</text:p>
          </table:table-cell>
        </table:table-row>
        <table:table-row table:style-name="ro1">
          <table:table-cell office:value-type="string" calcext:value-type="string">
            <text:p>herausziehen die Nadel dann Unsichtbar wird , der Film ist ne Gute Verarsche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un Looijma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 zijn spuiten ontwikkeld die de naald de spuit intrekt op het moment dat de zg vloeistof eruit wordt</text:p>
          </table:table-cell>
        </table:table-row>
        <table:table-row table:style-name="ro1">
          <table:table-cell office:value-type="string" calcext:value-type="string">
            <text:p>geperst</text:p>
          </table:table-cell>
        </table:table-row>
        <table:table-row table:style-name="ro1">
          <table:table-cell office:value-type="string" calcext:value-type="string">
            <text:p>. (Die er dus nooit uitgaat)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ly Bab T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ine Impfung die nicht schützt sondern die nur dafür sorgt wenn du es bekommst es nicht so doll wird</text:p>
          </table:table-cell>
        </table:table-row>
        <table:table-row table:style-name="ro1">
          <table:table-cell office:value-type="string" calcext:value-type="string">
            <text:p>ist .</text:p>
          </table:table-cell>
        </table:table-row>
        <table:table-row table:style-name="ro1">
          <table:table-cell office:value-type="string" calcext:value-type="string">
            <text:p>Soll die Zahlen senken 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kou Lumiè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’aiguille est où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ΚΩΝΣΤΑΝΤΙΝΟΣ ΜΗΤΟΥΔΗΣ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Για λόγους ασφαλείας υπάρχουν τέτοιες σύριγγες οκ.οποιος δεν Ξέρει τρομάζει. Αλλά αυτό δεν με</text:p>
          </table:table-cell>
        </table:table-row>
        <table:table-row table:style-name="ro1">
          <table:table-cell office:value-type="string" calcext:value-type="string">
            <text:p>φάτνη για να το κάνω.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ja Vieri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würde ich zum ersten Mal sagen, Fake, die Nadel ist weg retuschiert worden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eke van He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 naald had weer naar buiten moeten springen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slukte truc. Stelletje idiote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lian Mül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ier wäre etwas Recherche notwendig...</text:p>
          </table:table-cell>
        </table:table-row>
        <table:table-row table:style-name="ro1">
          <table:table-cell office:value-type="string" calcext:value-type="string">
            <text:p>Es handelt sich bei der Spritze um eine sogenannte Sicherheitsspritze, die die Nadel automatisch</text:p>
          </table:table-cell>
        </table:table-row>
        <table:table-row table:style-name="ro1">
          <table:table-cell office:value-type="string" calcext:value-type="string">
            <text:p>einzieht um Verletzungen durch die herausstehende Nadel zu vermeiden.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bei noch das Anleitungsvideo für die Spritze:</text:p>
          </table:table-cell>
        </table:table-row>
        <table:table-row table:style-name="ro1">
          <table:table-cell office:value-type="string" calcext:value-type="string">
            <text:p>https://youtu.be/3a91i3EjWAc</text:p>
          </table:table-cell>
        </table:table-row>
        <table:table-row table:style-name="ro1">
          <table:table-cell office:value-type="string" calcext:value-type="string">
            <text:p>BD Integra™ Syringe Instructional video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iljana Blidare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lian Müller genau so ist es. es gibt so viele Nadelstichverletzungen in der Pflege</text:p>
          </table:table-cell>
        </table:table-row>
        <table:table-row table:style-name="ro1">
          <table:table-cell office:value-type="string" calcext:value-type="string">
            <text:p>noch immer</text:p>
          </table:table-cell>
        </table:table-row>
        <table:table-row table:style-name="ro1">
          <table:table-cell office:value-type="string" calcext:value-type="string">
            <text:p>11 M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i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o Fun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sind Fernsehen und Filme Requisit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os Zoi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kapieren nicht das die Menschen momentan jede kleinste Bewegung von denen schauen dass</text:p>
          </table:table-cell>
        </table:table-row>
        <table:table-row table:style-name="ro1">
          <table:table-cell office:value-type="string" calcext:value-type="string">
            <text:p>denn Menschen nichts entgeht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nnie Kamp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ar is de naald?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of Schmur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nn man das Video auf Pause stellt, und dann über den Zeitbalken langsam weiter bewegt, sieht</text:p>
          </table:table-cell>
        </table:table-row>
        <table:table-row table:style-name="ro1">
          <table:table-cell office:value-type="string" calcext:value-type="string">
            <text:p>man wie sich die Nadel auf wundersame Weise verändert. Ich habe ehrlich gesagt schon bessere</text:p>
          </table:table-cell>
        </table:table-row>
        <table:table-row table:style-name="ro1">
          <table:table-cell office:value-type="string" calcext:value-type="string">
            <text:p>Fakes geseh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ryan Bouw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 if it were real; she's breaking every single vessel near that point injecting it so hard. Amateur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 Op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 Hollywood lasst grüßen...</text:p>
          </table:table-cell>
        </table:table-row>
        <table:table-row table:style-name="ro1">
          <table:table-cell office:value-type="string" calcext:value-type="string">
            <text:p>eine Nadel nach dem Einstich verschwinden zu lassen, ist Software technisch keine große Meister</text:p>
          </table:table-cell>
        </table:table-row>
        <table:table-row table:style-name="ro1">
          <table:table-cell office:value-type="string" calcext:value-type="string">
            <text:p>Leistung</text:p>
          </table:table-cell>
        </table:table-row>
        <table:table-row table:style-name="ro1">
          <table:table-cell office:value-type="string" calcext:value-type="string">
            <text:p>Man kann ganze Filme mit Software erstellen. Da ist es auch kein Problem, eine Nadel zur</text:p>
          </table:table-cell>
        </table:table-row>
        <table:table-row table:style-name="ro1">
          <table:table-cell office:value-type="string" calcext:value-type="string">
            <text:p>propaganda verschwinden zu las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ch nie was von Photoshop / Premiere Pro gehört? Ganz normale Programme die ein Otto normal</text:p>
          </table:table-cell>
        </table:table-row>
        <table:table-row table:style-name="ro1">
          <table:table-cell office:value-type="string" calcext:value-type="string">
            <text:p>Verbraucher anwenden kan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ander Stauba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die Antenne von dem Chi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op Sem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t das ein Chip was iss sehe erst wenn die Nadeln</text:p>
          </table:table-cell>
        </table:table-row>
        <table:table-row table:style-name="ro1">
          <table:table-cell office:value-type="string" calcext:value-type="string">
            <text:p>mal genau hin Leute das ist ein Chi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g ist ist das schwarze auch weg sie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udi Gart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 sieht man das das es fotoshop ist???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uido Fech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nn denn jetzt auch mal nach der Erklärung, ja die Wissenschaft steht nicht still , der</text:p>
          </table:table-cell>
        </table:table-row>
        <table:table-row table:style-name="ro1">
          <table:table-cell office:value-type="string" calcext:value-type="string">
            <text:p>Űberschriftentexter dieses Post Reue zeigen und hier nicht die Unwissenden weiter dumme</text:p>
          </table:table-cell>
        </table:table-row>
        <table:table-row table:style-name="ro1">
          <table:table-cell office:value-type="string" calcext:value-type="string">
            <text:p>Bemerkungen, nun ja peinlicherweise, reinstreuen lassen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rbert Dor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zieht sich als Schutz in den Konus der Spritze automatisch zurück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Mey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rbert Dorner richtig aber die nadel verschwindet aber erst beim zurückziehen des kolbens</text:p>
          </table:table-cell>
        </table:table-row>
        <table:table-row table:style-name="ro1">
          <table:table-cell office:value-type="string" calcext:value-type="string">
            <text:p>und im Video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hys Damian Hartle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ou germans know more then anyone about tyranny. Your country will be the spark that changes the</text:p>
          </table:table-cell>
        </table:table-row>
        <table:table-row table:style-name="ro1">
          <table:table-cell office:value-type="string" calcext:value-type="string">
            <text:p>world. Millions of people marching in Berlin. People in the UK have handed over their freedom</text:p>
          </table:table-cell>
        </table:table-row>
        <table:table-row table:style-name="ro1">
          <table:table-cell office:value-type="string" calcext:value-type="string">
            <text:p>because they are to lazy to have a backbone to do anything about this scam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lla-Daniella Milan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na Mercedes Kaufert Armin VR wo bleibt die nadel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na Mercedes Kaufe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lla-Daniella Milanovic richtige husos all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örg Domasch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eht sehr komisch aus....und wird das Zeug wirklich so schnell reingejagt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Haa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rum muss man die nadel mit dem daumen zwischen schulter und daumen festhalt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riam Zöbi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, es gab einen Ansatz wo das so war. Da war aber die Rede von pflastern mit Spikes und nicht von</text:p>
          </table:table-cell>
        </table:table-row>
        <table:table-row table:style-name="ro1">
          <table:table-cell office:value-type="string" calcext:value-type="string">
            <text:p>so großen nadel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elina Miss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muss drin bleiben.. das ist die Antenne vom Mikrochi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o Scher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s hat das Video mit covid zu tun? Beweise?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ra Schimmelfenni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war nichts in der Nadel alles verarsch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uenter Merte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wegen der zweiten Impfung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dy Westph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rott , ist auch viel wer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dy Herfurt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d viel zu schnell außerdem auch noch!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lih Sal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mstoff mit Nad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rner Schmi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n gehts beim 2 mal schneller</text:p>
          </table:table-cell>
        </table:table-row>
        <table:table-row table:style-name="ro1">
          <table:table-cell office:value-type="string" calcext:value-type="string">
            <text:p>11 M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ürgen Ren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auberei, man könnte meinen manche sind im 18 Jahrhundert stehen geblieben</text:p>
          </table:table-cell>
        </table:table-row>
        <table:table-row table:style-name="ro1">
          <table:table-cell office:value-type="string" calcext:value-type="string">
            <text:p>https://patents.google.com/patent/DE60102517T2/de</text:p>
          </table:table-cell>
        </table:table-row>
        <table:table-row table:style-name="ro1">
          <table:table-cell office:value-type="string" calcext:value-type="string">
            <text:p>DE60102517T2 - Hypodermische Spritze mit...</text:p>
          </table:table-cell>
        </table:table-row>
        <table:table-row table:style-name="ro1">
          <table:table-cell office:value-type="string" calcext:value-type="string">
            <text:p>patents.google.com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andra Kä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so ich hätte echt gedacht dass wenn die uns verarschen wollen dann doch bitte nicht so schlecht</text:p>
          </table:table-cell>
        </table:table-row>
        <table:table-row table:style-name="ro1">
          <table:table-cell office:value-type="string" calcext:value-type="string">
            <text:p>und so billig dass man es so auffällig sie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os Georgopoul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 Sa wo ist die Nadel hi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 S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os Georgopoulos Fak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terina Mendo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 S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ollob Sabrin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der sie verschwindet in der Hülle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ilde Föt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ollob Sabrina Da sitzt das kleine Covid Männchen im Arm und gibt die Nadel nicht zurück . So</text:p>
          </table:table-cell>
        </table:table-row>
        <table:table-row table:style-name="ro1">
          <table:table-cell office:value-type="string" calcext:value-type="string">
            <text:p>ein Böses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o Hel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mit kann man die geimpften Menschen erkenn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 Nova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tzt wird sie zum Roboter</text:p>
          </table:table-cell>
        </table:table-row>
        <table:table-row table:style-name="ro1">
          <table:table-cell office:value-type="string" calcext:value-type="string">
            <text:p>10 M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z Josef Kloimwie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,aber nur bei den Spritzen aus Hollywood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le Woo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nn man I.m spritzt ... müsste man ja auch Eigtl aspirieren ?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e Achtung nie mals impfen 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smina Jasmin Mehmedag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s für einen Theat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ike Reiß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ält die Nadel mit dem Daumen fes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rien Jae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ist bestimmt der Chip dri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kus Haslin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nn mal vorkomm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 Den Haa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ns Ros Waar is die naald dan?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h Ne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t bestimmt nur wieder eine Übung bevor es los ge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is Denne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is Cikac was für eine Techni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mo Wild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 Ina Wahnsinn wie fortschrittlich die Medizin oder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lon Kensingt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r sollten uns da nicht reinssteigern lassen, einfach ignorieren, das trifft alle gekauften Leute am</text:p>
          </table:table-cell>
        </table:table-row>
        <table:table-row table:style-name="ro1">
          <table:table-cell office:value-type="string" calcext:value-type="string">
            <text:p>meisten,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gnoranz</text:p>
          </table:table-cell>
        </table:table-row>
        <table:table-row table:style-name="ro1">
          <table:table-cell office:value-type="string" calcext:value-type="string">
            <text:p>dem Eiertanz!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rsus Maritimu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, welcher Politiker(in) hat sich denn da schon wieder, medienwirksam, impfen lassen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ccardo Meta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muss so sein das die Nadel im Körper bleib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lle Pokal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es veraschung und lü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tto Jan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s für fake! Die halten das Volk für verblödet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rk Pfeiff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"Hast du Sehnsucht nach der Nadel" *Sing*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mara Rön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tzt braucht man die nadel wenigstens nicht mehr im heuhaufen zu suche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lian Thor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mara Rönz alter ist das widerlich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rsula S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gar für ein Fakevideo zu blöd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 Štib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ch werde diese Nadel definitiv nicht ablehnen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Stadlbau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tweder ist sie eine Hexe oder sie hat eine Sicherheitsspritze verwendet. Wer ersteres glaubt hier</text:p>
          </table:table-cell>
        </table:table-row>
        <table:table-row table:style-name="ro1">
          <table:table-cell office:value-type="string" calcext:value-type="string">
            <text:p>eine Anleitung eines bekannten Hersteller dieser "Zauberspritzen".</text:p>
          </table:table-cell>
        </table:table-row>
        <table:table-row table:style-name="ro1">
          <table:table-cell office:value-type="string" calcext:value-type="string">
            <text:p>https://youtu.be/FBUP-_AXOK8</text:p>
          </table:table-cell>
        </table:table-row>
        <table:table-row table:style-name="ro1">
          <table:table-cell office:value-type="string" calcext:value-type="string">
            <text:p>BD Integra™ Syringe Instructional video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grid Jord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n hält die Impfung länger a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andra Thalhamm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der Microchip</text:p>
          </table:table-cell>
        </table:table-row>
        <table:table-row table:style-name="ro1">
          <table:table-cell office:value-type="string" calcext:value-type="string">
            <text:p>Nur in lang Vorma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er F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es super Ärzte. Und dann heißt es die sind ja alle unterbezahl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ki Stand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eht sehr unprofessionell aus.Ohne Wort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örg Brenc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 film ist alles möglich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andra Kresse Geb Uhli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der Chip zur vollständigen Überwachung. Der bleibt gleich mit im Körp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ven Goerg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y Huberty souguer Nool dierfs de behaal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a T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ci da Luca wenn er Arzt gwordn i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unnar Hoff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wird der Impfstoff imlantier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derim Kurtesh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u po jet qilpona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mit Isen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derim Kurteshi hahaha gjilpanen ja lan mren kur te shkojn me mar tjetren e ka hazder</text:p>
          </table:table-cell>
        </table:table-row>
        <table:table-row table:style-name="ro1">
          <table:table-cell office:value-type="string" calcext:value-type="string">
            <text:p>hahaha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thrin Eisma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 kann sich auch mit allem dran halt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ra Slim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zieht direkt am Arm vorbei und hebt die Nadel hinter dem Arm mit dem Daumen fest!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liane Hes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n können wir uns alle bei Tasso anmelden. Der Chip sitz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L Resi Res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hat vorbeigestoch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b Rie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icht ja vorbei nicht ihn den Arm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deněk Lipenský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lušn_ podvod se zásuvnou jehlou. Filmová "vakcina"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a Pich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 de bled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Maerte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Stefan Schlitzer und an all die anderen Schlaumeier : … hier mal etwas für medizinisch nicht so</text:p>
          </table:table-cell>
        </table:table-row>
        <table:table-row table:style-name="ro1">
          <table:table-cell office:value-type="string" calcext:value-type="string">
            <text:p>sehr bewanderte und Laien(Prediger) … keine Ahnung, keine Kenntnisse, Hauptsache kommentieren</text:p>
          </table:table-cell>
        </table:table-row>
        <table:table-row table:style-name="ro1">
          <table:table-cell office:value-type="string" calcext:value-type="string">
            <text:p>… Sorry, aber bisschen mehr Niveau bei diesem für viele sehr ernstem Thema, auch wenn man</text:p>
          </table:table-cell>
        </table:table-row>
        <table:table-row table:style-name="ro1">
          <table:table-cell office:value-type="string" calcext:value-type="string">
            <text:p>keinen Bock auf Impfungen hat (und das ist jedes/jeder BürgerInnen Recht sich nicht impfen zu</text:p>
          </table:table-cell>
        </table:table-row>
        <table:table-row table:style-name="ro1">
          <table:table-cell office:value-type="string" calcext:value-type="string">
            <text:p>lassen) … und am Ende, ohne irgendwelches Dazutun dennoch von der Solidarität der</text:p>
          </table:table-cell>
        </table:table-row>
        <table:table-row table:style-name="ro1">
          <table:table-cell office:value-type="string" calcext:value-type="string">
            <text:p>"gegnerischen" Mehrheit profitieren … ist schon Klasse eine solche freie Gesellschaft die einem die</text:p>
          </table:table-cell>
        </table:table-row>
        <table:table-row table:style-name="ro1">
          <table:table-cell office:value-type="string" calcext:value-type="string">
            <text:p>Möglichkeit gibt selbst den grössten Blödsinn abzusondern, ohne dabei eingefangen zu werden … im</text:p>
          </table:table-cell>
        </table:table-row>
        <table:table-row table:style-name="ro1">
          <table:table-cell office:value-type="string" calcext:value-type="string">
            <text:p>Gegenteil, trotz der fehlenden Solidarität dennoch durch seine/die "Unterdrücker" beschützt zu sein …</text:p>
          </table:table-cell>
        </table:table-row>
        <table:table-row table:style-name="ro1">
          <table:table-cell office:value-type="string" calcext:value-type="string">
            <text:p>schade, dass man nicht gegen Ignoranz und Dummheit impfen kann … https://www.bd.com/dede/products/syringes-and-needles/safety-syringes/integra-retracting-syringe?fbcl</text:p>
          </table:table-cell>
        </table:table-row>
        <table:table-row table:style-name="ro1">
          <table:table-cell office:value-type="string" calcext:value-type="string">
            <text:p>id=IwAR0gpB6r34PM-2iETv_uGCbcwe22XC9dFlp6jlVHN6BZ0nVhVaFpqyprl5M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0 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 fäll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 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o Beaucham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e micro puse avec le fameux vaccin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y Kasp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nny Wagner oder halt so!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nny Wag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y Kasper Jo das fetzt wahrscheinlich richtig...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scal Schakowsk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der implantierte chi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ra Klich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ngsam wird es aber unheimli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ola Och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 läßt die Nadel im Arm für die zweite Impfung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ljko Todor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bro je kome fali željeza.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Sarkoz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 bleibt in kórp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ett Wese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 gibt eindeutig zu viele schlechte Schauspieler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a Matyszkiewic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ise also andere können auch ohne Nadel spritz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rko Franz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Z CORONA IST NE EINZIGE VERARSCHE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mi The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la Avella zum gestrigen Them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itt Es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ute ehrlich ihr habt kein Plan von nix</text:p>
          </table:table-cell>
        </table:table-row>
        <table:table-row table:style-name="ro1">
          <table:table-cell office:value-type="string" calcext:value-type="string">
            <text:p>das ist ne neue Variante chipen heisst das jetzt nicht</text:p>
          </table:table-cell>
        </table:table-row>
        <table:table-row table:style-name="ro1">
          <table:table-cell office:value-type="string" calcext:value-type="string">
            <text:p>mehr wie die immer sagen das heisst jetzt Nadel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Eredi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s is ne high-teck Spritze, da zieht sich die Nadel selbst wieder ei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ke Hag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hin soll die Nadel sich denn zurück ziehen wenn der Kolben am Spritzenboden aufliegt nach</text:p>
          </table:table-cell>
        </table:table-row>
        <table:table-row table:style-name="ro1">
          <table:table-cell office:value-type="string" calcext:value-type="string">
            <text:p>der Injektion, wie hier im Beitrag zu sehen ist??? Der Kolben wird nämlich nicht zurück gezogen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Blümel-Scher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ke Hagen doch wird er minimal, Augen auf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ke Hag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Blümel-Scherer Hmmm schwer zu sehen</text:p>
          </table:table-cell>
        </table:table-row>
        <table:table-row table:style-name="ro1">
          <table:table-cell office:value-type="string" calcext:value-type="string">
            <text:p>Verarsche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nn aber sein. Na egal, ist eh al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ika Kö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??????????????????</text:p>
          </table:table-cell>
        </table:table-row>
        <table:table-row table:style-name="ro1">
          <table:table-cell office:value-type="string" calcext:value-type="string">
            <text:p>W A S SOLL D A S...??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ďko Aďk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de je ihla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jordje Per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ht aufregen, es ist lediglich die Abschlussprüfung an der Schauspielerschule.</text:p>
          </table:table-cell>
        </table:table-row>
        <table:table-row table:style-name="ro1">
          <table:table-cell office:value-type="string" calcext:value-type="string">
            <text:p>Jetzt geht sie in die Politik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dia1.giphy.com</text:p>
          </table:table-cell>
        </table:table-row>
        <table:table-row table:style-name="ro1">
          <table:table-cell office:value-type="string" calcext:value-type="string">
            <text:p>media1.giphy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ucati Mi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könnte aber auch ein Fake Nadel sein welche in die Spritze rutscht um uns zu tausch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mie Le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rombosespritzen sind auch so, die nadel springt zurück, also kriegt euch ein ihr Schwurbler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din Mehmed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no Selman brate pazi igla ostaje u tebi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liver Scho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be aber gerade erfahren das es solche Spritzen gibt wo die Nadel automatisch zurück</text:p>
          </table:table-cell>
        </table:table-row>
        <table:table-row table:style-name="ro1">
          <table:table-cell office:value-type="string" calcext:value-type="string">
            <text:p>springt,damit keine unabsichtliche Stichverläzung passier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recko Buljugic FotoVide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ält sie die nadel mit dem daumen fest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ssandra Mül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ist bestimmt der Mikrochip drin durch den wir bald alle bewacht werden, wenn die Impfpflicht</text:p>
          </table:table-cell>
        </table:table-row>
        <table:table-row table:style-name="ro1">
          <table:table-cell office:value-type="string" calcext:value-type="string">
            <text:p>komm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vin Schreib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 der zukunft 2021 ist alles abbaubar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 Schafrot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het äue no nie vorhär eh sprütze ihr hand ka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thrin K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m Anfang ist auch keine Nadel zu sehen.Alles bearbeitet 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Munkel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haben da gerade Magneto geimpf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rnhard Kle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Gesellschaft ist Paranoid. Das kommt dabei raus.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rmann Eber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r bestimmt Material aus Chin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rc Firebla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inter dem Arm gestochen, wohin auch immer!? Einfach nur lächerlich.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ristii Marijaa Paun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e hält die nadel mit den Daumen und lässt sie die nadel fall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dine Huertos-Haa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i meinem Blutverdünner, den ich mal nehmen musste, zieht sich die Nadel automatisch zurüc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lutsvente Nul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rmal... Ich habe auch noch 500 Nadeln in meinem Ar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mek Ishi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hotoshop skills lvl 100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 Breu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ie Namlede wiiieeesooo sind manche menschen soooo dumm??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ie Namle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 Breuer</text:p>
          </table:table-cell>
        </table:table-row>
        <table:table-row table:style-name="ro1">
          <table:table-cell office:value-type="string" calcext:value-type="string">
            <text:p>regn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 da Chip Ann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rr lass Hir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ioney Eder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rina Monschein also wenn ma sie jz nd a bissl verarscht vorkommt dann was i a nd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rina Monsche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ioney Ederer upsi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ünther Spitzeies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a Schwaiger was is des?? Ec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a Schwai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ünther Spitzeieser ageee so a Blödsinn, voi Fake... od. de hom irgend so a billiges Zeigs</text:p>
          </table:table-cell>
        </table:table-row>
        <table:table-row table:style-name="ro1">
          <table:table-cell office:value-type="string" calcext:value-type="string">
            <text:p>gnumm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ro Bräu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o Hofer so werdn sie unsere Politikkasperl a Live Impfen loss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n J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sieht man mal wieder wir unterbelichtet Menschen sind. So viel dummes geschrieben... man man</text:p>
          </table:table-cell>
        </table:table-row>
        <table:table-row table:style-name="ro1">
          <table:table-cell office:value-type="string" calcext:value-type="string">
            <text:p>man wo endet das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rt Walter Ulbr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n wo ist das Video denn gibt's es das original vide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 Run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llywood spritzen sind das. War wohl eine kaput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udi Gart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 gibt so eine spritze wurde schon bekannt gegeben!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ro Fer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ch möchte auch mit dieser Hollywood Nadel geimpft werde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yazi AyK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ch brech zusammen. Die Kanüle baut sich im Körper ab. Das sind die neuen Kanülen</text:p>
          </table:table-cell>
        </table:table-row>
        <table:table-row table:style-name="ro1">
          <table:table-cell office:value-type="string" calcext:value-type="string">
            <text:p>man schont gleichzeitig auch die Umwel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orian Waldschü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am Hartman das Video hat mich überzeugt, ich lass mich doch nicht impfen!1!1!1!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am Hartm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 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 l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ü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orian Waldschütz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ejay You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h lala ils ont rien à foutre de nous les fils de .....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an Wink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ändig muss ich sowas jetz sehen, was ich vorher noch nie gesehen, habe. Fake Spritzen</text:p>
          </table:table-cell>
        </table:table-row>
        <table:table-row table:style-name="ro1">
          <table:table-cell office:value-type="string" calcext:value-type="string">
            <text:p>Verbrecher alle samt die dafür verantwortlich sind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j Rut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wird der Chip sein der in der Nadel is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ika Barb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ist gar nichts drin,in der Spritz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ra Ploe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nn ich hier wieder von den schwurbler ihre kommentare lesen meine fresse diese spriten gibt es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lf Hel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it wann wird die Nadel bis an den Anschlag eingestochen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 And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r als Volk in den ganzen Welt...</text:p>
          </table:table-cell>
        </table:table-row>
        <table:table-row table:style-name="ro1">
          <table:table-cell office:value-type="string" calcext:value-type="string">
            <text:p>Wir sind der Dümmsten, weil wir alles glauben auf diese Politiker...</text:p>
          </table:table-cell>
        </table:table-row>
        <table:table-row table:style-name="ro1">
          <table:table-cell office:value-type="string" calcext:value-type="string">
            <text:p>Kommt Bill Gates und vernichtet den ganzen Welt...</text:p>
          </table:table-cell>
        </table:table-row>
        <table:table-row table:style-name="ro1">
          <table:table-cell office:value-type="string" calcext:value-type="string">
            <text:p>Wir müssen mal alle aufstehen...</text:p>
          </table:table-cell>
        </table:table-row>
        <table:table-row table:style-name="ro1">
          <table:table-cell office:value-type="string" calcext:value-type="string">
            <text:p>gegen diesen Politik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chim Burghau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werden wir belogen und viele Menschen machen das Spiel auch noch mi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oltan P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llywood läßt grüßen damit die treuen sich bestätigt füllen Impfen macht fre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Schaller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a Jana..... die Nadel bleibt dri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a Wild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Schaller ja weißt du das etwa nicht. Das sind die neuen Nadel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a Aphrodite Arvanitak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Schaller es ist nur noch laecherli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a Wild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a Arvanitaki leider lächerlich tödli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ky Von Cuxhav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ist ja nicht mal Flüssigkeit drin</text:p>
          </table:table-cell>
        </table:table-row>
        <table:table-row table:style-name="ro1">
          <table:table-cell office:value-type="string" calcext:value-type="string">
            <text:p>raus ist die Feder wohl kaput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se Spritzen kenne ich normalerweise kommt die Nadel wieder</text:p>
          </table:table-cell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Hof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nd doch jetzt beim Film unser Staat .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we Geris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Faktenprüfer denken auch wir wissen nicht wie spritzen aufgebaut sind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rolt Smi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ople dont see the needle isnt really in his arm!?!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mone Heck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d so werden wir verarscht..Es wird daneben gespritz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 Budni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muss jemand aber noch viel üben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âle Devr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klusive Nadel,na wenn das mal nicht vielversprechend ist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talie Kaczmarek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talie Kaczmare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âle Devri man wird echt nur verarsc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rnelia Schrö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 Leute schau mal genau hin und lasst euch nicht verarsch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an Glücks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on mal was von Bildbearbeitungs-Programm gehört ?</text:p>
          </table:table-cell>
        </table:table-row>
        <table:table-row table:style-name="ro1">
          <table:table-cell office:value-type="string" calcext:value-type="string">
            <text:p>Da kann man mittlerweile ganze Gesichter austauschen - also Du als Sissi, z.B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zsébet Szőllős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vy Szegedy Ez milyen? Az a nagy tu, hogy fer el a karban?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tini Markoud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hat nicht mal die Haut getroffen. Warum machen die sowas</text:p>
          </table:table-cell>
        </table:table-row>
        <table:table-row table:style-name="ro1">
          <table:table-cell office:value-type="string" calcext:value-type="string">
            <text:p>perfek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. Ich denke die Impfungen sin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jo Mrcr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nn man keine Ahnung hat einfach fresse halte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žbeta Betty Slaná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ute hier auch 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rome Borowi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Vid ist ein Fake um die hirnlosen Impfgegner zu unterstützen. Impfen schützt vor COVID-19,</text:p>
          </table:table-cell>
        </table:table-row>
        <table:table-row table:style-name="ro1">
          <table:table-cell office:value-type="string" calcext:value-type="string">
            <text:p>aber nicht vor dummen Gedankengu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onino Calcaso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er Mtl die Leute werden von Magier geimpf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er Mt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onino Calcasola die sollen gleich die bohrmaschine ansetzen und durchdrücke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 office:value-type="string" calcext:value-type="string">
            <text:p>5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hilipp Hummeldor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lechter fake. Da sieht sogar sharknado realistischer au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 N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hnsinn</text:p>
          </table:table-cell>
        </table:table-row>
        <table:table-row table:style-name="ro1">
          <table:table-cell office:value-type="string" calcext:value-type="string">
            <text:p>könn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all verarsche .. mal schaun wie lang sie das Thema noch aufrecht erhal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ny Hoy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anieRie Riebow achte auf die Nad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anieRie Riebow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ny Hoyer so tut die Impfung garantiert nicht we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e-Marie Hartendau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kann das sein dass die nadel stecken bleibt.</text:p>
          </table:table-cell>
        </table:table-row>
        <table:table-row table:style-name="ro1">
          <table:table-cell office:value-type="string" calcext:value-type="string">
            <text:p>Kann ich mir nicht vorstell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rs Eg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Rodeforrest Patrick Grams da ist der Chip hahahahha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y Brodda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ch ein Chip?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ke Zern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sst euch mal nicht verarschen die Nadel bleibt nicht im Arm .</text:p>
          </table:table-cell>
        </table:table-row>
        <table:table-row table:style-name="ro1">
          <table:table-cell office:value-type="string" calcext:value-type="string">
            <text:p>Das ist ne Hollywood Nadel die man in movies benutz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laus Grie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werden Wir nach Strich und Faden verarscht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lsey O-Bur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nya Wiebe where's the needle tip go?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nya Wieb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lsey O-Burn No kidding!! I've been seeing a few of these injections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lsey O-Bur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my brother (who's on our side) said that they have these syringes at the firehall for when</text:p>
          </table:table-cell>
        </table:table-row>
        <table:table-row table:style-name="ro1">
          <table:table-cell office:value-type="string" calcext:value-type="string">
            <text:p>they give narcan. It sucks the tip in so you don't prick yourself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nya Wieb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lsey O-Burn Oh wow! Crazy; never heard of them!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lsey O-Bur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nya Wiebe me neither untill today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nika Brau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i das ging aber schnell und dann lauter solche geschulten Kräft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do Tielic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r sind ja so blöde.oh oh die Menschheit ist dum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der wer ist hier dümm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sman Cevi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rinne Reutebuch hmm.. ist das möglich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rinne Hösch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sman Cevik haha</text:p>
          </table:table-cell>
        </table:table-row>
        <table:table-row table:style-name="ro1">
          <table:table-cell office:value-type="string" calcext:value-type="string">
            <text:p>ich weiß nichts davon.</text:p>
          </table:table-cell>
        </table:table-row>
        <table:table-row table:style-name="ro1">
          <table:table-cell office:value-type="string" calcext:value-type="string">
            <text:p>Aber wer weiß was es grad nicht alles gib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sa Lu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ven Riesenbeck Ja wo is sie denn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ven Skyler Field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sa Lue ach du scheiße</text:p>
          </table:table-cell>
        </table:table-row>
        <table:table-row table:style-name="ro1">
          <table:table-cell office:value-type="string" calcext:value-type="string">
            <text:p>11 M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m En Katy Kug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landa van der Ploeg-Haan kijk deze dan, weg naald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landa van der Ploeg-Ha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m En Katy Kugel vrumd toch?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inrich Friedr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wie bei einer christlichen Hostie, die Nadel löst sich dann im Körper auf Amen!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Müncheber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ch das sind diese Requisitenspritzen, bei denen sich die Nadel in die Spritze schieben lässt. Dumm</text:p>
          </table:table-cell>
        </table:table-row>
        <table:table-row table:style-name="ro1">
          <table:table-cell office:value-type="string" calcext:value-type="string">
            <text:p>gelaufen würde ich sagen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hat Bahar Sarc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rum zittert sie ? So ein Betru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mantha Boomsm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ald verdwijnt gewoon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renda Will</text:p>
          </table:table-cell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stan Zöh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İbrahim Melis Canan Ahmet İğne nerde kaldı?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 Dett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ur nicht impfen lassen Paul panzer würde sagen nur noch bekloppte unterwegs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mi Ries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oph Riesner des hob i erst gmoan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oph Ries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mi Riesner ge ku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rk Ullr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inz Timm, was sagen Sie dazu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inz Tim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rk Ullrich keine Ahnung, wozu das gut ist. Fake ? Absoluter Quatsch, dass die Nadel mit</text:p>
          </table:table-cell>
        </table:table-row>
        <table:table-row table:style-name="ro1">
          <table:table-cell office:value-type="string" calcext:value-type="string">
            <text:p>Absicht drinbleibt. Aber kann passieren, dass die sich löst, dann zieht man sie halt wieder raus.</text:p>
          </table:table-cell>
        </table:table-row>
        <table:table-row table:style-name="ro1">
          <table:table-cell office:value-type="string" calcext:value-type="string">
            <text:p>Kein Problem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rk Ullr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inz Timm, ich denke auch dass es Fake ist. Nur um die Menschen zu verunsicher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inz Tim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rk Ullrich oder um eine Verschwörungstheorie zubuntermauer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othar Rei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ianca Bolero jedes mal beim Impf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oletta Lesnia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ché la gente non si vuole svegliare???E questi medici ed infermieri che sono complici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0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ma 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Quatsch; Tromboze Spritzen zieht sich automatisch die Nadel rein und ist nach dem spritzen nicht</text:p>
          </table:table-cell>
        </table:table-row>
        <table:table-row table:style-name="ro1">
          <table:table-cell office:value-type="string" calcext:value-type="string">
            <text:p>sichtbar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mmy Thie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reen Fröhlich Michael Beck-Fröhlich wie die einen verarschen, Hammer hart ey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thias Jes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muss ja drin bleiben, für die 2te Dosis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 Egga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drik Tants aua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drik Ta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 Eggad Junge mach mal vorsichti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haron Tu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sa Marie i halts nit au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sa Mari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haron Turk alls zamm a witz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rtruida van Oosten-Wism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lle van Oosten naald krijg je er gratis bij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dosław Skręt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iekawe .zawsze tak się ustawiają żeby Nie bylo widać wklucia.sciema totalna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thalie-p Vigneaul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l pique dans un tube caché derrière où on voit pas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ola Och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ist der Chip.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stin Piep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ten Heuw kijk eens een oplosbare naald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ten Heuw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stin Piep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Zibol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h gott eh. Verarsche von vorne bis hinten. I hau mich weg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kus Dea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ie Wirth so wird geimpft.... gut aufpass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li Angel-Lov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elleicht ist es so bei dieser Impfung:)))))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er Hojde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ine filmnadel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ander Joseph Herma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del geht zurück nano-chip rein .</text:p>
          </table:table-cell>
        </table:table-row>
        <table:table-row table:style-name="ro1">
          <table:table-cell office:value-type="string" calcext:value-type="string">
            <text:p>media4.giphy.com</text:p>
          </table:table-cell>
        </table:table-row>
        <table:table-row table:style-name="ro1">
          <table:table-cell office:value-type="string" calcext:value-type="string">
            <text:p>media4.giphy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lvija Seid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Fake die hat nicht gespritzt und mit dem Daumen hat sie die Nadel festgehalt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ky Von Cuxhav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lvija Seidel Nein ist eine spiel Spritze die Nadeln schiebt sich rein und sollte eigentlich auch</text:p>
          </table:table-cell>
        </table:table-row>
        <table:table-row table:style-name="ro1">
          <table:table-cell office:value-type="string" calcext:value-type="string">
            <text:p>wieder rauskomm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lvija Seidel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rs Thiel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llywood lässt grüß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lke Schach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sie also, die Impfung für die Politiker. Kennen wir ja bereits, ist ja nicht das erste Mal, dass die</text:p>
          </table:table-cell>
        </table:table-row>
        <table:table-row table:style-name="ro1">
          <table:table-cell office:value-type="string" calcext:value-type="string">
            <text:p>anders geimpft werden, als das Dummvolk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rd Lau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how.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arsche wie im Film !</text:p>
          </table:table-cell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trid Valt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ch dem Impfen ist keine Nadel mehr an der Spritz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ke Bött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r sich impfen lassen wird is dum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E Le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ätte gerne den ganzen Film und nicht nur Ausschnitt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e RodRigue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ll ja auch wirk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urat Gürc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sip Vidovic omg das sieht ja GARNICHT bearbeitet aus!! wir sind das Volk, nieder mit der</text:p>
          </table:table-cell>
        </table:table-row>
        <table:table-row table:style-name="ro1">
          <table:table-cell office:value-type="string" calcext:value-type="string">
            <text:p>Corona-diktatur!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sip Vid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urat Gürcü Hahahahha Digga die Kommentare ma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urat Gürc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haha Comedy-Gold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urat Gürc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is Musa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reen Hartwi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lar, da ist der Chip dri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ra Ploe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reen Hartwig</text:p>
          </table:table-cell>
        </table:table-row>
        <table:table-row table:style-name="ro1">
          <table:table-cell office:value-type="string" calcext:value-type="string">
            <text:p>geimpft werde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per jetzt habe ich 5g auf meinem handy für unterwegs wenn 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nno Hom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jo Holland ik dacht dat ze alleen vaccin en chip zouden injecteren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hmad Al Gharee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ickspritze..... mit einfahrbarer Nadel!</text:p>
          </table:table-cell>
        </table:table-row>
        <table:table-row table:style-name="ro1">
          <table:table-cell office:value-type="string" calcext:value-type="string">
            <text:p>Die nehm ich auch.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Bö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a läuft das überall so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a Pietzk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Bösch japp, so hat man länger was davon und kann beruhigt sein dass auch nix</text:p>
          </table:table-cell>
        </table:table-row>
        <table:table-row table:style-name="ro1">
          <table:table-cell office:value-type="string" calcext:value-type="string">
            <text:p>daneben ging.......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lfgang Rob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gal was viele meinen oder vermuten, es ist nicht geimpft, also Betrug oder auf Neudeutsch</text:p>
          </table:table-cell>
        </table:table-row>
        <table:table-row table:style-name="ro1">
          <table:table-cell office:value-type="string" calcext:value-type="string">
            <text:p>,VERARSCHUNG!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queline Jtz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cherheitsspritze nennt sich das. Die kanüle zieht sich automatisch ein. Übrigens eine ganz tolle</text:p>
          </table:table-cell>
        </table:table-row>
        <table:table-row table:style-name="ro1">
          <table:table-cell office:value-type="string" calcext:value-type="string">
            <text:p>erfindung - damit krankenschwestern, pflegern und ärzte sich nicht verletzungen und auch noch</text:p>
          </table:table-cell>
        </table:table-row>
        <table:table-row table:style-name="ro1">
          <table:table-cell office:value-type="string" calcext:value-type="string">
            <text:p>Infektionskrankheiten einfangen</text:p>
          </table:table-cell>
        </table:table-row>
        <table:table-row table:style-name="ro1">
          <table:table-cell office:value-type="string" calcext:value-type="string">
            <text:p>Aber der schutz des Personals ist ja egal.. ha ha ha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rnhard Haa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bd.com/.../safety.../integra-retracting-syringe</text:p>
          </table:table-cell>
        </table:table-row>
        <table:table-row table:style-name="ro1">
          <table:table-cell office:value-type="string" calcext:value-type="string">
            <text:p>in 2 min gegoogelt... statt blödsinn verbreiten</text:p>
          </table:table-cell>
        </table:table-row>
        <table:table-row table:style-name="ro1">
          <table:table-cell office:value-type="string" calcext:value-type="string">
            <text:p>Page Error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Schloss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hilip Ivants Marvin Bonstingl scheiss drauf weil des muss wirk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vin Bonsting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Isso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hilip Iva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Schlosser da wirkt anderes sicha bessa als de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mi L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ä seid ihr blöde das ist das System der Spritze das springt dann zurück wenn man bis runter</text:p>
          </table:table-cell>
        </table:table-row>
        <table:table-row table:style-name="ro1">
          <table:table-cell office:value-type="string" calcext:value-type="string">
            <text:p>drück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in Mairwö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war nie eine Nad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y Niederdre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h auf jeden Fall echter aus als bei dem Arzt wo die zusätzlich auch noch die Flüssigkeit</text:p>
          </table:table-cell>
        </table:table-row>
        <table:table-row table:style-name="ro1">
          <table:table-cell office:value-type="string" calcext:value-type="string">
            <text:p>weggelassen haben, USA ist einfach dum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em De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ps . Nadel ist weg gezauber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i Gallbrun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nn man GANZ genau hinschaut, kann man sogar erkennen, dass zuerst eine "Nadel" da ist, dann</text:p>
          </table:table-cell>
        </table:table-row>
        <table:table-row table:style-name="ro1">
          <table:table-cell office:value-type="string" calcext:value-type="string">
            <text:p>wieder nicht, und nach der "Impfung" ist sie wieder weg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ke Schul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leiner Tipp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ke Schmit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rs Dittgen da lasse ich mich auch impfen</text:p>
          </table:table-cell>
        </table:table-row>
        <table:table-row table:style-name="ro1">
          <table:table-cell office:value-type="string" calcext:value-type="string">
            <text:p>11 M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lla Mulda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ldemar Hir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lla Mulda man sieht sogar am Ende der Injektion das die Nadel eingezogen wird aber die</text:p>
          </table:table-cell>
        </table:table-row>
        <table:table-row table:style-name="ro1">
          <table:table-cell office:value-type="string" calcext:value-type="string">
            <text:p>Leute sehen und glauben was ihnen in den Kram passt...es ist einfach nur krass wie viel</text:p>
          </table:table-cell>
        </table:table-row>
        <table:table-row table:style-name="ro1">
          <table:table-cell office:value-type="string" calcext:value-type="string">
            <text:p>dumme Leute aktuell eine Plattform bekomm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lla Muld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u sagst es, es ist so peinlich und unangenehm das hier alles zu lesen.Immer wieder sage ich</text:p>
          </table:table-cell>
        </table:table-row>
        <table:table-row table:style-name="ro1">
          <table:table-cell office:value-type="string" calcext:value-type="string">
            <text:p>mir, nein, du sagst nichts dazu, zack doch wieder.Nun ja.Am liebsten sind mir ja die</text:p>
          </table:table-cell>
        </table:table-row>
        <table:table-row table:style-name="ro1">
          <table:table-cell office:value-type="string" calcext:value-type="string">
            <text:p>Coronaleugner, die dann wenn sie nur ein wenig Halskratzen haben, ständig zum Testen</text:p>
          </table:table-cell>
        </table:table-row>
        <table:table-row table:style-name="ro1">
          <table:table-cell office:value-type="string" calcext:value-type="string">
            <text:p>gehen.Die sind dann auch welche von denen, die dann als Erste anstehen beim Impf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lf Küpp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, ihr Facktenchecker, sieht eine Sicherheitsspritze aus, deren Nadel nach der Injektion</text:p>
          </table:table-cell>
        </table:table-row>
        <table:table-row table:style-name="ro1">
          <table:table-cell office:value-type="string" calcext:value-type="string">
            <text:p>verschwindet. Aber nicht, die im Video gezeigte Spritze! Wie lange wollt Ihr euch noch am Verrat des</text:p>
          </table:table-cell>
        </table:table-row>
        <table:table-row table:style-name="ro1">
          <table:table-cell office:value-type="string" calcext:value-type="string">
            <text:p>Volkes beteiligen?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am Kle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hier ist eine echte Impfu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dija Cak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 den Impfung ist Cipp 5G Kamara,entweder man wird krank von der Impung oder man stirbst.Wir</text:p>
          </table:table-cell>
        </table:table-row>
        <table:table-row table:style-name="ro1">
          <table:table-cell office:value-type="string" calcext:value-type="string">
            <text:p>lassen uns nicht Impfen,wir sind doch keine versus Kaninchen das Sie uns testen,und wir sind nicht</text:p>
          </table:table-cell>
        </table:table-row>
        <table:table-row table:style-name="ro1">
          <table:table-cell office:value-type="string" calcext:value-type="string">
            <text:p>so blöd.Was Sie aber hier nicht zeigen im Fernsehen was in den anderen Ländern passiert,durch</text:p>
          </table:table-cell>
        </table:table-row>
        <table:table-row table:style-name="ro1">
          <table:table-cell office:value-type="string" calcext:value-type="string">
            <text:p>Impfungen sind schon Babys,Kinder und Menschen gestorben.Und der Bill Gats hat mit seinen neuen</text:p>
          </table:table-cell>
        </table:table-row>
        <table:table-row table:style-name="ro1">
          <table:table-cell office:value-type="string" calcext:value-type="string">
            <text:p>Impfungen in Indien,Afrika 47.500 schon vergiftet oder gestorben,</text:p>
          </table:table-cell>
        </table:table-row>
        <table:table-row table:style-name="ro1">
          <table:table-cell office:value-type="string" calcext:value-type="string">
            <text:p>die Babys haben nicht mal 9 Monate geschafft und die Kinder wurden Behindert oder krank.Auch in</text:p>
          </table:table-cell>
        </table:table-row>
        <table:table-row table:style-name="ro1">
          <table:table-cell office:value-type="string" calcext:value-type="string">
            <text:p>Serbien wenn man nicht zwanks Kinder Impfen lässt,dann nehmen Sie die Kinder weg von den</text:p>
          </table:table-cell>
        </table:table-row>
        <table:table-row table:style-name="ro1">
          <table:table-cell office:value-type="string" calcext:value-type="string">
            <text:p>Eltern.Die Eltern protestieren,demonstrieren jeden Tag für die Freiheit und lassen sich nicht Cippen</text:p>
          </table:table-cell>
        </table:table-row>
        <table:table-row table:style-name="ro1">
          <table:table-cell office:value-type="string" calcext:value-type="string">
            <text:p>auch nicht Impfen.Und von den Mächtigen lassen sich nicht Cippen Impfen,daß ist nur Schauspieler</text:p>
          </table:table-cell>
        </table:table-row>
        <table:table-row table:style-name="ro1">
          <table:table-cell office:value-type="string" calcext:value-type="string">
            <text:p>rei.Sie können alles zeigen das Sie sich geimpft haben,aber das ist große Verarschung Leute,seit</text:p>
          </table:table-cell>
        </table:table-row>
        <table:table-row table:style-name="ro1">
          <table:table-cell office:value-type="string" calcext:value-type="string">
            <text:p>nicht so Arm,Nackich und Blind das Sie alles glaub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 Vo B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ipulierter Film. Das Original ist mit Nadeln zu sehen. Das kann mit Adobe After Effects super gut</text:p>
          </table:table-cell>
        </table:table-row>
        <table:table-row table:style-name="ro1">
          <table:table-cell office:value-type="string" calcext:value-type="string">
            <text:p>manipulieren. Oder denkt ihr bei dem Film Santa Clause fliegt der Weihnachtsmann tatsächlich mit</text:p>
          </table:table-cell>
        </table:table-row>
        <table:table-row table:style-name="ro1">
          <table:table-cell office:value-type="string" calcext:value-type="string">
            <text:p>Rentieren durch die Luft. Sowas nennt man Filmeffekte. Die Menschheit wird immer dummer.</text:p>
          </table:table-cell>
        </table:table-row>
        <table:table-row table:style-name="ro1">
          <table:table-cell office:value-type="string" calcext:value-type="string">
            <text:p>Allerdings ziemlich schlecht gemacht wenn man die Nadel beobachtet und mit Pause jedes Bild sich</text:p>
          </table:table-cell>
        </table:table-row>
        <table:table-row table:style-name="ro1">
          <table:table-cell office:value-type="string" calcext:value-type="string">
            <text:p>ansieht. Dann sieht man die manipulation da die Nadelgrösse sich in verschiedenen Bildsequenzen</text:p>
          </table:table-cell>
        </table:table-row>
        <table:table-row table:style-name="ro1">
          <table:table-cell office:value-type="string" calcext:value-type="string">
            <text:p>ändert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i Gallbrun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i Gallbrun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Schlitzer !!!!!! Schau mal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irgit Holthof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rum wurde nicht weiter gefilmt?</text:p>
          </table:table-cell>
        </table:table-row>
        <table:table-row table:style-name="ro1">
          <table:table-cell office:value-type="string" calcext:value-type="string">
            <text:p>Erstaunlich, wieviele wieder auf so einen</text:p>
          </table:table-cell>
        </table:table-row>
        <table:table-row table:style-name="ro1">
          <table:table-cell office:value-type="string" calcext:value-type="string">
            <text:p>Verschwörungsmist reinfallen. Und über die Schafe lachen. Genau mein Humor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jörn Drub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ute, wir leben im Jahr 2021..</text:p>
          </table:table-cell>
        </table:table-row>
        <table:table-row table:style-name="ro1">
          <table:table-cell office:value-type="string" calcext:value-type="string">
            <text:p>Es gibt verschiedene Systeme zur Verhinderung von Nadelstichverletzung</text:p>
          </table:table-cell>
        </table:table-row>
        <table:table-row table:style-name="ro1">
          <table:table-cell office:value-type="string" calcext:value-type="string">
            <text:p>Und das in dem Video ist eine solche</text:p>
          </table:table-cell>
        </table:table-row>
        <table:table-row table:style-name="ro1">
          <table:table-cell office:value-type="string" calcext:value-type="string">
            <text:p>https://www.bd.com/de-de/products/syringes-and-needles/safety-syringes/integra-retractingsyringe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rge Rosc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k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z Ratz Fa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ein Probelauf für die Impfung um abschätzen zu können wie lange ein Vorgang benötigt!</text:p>
          </table:table-cell>
        </table:table-row>
        <table:table-row table:style-name="ro1">
          <table:table-cell office:value-type="string" calcext:value-type="string">
            <text:p>! Aber als corviot will man was anderes sehen! Nämlich das da der Chip eingepflanzt wird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nö Horvath Kiss Kimirey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z Ratz Fatz Bing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 Münchehof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was zeigen sie noch einfach dum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ik Cornel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Facebook bezahlten Faktenüberprüf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tschatt Gi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ist die Expertenmeinu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lix Will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eine Sicherheitsspritze, bei der sich die Nadel nach Benutzung einzieht, damit sich keiner</text:p>
          </table:table-cell>
        </table:table-row>
        <table:table-row table:style-name="ro1">
          <table:table-cell office:value-type="string" calcext:value-type="string">
            <text:p>daran verletzen kann.</text:p>
          </table:table-cell>
        </table:table-row>
        <table:table-row table:style-name="ro1">
          <table:table-cell office:value-type="string" calcext:value-type="string">
            <text:p>Siehe zB hier:</text:p>
          </table:table-cell>
        </table:table-row>
        <table:table-row table:style-name="ro1">
          <table:table-cell office:value-type="string" calcext:value-type="string">
            <text:p>https://www.erelzi.eu/de/home/sandozPFS/</text:p>
          </table:table-cell>
        </table:table-row>
        <table:table-row table:style-name="ro1">
          <table:table-cell office:value-type="string" calcext:value-type="string">
            <text:p>Fertigspritze</text:p>
          </table:table-cell>
        </table:table-row>
        <table:table-row table:style-name="ro1">
          <table:table-cell office:value-type="string" calcext:value-type="string">
            <text:p>erelzi.eu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dy Westph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lix Willner niemals. Schau dir mal die Spritze genau an</text:p>
          </table:table-cell>
        </table:table-row>
        <table:table-row table:style-name="ro1">
          <table:table-cell office:value-type="string" calcext:value-type="string">
            <text:p>11 M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indy Zänk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lix Willner du kannst solche Spritzen gerne bei uns ansehen. Diese im Video ist</text:p>
          </table:table-cell>
        </table:table-row>
        <table:table-row table:style-name="ro1">
          <table:table-cell office:value-type="string" calcext:value-type="string">
            <text:p>definitiv kein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a Hüb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indy Zänker sage ich auch das ist keine Sicherheitsspritz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aron Du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uch Lemmingen kan man echt jeden Blödsinn als echt verkauf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m Kri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lix Willner der Felix wied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lix Will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lche Automatikspritzen, wo die Nadel nach hinten "schießt", wenn der Kolben komplett</text:p>
          </table:table-cell>
        </table:table-row>
        <table:table-row table:style-name="ro1">
          <table:table-cell office:value-type="string" calcext:value-type="string">
            <text:p>durchgedrückt wird, gibt es auch in dieser kleinen Bauweise. In dem Video ist leider die</text:p>
          </table:table-cell>
        </table:table-row>
        <table:table-row table:style-name="ro1">
          <table:table-cell office:value-type="string" calcext:value-type="string">
            <text:p>Auflösung so gering, dass man die Nadel, samt weißem Plasteteil selbst bei langsamer</text:p>
          </table:table-cell>
        </table:table-row>
        <table:table-row table:style-name="ro1">
          <table:table-cell office:value-type="string" calcext:value-type="string">
            <text:p>Geschwindigkeit quasi "nicht" erkennt.</text:p>
          </table:table-cell>
        </table:table-row>
        <table:table-row table:style-name="ro1">
          <table:table-cell office:value-type="string" calcext:value-type="string">
            <text:p>Hier eine schmale Automatikspritze, vermutlich ähnlich wie im Video oben, nur aus schwarzem</text:p>
          </table:table-cell>
        </table:table-row>
        <table:table-row table:style-name="ro1">
          <table:table-cell office:value-type="string" calcext:value-type="string">
            <text:p>Plaste.</text:p>
          </table:table-cell>
        </table:table-row>
        <table:table-row table:style-name="ro1">
          <table:table-cell office:value-type="string" calcext:value-type="string">
            <text:p>https://youtu.be/7OqocyBisl4</text:p>
          </table:table-cell>
        </table:table-row>
        <table:table-row table:style-name="ro1">
          <table:table-cell office:value-type="string" calcext:value-type="string">
            <text:p>Aber jeder möge sich sein eigenes Bild dazu machen.</text:p>
          </table:table-cell>
        </table:table-row>
        <table:table-row table:style-name="ro1">
          <table:table-cell office:value-type="string" calcext:value-type="string">
            <text:p>Ohne Quelle und in so geringer Auflösung ist es mMn leider nicht wirklich sinnvoll darüber zu</text:p>
          </table:table-cell>
        </table:table-row>
        <table:table-row table:style-name="ro1">
          <table:table-cell office:value-type="string" calcext:value-type="string">
            <text:p>"diskutieren"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ana G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lix Willner danke, endlich jemand der die auch kenn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 Hert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lix Willner die sehen anders aus ....ich bekomme mit einer Sicherheitsspritze sendet</text:p>
          </table:table-cell>
        </table:table-row>
        <table:table-row table:style-name="ro1">
          <table:table-cell office:value-type="string" calcext:value-type="string">
            <text:p>Dialyse Epo gespritz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na Navarro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lix Willner niemals also ich kenne fertig Spritzen zb clexane das sieht ganz anders a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ra Mairleit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lix Willner sie sind ein Spielverderber, hat Spaß gemacht die Komentare zulesen von den</text:p>
          </table:table-cell>
        </table:table-row>
        <table:table-row table:style-name="ro1">
          <table:table-cell office:value-type="string" calcext:value-type="string">
            <text:p>Leuten die alles über den Virus u. etc. wiss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els Niel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na Navarro es gibt zig hersteller. nur weil ihre anders aussieht, heißt das gar nichts!!!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sa Elisa Stedi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nau sind auch nicht mehr im Glaskobus wie andere etc... Mit neuer Kanülentechnik die dann</text:p>
          </table:table-cell>
        </table:table-row>
        <table:table-row table:style-name="ro1">
          <table:table-cell office:value-type="string" calcext:value-type="string">
            <text:p>den Eintrag ins Impfbuch ersetz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we H. W. Ass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indy Zänker https://www.bd.com/de-de/products/syringes-and-needles/safety-syringes/</text:p>
          </table:table-cell>
        </table:table-row>
        <table:table-row table:style-name="ro1">
          <table:table-cell office:value-type="string" calcext:value-type="string">
            <text:p>integra-retracting-syringe?fbclid=IwAR2u-ZaxjALw0N_wXcp7dO-Wza-jA5tzYmJQU2As</text:p>
          </table:table-cell>
        </table:table-row>
        <table:table-row table:style-name="ro1">
          <table:table-cell office:value-type="string" calcext:value-type="string">
            <text:p>EpikradAix8N3jL0CCc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inz Tim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lix Willner ist es nic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ne Flag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els Nielsen, als wenn der ganze Impfzirkus nicht schon genug kostet werden nun auch</text:p>
          </table:table-cell>
        </table:table-row>
        <table:table-row table:style-name="ro1">
          <table:table-cell office:value-type="string" calcext:value-type="string">
            <text:p>noch spezielle "Sicherheitsspritzen" verwendet die bestimmt viel teurer sind. Ihr habt echt</text:p>
          </table:table-cell>
        </table:table-row>
        <table:table-row table:style-name="ro1">
          <table:table-cell office:value-type="string" calcext:value-type="string">
            <text:p>einen an der Waffel sich alles schön zu reden ..........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 Ri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infach nur ein Fake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 Ritz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 Ritz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els Niel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ne Flags die gibt es schon lange!!! schonmal was von arbeitsschutz gehört? gibts in allen</text:p>
          </table:table-cell>
        </table:table-row>
        <table:table-row table:style-name="ro1">
          <table:table-cell office:value-type="string" calcext:value-type="string">
            <text:p>beruf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na Navarr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 Ritz aha die zieht schon die Spitze zurück bevor sie rein Spritz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lix Will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ne Flags "als ob ein Auto nicht schon genug kostet. Jetzt werden auch noch spezielle</text:p>
          </table:table-cell>
        </table:table-row>
        <table:table-row table:style-name="ro1">
          <table:table-cell office:value-type="string" calcext:value-type="string">
            <text:p>Sicherheitsgurte und Sicherheitsairbags verwendet, die bestimmt viel teurer sind. Die</text:p>
          </table:table-cell>
        </table:table-row>
        <table:table-row table:style-name="ro1">
          <table:table-cell office:value-type="string" calcext:value-type="string">
            <text:p>Autoindustrie hat echt einen an der Waffel..."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ritta Kleis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aron https://youtu.be/FBUP-_AXOK8</text:p>
          </table:table-cell>
        </table:table-row>
        <table:table-row table:style-name="ro1">
          <table:table-cell office:value-type="string" calcext:value-type="string">
            <text:p>BD Integra™ Syringe Instructional video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ine Grabbe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lix Willner Dann wäre der Kolben mehr zurück gewesen. Wo sollte den da die Nadel bleib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we H. W. Ass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lix Willner - das ist bei den schwurblern vergebene liebesmüh, die wollen es gar nicht wissen.</text:p>
          </table:table-cell>
        </table:table-row>
        <table:table-row table:style-name="ro1">
          <table:table-cell office:value-type="string" calcext:value-type="string">
            <text:p>dann bricht ja ihr lächerliches lügengebilde zusammen und sie landen wieder in ihre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n bricht ja ihr lächerliches lügengebilde zusammen und sie landen wieder in ihrem</text:p>
          </table:table-cell>
        </table:table-row>
        <table:table-row table:style-name="ro1">
          <table:table-cell office:value-type="string" calcext:value-type="string">
            <text:p>armseeligen und leeren leben. also wird gelogen was das zeug hält, dumme menschen hal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a Angi Rumssau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emals ist diese hier eine fertig Spritze</text:p>
          </table:table-cell>
        </table:table-row>
        <table:table-row table:style-name="ro1">
          <table:table-cell office:value-type="string" calcext:value-type="string">
            <text:p>Eine ganz normale 1 ml Spritze ist das. Wir nehmen diese wenn ganz kleine Menge Medikament</text:p>
          </table:table-cell>
        </table:table-row>
        <table:table-row table:style-name="ro1">
          <table:table-cell office:value-type="string" calcext:value-type="string">
            <text:p>zum Aufziehen hab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 Ri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lechtes Fak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abelle Lieb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mg wie dumm sind die bitte alle, keine Ahnung aber iwas in der Welt verbreiten. Albina Boqolli</text:p>
          </table:table-cell>
        </table:table-row>
        <table:table-row table:style-name="ro1">
          <table:table-cell office:value-type="string" calcext:value-type="string">
            <text:p>das die Kanüle sich mittlerweile einziehen weiß wohl keiner von denen, um sich nicht daran zu</text:p>
          </table:table-cell>
        </table:table-row>
        <table:table-row table:style-name="ro1">
          <table:table-cell office:value-type="string" calcext:value-type="string">
            <text:p>verletzt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tilla Albayra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b mal ein Screenshot gemacht. Bitte mal ganz nah ran Zoomen. Dann sieht man ziemlich genau</text:p>
          </table:table-cell>
        </table:table-row>
        <table:table-row table:style-name="ro1">
          <table:table-cell office:value-type="string" calcext:value-type="string">
            <text:p>den Streifen wo was ultra schlecht wegretuschiert wurde!</text:p>
          </table:table-cell>
        </table:table-row>
        <table:table-row table:style-name="ro1">
          <table:table-cell office:value-type="string" calcext:value-type="string">
            <text:p>Man o man wie kann man auf sowas reinfallen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tilla Albayra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udger Scholten ist hier allerdings keine Sicherheitsinjektor sondern bearbeitet. Einfach mal den</text:p>
          </table:table-cell>
        </table:table-row>
        <table:table-row table:style-name="ro1">
          <table:table-cell office:value-type="string" calcext:value-type="string">
            <text:p>Screenshot klicken und vergrößern. Man sieht wie die Stelle an der Haut bis zur Spritze</text:p>
          </table:table-cell>
        </table:table-row>
        <table:table-row table:style-name="ro1">
          <table:table-cell office:value-type="string" calcext:value-type="string">
            <text:p>bearbeitet worden ist.</text:p>
          </table:table-cell>
        </table:table-row>
        <table:table-row table:style-name="ro1">
          <table:table-cell office:value-type="string" calcext:value-type="string">
            <text:p>Die Nadel und Teile des injektors wurden weg retuschieren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tian Nag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nnt sich AD- Spritze und ist seit Jahren auf dem Markt zum Schutz des Klinikpersonals und um</text:p>
          </table:table-cell>
        </table:table-row>
        <table:table-row table:style-name="ro1">
          <table:table-cell office:value-type="string" calcext:value-type="string">
            <text:p>Doppelverwendungen auszuschließen!</text:p>
          </table:table-cell>
        </table:table-row>
        <table:table-row table:style-name="ro1">
          <table:table-cell office:value-type="string" calcext:value-type="string">
            <text:p>https://m.youtube.com/watch?v=srXLBCz6IGI</text:p>
          </table:table-cell>
        </table:table-row>
        <table:table-row table:style-name="ro1">
          <table:table-cell office:value-type="string" calcext:value-type="string">
            <text:p>ClickZip™ Retractable Safety Syringe...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Mey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tian Nagel hoffe du hast dir das Video auch mal angeschaut oder gibt es da</text:p>
          </table:table-cell>
        </table:table-row>
        <table:table-row table:style-name="ro1">
          <table:table-cell office:value-type="string" calcext:value-type="string">
            <text:p>verschiedene Sorten? Weil im Video bei YouTube verschwindet die nadel erst beim zurück</text:p>
          </table:table-cell>
        </table:table-row>
        <table:table-row table:style-name="ro1">
          <table:table-cell office:value-type="string" calcext:value-type="string">
            <text:p>ziehen des stempels (keine Ahnung wie das sonst heist) in dem geposteten Video is das aber</text:p>
          </table:table-cell>
        </table:table-row>
        <table:table-row table:style-name="ro1">
          <table:table-cell office:value-type="string" calcext:value-type="string">
            <text:p>ander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tian Nag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Meyer Die Nadel verschwindet nicht beim zurückziehen, sondern wenn der Kolben komplett</text:p>
          </table:table-cell>
        </table:table-row>
        <table:table-row table:style-name="ro1">
          <table:table-cell office:value-type="string" calcext:value-type="string">
            <text:p>durchgedrückt wird, dabei löst sich die Feder und zieht ins innere!</text:p>
          </table:table-cell>
        </table:table-row>
        <table:table-row table:style-name="ro1">
          <table:table-cell office:value-type="string" calcext:value-type="string">
            <text:p>Das gleiche Prinzip habe ich bei meinen Thrombosespritzen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Mey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mmm sieht im Video aber so aus das sie beim zurückziehen des kolbens in die spritze</text:p>
          </table:table-cell>
        </table:table-row>
        <table:table-row table:style-name="ro1">
          <table:table-cell office:value-type="string" calcext:value-type="string">
            <text:p>gezogen wird, wird sogar schön rangesumt das man es gut sie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tian Nag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Meyer hier nochmal vereinfacht!</text:p>
          </table:table-cell>
        </table:table-row>
        <table:table-row table:style-name="ro1">
          <table:table-cell office:value-type="string" calcext:value-type="string">
            <text:p>https://m.youtube.com/watch?v=HJf03vxxlE4</text:p>
          </table:table-cell>
        </table:table-row>
        <table:table-row table:style-name="ro1">
          <table:table-cell office:value-type="string" calcext:value-type="string">
            <text:p>Safety syringe with retractable needle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tian Nag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Meyer achte mal auf den Daumen beim drücken, wenn er ganz unten ist, drückt er</text:p>
          </table:table-cell>
        </table:table-row>
        <table:table-row table:style-name="ro1">
          <table:table-cell office:value-type="string" calcext:value-type="string">
            <text:p>nochmal gegen einen Widerstand, dass ist der Moment, wenn Sicherung der Feder gelöst wird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Mey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tian Nagel darum war am Anfang ja meine Frage ob es da verschiedene Sorten gibt,</text:p>
          </table:table-cell>
        </table:table-row>
        <table:table-row table:style-name="ro1">
          <table:table-cell office:value-type="string" calcext:value-type="string">
            <text:p>YouTube Video ohne zurückziehen des kolbens und in ihrem ersten Video beim zurückziehen</text:p>
          </table:table-cell>
        </table:table-row>
        <table:table-row table:style-name="ro1">
          <table:table-cell office:value-type="string" calcext:value-type="string">
            <text:p>des kolbens, wenn es verschiedene Sorten davon gibt ist es ok und meine frage beantworte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nka Gampe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ke an Dario Dzhal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lle Arbeit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o Opper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ringer Lipovsky Andrea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 dieser Spritze ist kein Impfstoff darin.. eine präparierte Spritz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ulzim Salih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rve Arsl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ülya Arslan Burak Ilkan Arslan Bulut Conté Arslan Feza Yaz Demiral igne kolunda kaldi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lk Fal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lm Spritze, kann man über Fachhandel kauf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rge Rosc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urtl Fen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 bleibt die nadel?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ulzim Salih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ürgen Ren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useppe Di Blanc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 könnte sich hierbei aber ausnahmsweise mal um keinen Fake handeln, falls hier sog.</text:p>
          </table:table-cell>
        </table:table-row>
        <table:table-row table:style-name="ro1">
          <table:table-cell office:value-type="string" calcext:value-type="string">
            <text:p>Sicherheitsspritzen verwendet werden. Dann zieht sich die Nadel bei völligem Durchdrücken der</text:p>
          </table:table-cell>
        </table:table-row>
        <table:table-row table:style-name="ro1">
          <table:table-cell office:value-type="string" calcext:value-type="string">
            <text:p>Injektion blitzartig mittels "Rückholfeder" komplett zurück. Ich kenne das von den Heparin-Spritzen,</text:p>
          </table:table-cell>
        </table:table-row>
        <table:table-row table:style-name="ro1">
          <table:table-cell office:value-type="string" calcext:value-type="string">
            <text:p>die sich die Patienten selbst setzen können. Leider kann man dies durch den Handschuh der</text:p>
          </table:table-cell>
        </table:table-row>
        <table:table-row table:style-name="ro1">
          <table:table-cell office:value-type="string" calcext:value-type="string">
            <text:p>Ausführenden Person, die hier die Spritze setzt, nicht erkenn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useppe Di Blanc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li Westerfeld Richtig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ine Nasch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rner Plank auch wenn das so wäre es ist kein Platz das sich die Nadel zurück in die Spritze</text:p>
          </table:table-cell>
        </table:table-row>
        <table:table-row table:style-name="ro1">
          <table:table-cell office:value-type="string" calcext:value-type="string">
            <text:p>ziehen kann und man würde es sehen wenn sie auf die Haut drückt gibt diese nach. Also eine</text:p>
          </table:table-cell>
        </table:table-row>
        <table:table-row table:style-name="ro1">
          <table:table-cell office:value-type="string" calcext:value-type="string">
            <text:p>komplette Verarsche. Nadel landet daneben und sie hält sie mit dem Daumen fes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useppe Di Blanc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ine Naschke Muss ich mir nochmal genauestens anseh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useppe Di Blanc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ch hab´s mir jetzt noch x-mal angesehen! Der Fake ist die Nadel an sich! Schon vor dem</text:p>
          </table:table-cell>
        </table:table-row>
        <table:table-row table:style-name="ro1">
          <table:table-cell office:value-type="string" calcext:value-type="string">
            <text:p>Einstich ist das per se keine Nadel, sondern ein Fake-Anhängsel! Eine echte Nadel ist nicht weiß</text:p>
          </table:table-cell>
        </table:table-row>
        <table:table-row table:style-name="ro1">
          <table:table-cell office:value-type="string" calcext:value-type="string">
            <text:p>bzw. weißlich und im Verhältnis dünner!</text:p>
          </table:table-cell>
        </table:table-row>
        <table:table-row table:style-name="ro1">
          <table:table-cell office:value-type="string" calcext:value-type="string">
            <text:p>11 M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hias Burghardt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ulzim Salih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dija Cak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ohuslav Gále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jeb .Papalaši sa nedajú zaočkovať vakcinov .Len naoko .Vydno ihla zmizne dnu.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reschy Thundergo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u kacke .......wenn ich das hier lese könnte ich wieder im Kreis kotzen......wie die Kleinkinder den</text:p>
          </table:table-cell>
        </table:table-row>
        <table:table-row table:style-name="ro1">
          <table:table-cell office:value-type="string" calcext:value-type="string">
            <text:p>man die Lutscher weg genommen hat.......geht doch einfach raus und vermöbelt euch gegenseitig</text:p>
          </table:table-cell>
        </table:table-row>
        <table:table-row table:style-name="ro1">
          <table:table-cell office:value-type="string" calcext:value-type="string">
            <text:p>dann wird es auch wieder ruhiger...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 Meij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in Sche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lli Lugau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Baumba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ch spritze mich seit Jahren täglich und meine Spritzen können das alle, ist die Injektionslösung alle</text:p>
          </table:table-cell>
        </table:table-row>
        <table:table-row table:style-name="ro1">
          <table:table-cell office:value-type="string" calcext:value-type="string">
            <text:p>zieht die Nadel sich sofort zurück um eventuelle Verletzungen zu vermeiden.</text:p>
          </table:table-cell>
        </table:table-row>
        <table:table-row table:style-name="ro1">
          <table:table-cell office:value-type="string" calcext:value-type="string">
            <text:p>Nennt sich Sicherheitsinjektion</text:p>
          </table:table-cell>
        </table:table-row>
        <table:table-row table:style-name="ro1">
          <table:table-cell office:value-type="string" calcext:value-type="string">
            <text:p>aber erstmal wieder irgendeinen Querdenker, Verschwörungsbl</text:p>
          </table:table-cell>
        </table:table-row>
        <table:table-row table:style-name="ro1">
          <table:table-cell office:value-type="string" calcext:value-type="string">
            <text:p>ödsinn verbreiten</text:p>
          </table:table-cell>
        </table:table-row>
        <table:table-row table:style-name="ro1">
          <table:table-cell office:value-type="string" calcext:value-type="string">
            <text:p>wie mich das aufregt. Wegen euch Nussis stehen wir jetzt erst an diesem Punkt.</text:p>
          </table:table-cell>
        </table:table-row>
        <table:table-row table:style-name="ro1">
          <table:table-cell office:value-type="string" calcext:value-type="string">
            <text:p>Achtet auf die Maßnahmen und nehmt um Gottes Willen die Impfung in Anspruch, ich hab echt keine</text:p>
          </table:table-cell>
        </table:table-row>
        <table:table-row table:style-name="ro1">
          <table:table-cell office:value-type="string" calcext:value-type="string">
            <text:p>Lust das man wegen euch das soziale Leben noch Jahre lang einschränken muss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Baumba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Baumba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 hast du Quellen für deine „Werbevideos“? Alle Menschen die ich kenne und die</text:p>
          </table:table-cell>
        </table:table-row>
        <table:table-row table:style-name="ro1">
          <table:table-cell office:value-type="string" calcext:value-type="string">
            <text:p>in den letzen Tagen geimpft wurden, hatten definitiv eine richtige Nadel im Arm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Baumbach kann dir eins davon senden die anderen kann man überall finden. Ich kenne</text:p>
          </table:table-cell>
        </table:table-row>
        <table:table-row table:style-name="ro1">
          <table:table-cell office:value-type="string" calcext:value-type="string">
            <text:p>das ebenfalls nur mit den echten Nadeln. Impfungen habe ich ebenfalls schon hinter mir nur</text:p>
          </table:table-cell>
        </table:table-row>
        <table:table-row table:style-name="ro1">
          <table:table-cell office:value-type="string" calcext:value-type="string">
            <text:p>waren sie noch da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Baumbach https://m.facebook.com/story.php?story_fbid=2202192443</text:p>
          </table:table-cell>
        </table:table-row>
        <table:table-row table:style-name="ro1">
          <table:table-cell office:value-type="string" calcext:value-type="string">
            <text:p>244306&amp;id=472061332924101</text:p>
          </table:table-cell>
        </table:table-row>
        <table:table-row table:style-name="ro1">
          <table:table-cell office:value-type="string" calcext:value-type="string">
            <text:p>Die anderen dadurch das sie es ja live gemacht haben kann man alle einsehen bei Youtube,</text:p>
          </table:table-cell>
        </table:table-row>
        <table:table-row table:style-name="ro1">
          <table:table-cell office:value-type="string" calcext:value-type="string">
            <text:p>Google und halt auch den Medien Seiten.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T 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aatlich kontrollierte Medien (Russland) · 29. Dezember 2020 um 21:21 ·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US-Vize-Präsidentin in Spe Kamala Harris hat sich am Dienstag im United Medical Center in</text:p>
          </table:table-cell>
        </table:table-row>
        <table:table-row table:style-name="ro1">
          <table:table-cell office:value-type="string" calcext:value-type="string">
            <text:p>Washington D.C.… 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bian Kemp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in Sche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in Sche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lma Pfannkuch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in Kanülen verbleiben nicht im Körper, aber es gibt Sicherheitskanülen. Diese lässt sich nach der</text:p>
          </table:table-cell>
        </table:table-row>
        <table:table-row table:style-name="ro1">
          <table:table-cell office:value-type="string" calcext:value-type="string">
            <text:p>Verwendung ins Innere der Einmalspritze ziehen und so sicher entsorgen - das Risiko einer</text:p>
          </table:table-cell>
        </table:table-row>
        <table:table-row table:style-name="ro1">
          <table:table-cell office:value-type="string" calcext:value-type="string">
            <text:p>Nadelstichverletzungen wird somit ausgeschlossen!</text:p>
          </table:table-cell>
        </table:table-row>
        <table:table-row table:style-name="ro1">
          <table:table-cell office:value-type="string" calcext:value-type="string">
            <text:p>Verstehe somit das Problem des Videos nicht?!?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Serwinsk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rigitte Hub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...und was ist mit dem Teststaberl bei der Kärntner Bürgermeisterin? Hat die Frau etwa drei</text:p>
          </table:table-cell>
        </table:table-row>
        <table:table-row table:style-name="ro1">
          <table:table-cell office:value-type="string" calcext:value-type="string">
            <text:p>Nasenlöcher? Und der Londoner Bürgermeister bekam seine Impfung mit orangefarbener Kappe</text:p>
          </table:table-cell>
        </table:table-row>
        <table:table-row table:style-name="ro1">
          <table:table-cell office:value-type="string" calcext:value-type="string">
            <text:p>durchs Hemd gespritzt...schon bissl seltsam alles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lge Krü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hannes Bargel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sieht man wie Medien und Pharma Hand in Hand arbeiten. Also klarer geht es nicht, wer jetzt</text:p>
          </table:table-cell>
        </table:table-row>
        <table:table-row table:style-name="ro1">
          <table:table-cell office:value-type="string" calcext:value-type="string">
            <text:p>noch immer an C glaubt dem ist auch nicht mehr zu helfen.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we Ram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del geht nach inn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ldaps Knar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s Nadel getarnter Chi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Schu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des Laien Theater kriegt das besser hi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nevieve Libe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 comédie continue .... c'est sans limite....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 Einec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ch Beendigung der Injektion schnellt die Kanüle durch festen Druck auf den Kolben automatisch in</text:p>
          </table:table-cell>
        </table:table-row>
        <table:table-row table:style-name="ro1">
          <table:table-cell office:value-type="string" calcext:value-type="string">
            <text:p>den Spritzenzylinder zurück und verriegelt sich irreversibel.</text:p>
          </table:table-cell>
        </table:table-row>
        <table:table-row table:style-name="ro1">
          <table:table-cell office:value-type="string" calcext:value-type="string">
            <text:p>Minute: 2:35</text:p>
          </table:table-cell>
        </table:table-row>
        <table:table-row table:style-name="ro1">
          <table:table-cell office:value-type="string" calcext:value-type="string">
            <text:p>https://youtu.be/FBUP-_AXOK8</text:p>
          </table:table-cell>
        </table:table-row>
        <table:table-row table:style-name="ro1">
          <table:table-cell office:value-type="string" calcext:value-type="string">
            <text:p>BD Integra™ Syringe Instructional video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fred 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auberei live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k Wage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kus Bratusek der Zaubertrick ist mir neu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kus Bratuse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k Wagemann hex hex</text:p>
          </table:table-cell>
        </table:table-row>
        <table:table-row table:style-name="ro1">
          <table:table-cell office:value-type="string" calcext:value-type="string">
            <text:p>media3.giphy.com</text:p>
          </table:table-cell>
        </table:table-row>
        <table:table-row table:style-name="ro1">
          <table:table-cell office:value-type="string" calcext:value-type="string">
            <text:p>media3.giphy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 Ri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lfgang Sa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 Unterwe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a des hab i gman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ly Meadow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ein-bar + per Zufall gibts eine neuartige Spritze</text:p>
          </table:table-cell>
        </table:table-row>
        <table:table-row table:style-name="ro1">
          <table:table-cell office:value-type="string" calcext:value-type="string">
            <text:p>uXq3uUdQ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youtube.com/watch?v=wC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anishPoint® Syringe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rstin Kiki Kat Chavarri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ein Sicherheitsinjektionssystem mit automatischem Kanüleneinzug ihr Schlaumeier</text:p>
          </table:table-cell>
        </table:table-row>
        <table:table-row table:style-name="ro1">
          <table:table-cell office:value-type="string" calcext:value-type="string">
            <text:p>Google hilft eu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el Ster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video erfüllt ja seinen Zweck.. jene welche meinen alles besser zu wissen, entblößen sich selbs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 And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Rich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G Antenne für besseren Empfang..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lacki Jack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nn man genauer hinschaut, ist das Video bearbeitet.</text:p>
          </table:table-cell>
        </table:table-row>
        <table:table-row table:style-name="ro1">
          <table:table-cell office:value-type="string" calcext:value-type="string">
            <text:p>Wahrscheinlich von diesen Querdenker Idiot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lf Schnab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u Depp wenn du keine Ahnung hast sei lieber still und stell nicht son quatsch rei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ell Kluveta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drin, damit die geimpften nicht an Eisenmangel leiden.</text:p>
          </table:table-cell>
        </table:table-row>
        <table:table-row table:style-name="ro1">
          <table:table-cell office:value-type="string" calcext:value-type="string">
            <text:p>dummsinn sehen, aufdecken und mit Humor nehm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. Man muss dies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 And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rbert Plah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s für ein schumm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er Warn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der eine Filmspritze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jredin Vuqetrna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oran Nikolic do des video is des</text:p>
          </table:table-cell>
        </table:table-row>
        <table:table-row table:style-name="ro1">
          <table:table-cell office:value-type="string" calcext:value-type="string">
            <text:p>Wo ist denn die Nadel hin hahahahah solche Penn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oran Nikol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jredin Vuqetrna du Verschwörungstheoretik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 Ander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wachsinn im Körper. Die Nadel drückt es in die Spritze. Das sind die. Sog. Fakespritzen. Bitte</text:p>
          </table:table-cell>
        </table:table-row>
        <table:table-row table:style-name="ro1">
          <table:table-cell office:value-type="string" calcext:value-type="string">
            <text:p>korrigieren da sonst Falschmeldun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Stad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s is der Chip wo dann ausgelesen wird ob du zum.wirt darfst oder nic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k Binfel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 handelt sich hierbei um eine EINWEGSPRITZE bei der sich die Nadel nach der Injektion ins Innere</text:p>
          </table:table-cell>
        </table:table-row>
        <table:table-row table:style-name="ro1">
          <table:table-cell office:value-type="string" calcext:value-type="string">
            <text:p>der Spritze zurückzieht!</text:p>
          </table:table-cell>
        </table:table-row>
        <table:table-row table:style-name="ro1">
          <table:table-cell office:value-type="string" calcext:value-type="string">
            <text:p>Diese werden z.B. auch als Thrombosespritzen täglich benutzt!</text:p>
          </table:table-cell>
        </table:table-row>
        <table:table-row table:style-name="ro1">
          <table:table-cell office:value-type="string" calcext:value-type="string">
            <text:p>Wenn die ganzen Hirntoten hier in den Kommentarspalten sich also vorher informieren würden, z.B.</text:p>
          </table:table-cell>
        </table:table-row>
        <table:table-row table:style-name="ro1">
          <table:table-cell office:value-type="string" calcext:value-type="string">
            <text:p>bei einem Krankenpfleger wie mich, bräuchte man so einen Schwachsinn hier auch nicht posten oder</text:p>
          </table:table-cell>
        </table:table-row>
        <table:table-row table:style-name="ro1">
          <table:table-cell office:value-type="string" calcext:value-type="string">
            <text:p>kommentieren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in Kauf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ein schlechtes Fakevideo habe ich schon lange nicht gesehen. Fast sauber rausgeschnit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el Rabi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in Wunder das der Arm danach ein wenig schmerz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tto Strempf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ganze ÖSTERREICHISCHE REGIERUNG IST KORUPT . BESTEHT AUS BANDEN . KEINE</text:p>
          </table:table-cell>
        </table:table-row>
        <table:table-row table:style-name="ro1">
          <table:table-cell office:value-type="string" calcext:value-type="string">
            <text:p>PARTEIEN SIND IN POLITIK 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a Wojnarowsk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eh RA Demic die Videos werden ja immer besser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eh RA 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a Wojnarowska solche spritzen habe ich bisher noch nicht gesehen</text:p>
          </table:table-cell>
        </table:table-row>
        <table:table-row table:style-name="ro1">
          <table:table-cell office:value-type="string" calcext:value-type="string">
            <text:p>10 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 fäll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 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 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 Schnitz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ätten die doch mal Photoshop Philipp gefragt, wie man nen deepfake mach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ösel Rudol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der ne Fake Impfun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duha Schwan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ch schprize ist von schweiz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mmon Elcar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ut mir echt leid, wer bitte soll sich den jetzt noch impfen.. Die hurensöhne wollen uns für dumm</text:p>
          </table:table-cell>
        </table:table-row>
        <table:table-row table:style-name="ro1">
          <table:table-cell office:value-type="string" calcext:value-type="string">
            <text:p>verkauf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fred Bernau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war ein Nadelkrepierer .</text:p>
          </table:table-cell>
        </table:table-row>
        <table:table-row table:style-name="ro1">
          <table:table-cell office:value-type="string" calcext:value-type="string">
            <text:p>Zeigt wie das Volk aufgeklärt wird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nja Plö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hahah oh m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Schmidt Franziska O'Malley Jessy Seid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ziska O'Malle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ch du sch*****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Schmid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nja Plötz ja das ist eine neue Impftechnik noch die gesehe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pezial Effek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nja Plö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Schmid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uba Deniz Sengü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yfun Sengül Filiz Sengül ucu nerde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 Eiseg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 da hat es aber jemandem den Trick verrissen ,passiert nur bei Schauspieler Spritzen ,lach mich</text:p>
          </table:table-cell>
        </table:table-row>
        <table:table-row table:style-name="ro1">
          <table:table-cell office:value-type="string" calcext:value-type="string">
            <text:p>schlap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vonne Hei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edict B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lena</text:p>
          </table:table-cell>
        </table:table-row>
        <table:table-row table:style-name="ro1">
          <table:table-cell office:value-type="string" calcext:value-type="string">
            <text:p>9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ra Pamm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mimikama.at/aktuelles/nadeln-verschwinden/</text:p>
          </table:table-cell>
        </table:table-row>
        <table:table-row table:style-name="ro1">
          <table:table-cell office:value-type="string" calcext:value-type="string">
            <text:p>Warum Nadeln in Impfvideos scheinbar...</text:p>
          </table:table-cell>
        </table:table-row>
        <table:table-row table:style-name="ro1">
          <table:table-cell office:value-type="string" calcext:value-type="string">
            <text:p>mimikama.a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scoal Mart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b sperrt dieses Video jetzt.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Delf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vin Delfs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el Stich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amella Nina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celyne Taver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inema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id Krau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ter diesen Umständen will ich bestimmt nich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mon Gra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ois Kreilinge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a Ulr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Qutsch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Pfis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mimikama.at/aktuelles/nadeln-verschwinden/</text:p>
          </table:table-cell>
        </table:table-row>
        <table:table-row table:style-name="ro1">
          <table:table-cell office:value-type="string" calcext:value-type="string">
            <text:p>Warum Nadeln in Impfvideos scheinbar...</text:p>
          </table:table-cell>
        </table:table-row>
        <table:table-row table:style-name="ro1">
          <table:table-cell office:value-type="string" calcext:value-type="string">
            <text:p>mimikama.a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ina R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ntal Ulme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ky Hsb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bora Colaci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bora Colac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ky Hsbg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vica Milose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arschung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gron Shaban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ben Shabani agim Shabani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0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sanne Welz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ven Baldauf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uel Pu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mela Zipf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elina Hofmil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ra Hofmiller Andrea Hofmiller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neider Micha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 Schopf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 Schop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neider Michael, Blödsin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i Alag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snefa Alic David Auer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rio Balkan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sna Divljak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no V. Pleschiutschni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kurier.at/chronik/oesterreich/die-neuen-staatsfeinde-bvt-ermittelt-gegen-coronademonstranten/401146782</text:p>
          </table:table-cell>
        </table:table-row>
        <table:table-row table:style-name="ro1">
          <table:table-cell office:value-type="string" calcext:value-type="string">
            <text:p>Die neuen Staatsfeinde: BVT ermittelt...</text:p>
          </table:table-cell>
        </table:table-row>
        <table:table-row table:style-name="ro1">
          <table:table-cell office:value-type="string" calcext:value-type="string">
            <text:p>kurier.a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xim O'Con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ktor Lejrich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ifer Gren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nkel Znerg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laudia El-sou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e Swif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 Swif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ona Horvatov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 sind verrückt das ist Spielzeug halooo tepate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an Szamei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hilipp Kettner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ed Deleu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ymeric Burlet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riano Rossoner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o Muratore die verarschen uns doch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kz Bart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k Barth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van Sank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verarschen uns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nja Göer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v I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jana Gal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gona Gjoni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gona Gjon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jana Galic hahahahahhahahahahahahhaha nirgendsssss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anessa Ried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ven Saak Olaf Kunz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ine Weltzi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 Jah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b Be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scha Na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lare Rebecca Wa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fs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dumm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hin Baltaliogl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ustafa Baltalioglu Arzu Baltalioglu Taner Taski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zu Baltaliogl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hin Baltalioglu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zu Baltaliogl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sanlara Cip takiyola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0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bias Grei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ncy Reschke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ukasz Mielewczy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retractable.com/Products#Injectiondevices</text:p>
          </table:table-cell>
        </table:table-row>
        <table:table-row table:style-name="ro1">
          <table:table-cell office:value-type="string" calcext:value-type="string">
            <text:p>Safety Medical Devices | RTI</text:p>
          </table:table-cell>
        </table:table-row>
        <table:table-row table:style-name="ro1">
          <table:table-cell office:value-type="string" calcext:value-type="string">
            <text:p>retractable.com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ifer Kuehnas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 Kuehnas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el Mut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orian Lüdi Lars Neu Julian Tibu Tolja Alekseuk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rs Neu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Hartwi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nis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bian Felb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mon Bäurle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chen Wol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verarschen uns auf ganzer linie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cky-Mathias Gey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er Geyer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rela Muhamedbeg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 Tra Roman Huber Chriz Tina Philip Wurm Christine Wurm Martin Schredl Vladi Pan</text:p>
          </table:table-cell>
        </table:table-row>
        <table:table-row table:style-name="ro1">
          <table:table-cell office:value-type="string" calcext:value-type="string">
            <text:p>Gerhard Gradinger Sonja Kek Viktoria Feiler hmmmm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rhard Gradin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rela Muhamedbegovic na gut das ist aber logisch, weil man ja 2x impfen gehen muss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ladi Pa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gey Fährl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ha ich hau mich weg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elle Fahlan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y Đurin oh Got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hir Yilma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sieht es aus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git Ring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k Zuk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gnifiqu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facebook.com/bevluco/posts/13312025072127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v Luco 1. Januar um 15:25 ·</text:p>
          </table:table-cell>
        </table:table-row>
        <table:table-row table:style-name="ro1">
          <table:table-cell office:value-type="string" calcext:value-type="string">
            <text:p>Kamala Harris se fait "vacciner" en direct</text:p>
          </table:table-cell>
        </table:table-row>
        <table:table-row table:style-name="ro1">
          <table:table-cell office:value-type="string" calcext:value-type="string">
            <text:p>Lumière ☆ Amour ☆ Vérité</text:p>
          </table:table-cell>
        </table:table-row>
        <table:table-row table:style-name="ro1">
          <table:table-cell office:value-type="string" calcext:value-type="string">
            <text:p>Ils ont truqué les élections et… Mehr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0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lith Lilit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doch alles nur verarsche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is Husejn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haaäaaaaaaäa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ve Goss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orian Noémie Sandra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orian Ilen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ve Gossman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y Gli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mg!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n Loc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so der Radio und WLAN empfang soll damit richtig super sein. Hab ich so von einem Bekannten</text:p>
          </table:table-cell>
        </table:table-row>
        <table:table-row table:style-name="ro1">
          <table:table-cell office:value-type="string" calcext:value-type="string">
            <text:p>gehör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onica Stefanile-D'Ambrosi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ide DA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ide D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u Esco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Lang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scha Gehrmann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x Dress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y Lou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ürgen Ren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patents.google.com/patent/DE60102517T2/de</text:p>
          </table:table-cell>
        </table:table-row>
        <table:table-row table:style-name="ro1">
          <table:table-cell office:value-type="string" calcext:value-type="string">
            <text:p>DE60102517T2 - Hypodermische Spritze mit...</text:p>
          </table:table-cell>
        </table:table-row>
        <table:table-row table:style-name="ro1">
          <table:table-cell office:value-type="string" calcext:value-type="string">
            <text:p>patents.google.com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ürgen Ren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patents.google.com/patent/DE60102517T2/de</text:p>
          </table:table-cell>
        </table:table-row>
        <table:table-row table:style-name="ro1">
          <table:table-cell office:value-type="string" calcext:value-type="string">
            <text:p>DE60102517T2 - Hypodermische Spritze mit...</text:p>
          </table:table-cell>
        </table:table-row>
        <table:table-row table:style-name="ro1">
          <table:table-cell office:value-type="string" calcext:value-type="string">
            <text:p>patents.google.com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nsen Milan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ni G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k Sidanschek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usz K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youtu.be/ANiORTYo1Rk</text:p>
          </table:table-cell>
        </table:table-row>
        <table:table-row table:style-name="ro1">
          <table:table-cell office:value-type="string" calcext:value-type="string">
            <text:p>WACHT AUF!</text:p>
          </table:table-cell>
        </table:table-row>
        <table:table-row table:style-name="ro1">
          <table:table-cell office:value-type="string" calcext:value-type="string">
            <text:p>SEHR WICHTIG! SCHAUEN UND WEITER SCHICKEN</text:p>
          </table:table-cell>
        </table:table-row>
        <table:table-row table:style-name="ro1">
          <table:table-cell office:value-type="string" calcext:value-type="string">
            <text:p>Schachmatt für die Menschheit?...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uma 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dal Sxt T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onino Calcaso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l I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ubi Baum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Kommentare zeigen eindeutig die Intelligenz der Follower der Querdenkerblase</text:p>
          </table:table-cell>
        </table:table-row>
        <table:table-row table:style-name="ro1">
          <table:table-cell office:value-type="string" calcext:value-type="string">
            <text:p>Keine Ahnung und extrem viel Meinung</text:p>
          </table:table-cell>
        </table:table-row>
        <table:table-row table:style-name="ro1">
          <table:table-cell office:value-type="string" calcext:value-type="string">
            <text:p>11 M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m 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ubi Baumel määhhh</text:p>
          </table:table-cell>
        </table:table-row>
        <table:table-row table:style-name="ro1">
          <table:table-cell office:value-type="string" calcext:value-type="string">
            <text:p>10 M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smin Bak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a Aouint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tjana Bozzetti-Mathia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bsi Gaudi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bsi Gaudi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tjana Bozzetti-Mathias das alles ist mega krank nur noch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ullnet Bektesh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ky Baeg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n Bae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us Deck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ela Deck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 Fis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hr honks glaubt auch alle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a Van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an Stephani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deljko Dumon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is Ć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is Bećirević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deljko Dumonic Sicherheitsspritze kennst? https://www.medicalexpo.de/medizin-herstell</text:p>
          </table:table-cell>
        </table:table-row>
        <table:table-row table:style-name="ro1">
          <table:table-cell office:value-type="string" calcext:value-type="string">
            <text:p>er/sicherheitsspritze-48512.html</text:p>
          </table:table-cell>
        </table:table-row>
        <table:table-row table:style-name="ro1">
          <table:table-cell office:value-type="string" calcext:value-type="string">
            <text:p>Sicherheitsspritze - alle Hersteller aus...</text:p>
          </table:table-cell>
        </table:table-row>
        <table:table-row table:style-name="ro1">
          <table:table-cell office:value-type="string" calcext:value-type="string">
            <text:p>medicalexpo.d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win Hub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Shaku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lly R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nique Fuhrman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b I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bastian Vonhof Patrick Gryzi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ker 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 drückt auch nicht so schnel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laudia Kochanowsk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no Stock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mma Lenn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e Johnsto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e Johnst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mma Lennon so it went into something else?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mma Lenn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ea it looks like it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reth Lenn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mma Lenno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Kuh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ncent Burack mat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 Hö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n U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skia Weich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ise Ronig wtf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ise Roni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skia Weichmann ja nice wie unfähig hahah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telle La Plac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nik Reit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nik Rei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telle La Plac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ns C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bastian Henn guuuu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liver Kresni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uricio Seara Garrido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ynette Nesda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rek Mcghe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bak Poorkaram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Leichthamm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guzhan Dog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 Din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 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guzhan Doga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ue Art von Mikrochip oder was</text:p>
          </table:table-cell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j Copo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youtu.be/wC-uXq3uUdQ</text:p>
          </table:table-cell>
        </table:table-row>
        <table:table-row table:style-name="ro1">
          <table:table-cell office:value-type="string" calcext:value-type="string">
            <text:p>VanishPoint® Syringe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smin Mül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becca Bau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becca Bau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smin Müll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achim Heck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facebook.com/nicole.schreiber.75033/videos/10225184241702414/</text:p>
          </table:table-cell>
        </table:table-row>
        <table:table-row table:style-name="ro1">
          <table:table-cell office:value-type="string" calcext:value-type="string">
            <text:p>Nicole Schreiber 30. Dezember 2020 um 15:46 ·</text:p>
          </table:table-cell>
        </table:table-row>
        <table:table-row table:style-name="ro1">
          <table:table-cell office:value-type="string" calcext:value-type="string">
            <text:p>SO KOMMT DER CORONA-IMPFSTOFF IN DIE SPRITZE</text:p>
          </table:table-cell>
        </table:table-row>
        <table:table-row table:style-name="ro1">
          <table:table-cell office:value-type="string" calcext:value-type="string">
            <text:p>Sehr aufwändige Prozedur, die viele Fehlerquellen birgt...</text:p>
          </table:table-cell>
        </table:table-row>
        <table:table-row table:style-name="ro1">
          <table:table-cell office:value-type="string" calcext:value-type="string">
            <text:p>… 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rio Dzhal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rio Dzhalto https://www.facebook.com/nicole.schreiber.75033/videos/</text:p>
          </table:table-cell>
        </table:table-row>
        <table:table-row table:style-name="ro1">
          <table:table-cell office:value-type="string" calcext:value-type="string">
            <text:p>10225184241702414/</text:p>
          </table:table-cell>
        </table:table-row>
        <table:table-row table:style-name="ro1">
          <table:table-cell office:value-type="string" calcext:value-type="string">
            <text:p>Schau mal hier ich meine das es so nicht ablief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le Schreiber 30. Dezember 2020 um 15:46 ·</text:p>
          </table:table-cell>
        </table:table-row>
        <table:table-row table:style-name="ro1">
          <table:table-cell office:value-type="string" calcext:value-type="string">
            <text:p>SO KOMMT DER CORONA-IMPFSTOFF IN DIE SPRITZE</text:p>
          </table:table-cell>
        </table:table-row>
        <table:table-row table:style-name="ro1">
          <table:table-cell office:value-type="string" calcext:value-type="string">
            <text:p>Sehr aufwändige Prozedur, die viele Fehlerquellen birgt...</text:p>
          </table:table-cell>
        </table:table-row>
        <table:table-row table:style-name="ro1">
          <table:table-cell office:value-type="string" calcext:value-type="string">
            <text:p>… 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rio Dzhal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ca Denée die politische Eigenpromotion nicht vergessen.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rio Dzhalto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rio Dzhalto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thias Ba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ke Güssregen freust du dich schon ?:D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ke Güssreg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thias Batz überhauptnic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Schad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keimpfungen läßt grüßen!!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merovic Hus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dioten sind die so was verbreiten es ist nur ein Fay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 Guetta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ino Arante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ino Aran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 Guettai fodaaaassss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rk Biereig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psss, abgebrochen! Was ein Schuss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vin Strassgschwandt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rold Aich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s EsszeehaaPunk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viel Fachleute hier wieder hab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ukas Sünderhau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ouisa Breh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ra Riccobon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nis Lembck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bil Si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ia J Adelfi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ul P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uela Groß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dine Palach Nadine Wolf Sandra Treichel Jasmin S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asin Hikme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vor sich alle hier verarscht fühlen und rumheulen..erstmal informieren</text:p>
          </table:table-cell>
        </table:table-row>
        <table:table-row table:style-name="ro1">
          <table:table-cell office:value-type="string" calcext:value-type="string">
            <text:p>https://www.bd.com/de-de/products/syringes-and-needles/safety-syringes/integra-retractingsyringe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ngang Ganga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y L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y 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ngang Gangang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sa Hatdennamengeände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by Baus om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by Bau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sa Hatdennamengeändert du solltest weniger online sei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oe Axfor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Pit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elle Bidoi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ovanni E Giusy Ginex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ovanni E Giusy Gine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elle Bidoi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ide Basto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id ihr wirklich so dumm,? Oder eher so eine Satire-Partei? Das ist ja noch dümmer als der AntigenTest mit Cola, der als PCR verkauft wurd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 St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laudius Timm impfen, jetz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laudius Tim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 Str sicher ist sich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el Souz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Que merda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 Pears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y Pearse Megan Pears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hirin Antoni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na Severi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ri Marc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ou think we're really stupid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ra Pezi Hof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mincan Melisa Canakc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ilal Duygu Akba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el Beere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im Rogier van Veenendaa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im Rogier van Veenenda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el Beeren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el Beere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ie je het niet die naald verdwijnt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im Rogier van Veenenda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 daarom mijn reactie ook... vaag verhaal weer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rina Plan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ina Paul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olin Gnau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ristin Gnauc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ristin Gnau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olin hab ich o schon gesehn, wie die uns alle versuchen zu verarsch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olin Gnau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hias Thaller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erre Wan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erre Wa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hias Thaller boah geh we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s sagt Nik Wukitsevits dazu?</text:p>
          </table:table-cell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k Wukitsevi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erre Wang kein Kommenta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hn Lenanov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krank ist das denn</text:p>
          </table:table-cell>
        </table:table-row>
        <table:table-row table:style-name="ro1">
          <table:table-cell office:value-type="string" calcext:value-type="string">
            <text:p>media3.giphy.com</text:p>
          </table:table-cell>
        </table:table-row>
        <table:table-row table:style-name="ro1">
          <table:table-cell office:value-type="string" calcext:value-type="string">
            <text:p>media3.giphy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s Hertle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sa Kaj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funktioniert impfen also. Na dan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t Alfreds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x Seid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ny Gru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ynn van Rij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tih Korkma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youtu.be/3a91i3EjWAc 1:10min</text:p>
          </table:table-cell>
        </table:table-row>
        <table:table-row table:style-name="ro1">
          <table:table-cell office:value-type="string" calcext:value-type="string">
            <text:p>BD Integra™ Syringe Instructional video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bo Delgad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os Rokv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om B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J Fad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J Fa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om Ber, faszinierend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rina Ken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ine Kenn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lien Marcelis Demesmaek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na Van Eeckhoudt dit bedoelde ik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da Rn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!?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rstine Brennec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der Chip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xy Ro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oana Izabel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lia Müh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vin Müh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Kle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las Dü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y 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k Til Richard Roßman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k Ti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y Ra gei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uz Alegrí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racias</text:p>
          </table:table-cell>
        </table:table-row>
        <table:table-row table:style-name="ro1">
          <table:table-cell office:value-type="string" calcext:value-type="string">
            <text:p>Gracias</text:p>
          </table:table-cell>
        </table:table-row>
        <table:table-row table:style-name="ro1">
          <table:table-cell office:value-type="string" calcext:value-type="string">
            <text:p>Gracias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scal Homber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ira Hb Sandy Wickenhöf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xanne van den Ber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ns van den Berg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4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le Bier-Roh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im Nadin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rstin Knies-Web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s W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mmy Jone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 office:value-type="string" calcext:value-type="string">
            <text:p>Addi Bö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 office:value-type="string" calcext:value-type="string">
            <text:p>Berni 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uel Grobelni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Galhuber Dengg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l Christian Aign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l Christian Aig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Galhuber Dengg da ist ja die Nadel we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domir Roxana Domenic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xy Rox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domir Roxana Domenic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Janjusevic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Janjuse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domir Roxana Domenico ja ist ja normal oder 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domir Roxana Domenic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Janjusevic normal das die ganze nadel drinnen bleibt??</text:p>
          </table:table-cell>
        </table:table-row>
        <table:table-row table:style-name="ro1">
          <table:table-cell office:value-type="string" calcext:value-type="string">
            <text:p>rein so schauts aus mein freund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.. Den Chip fetzen sie di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Janjuse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domir Roxana Domenico na na ich weiss das ganz genau. Das ist völlig normal,</text:p>
          </table:table-cell>
        </table:table-row>
        <table:table-row table:style-name="ro1">
          <table:table-cell office:value-type="string" calcext:value-type="string">
            <text:p>manchmal ist die ganze spritze a weg, macht aber nichts. Ja passt wenn gechipt bist so kann</text:p>
          </table:table-cell>
        </table:table-row>
        <table:table-row table:style-name="ro1">
          <table:table-cell office:value-type="string" calcext:value-type="string">
            <text:p>man dich finden wenn verloren gehs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mre K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dro K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untean Gavril Flor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msaj Bla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h my god.... Verarsche hoch 25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ander Tönni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uss das nicht so 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lix Kram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bd.com/de-de/products/syringes-and-needles/safety-syringes/integra-retractingsyringe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rhard Palmetzhof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vonne Scher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brahim Sönme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ke New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in Sän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mis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joura Mechb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dr Mechbal Naoual Mechbal bitte guckt euch das a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dr Mechb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joura Mechbal das ist kras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rissa Hens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eti Ti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lphine Ludovic Launay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lphine Ludovic Launa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eti Tia..... Ha ben là... Pu d'aiguille !!!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eti Ti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lphine Ludovic Launay de mieux en mieux ! On devrait faire un montage de toutes ces</text:p>
          </table:table-cell>
        </table:table-row>
        <table:table-row table:style-name="ro1">
          <table:table-cell office:value-type="string" calcext:value-type="string">
            <text:p>vidéos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lphine Ludovic Launa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é ben avec des conneries pareilles, comme le dit Lulu, on est pas rendu à Loche !!!!!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sa Mari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vin Jans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mi Stru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mona van der Sand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nna Trala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schi Ric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shi Ric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nna Tralala Nur noch lächerli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uisa Kräm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nna Tralal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lga Blan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üsra De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la El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zia Wojciechowsk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łgorzata Pane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fred Kaltenhaus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der Chip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Stau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sen Bauman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Stau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Marr Daniel Mar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ojan Trnava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valjeno ve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trid Joos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dit dan Djodie Joosten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jodie Joos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trid Joosten zo fake...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k El Manoua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u altijd wel van het blootstellen van nep berichten...dit is alleen een wegwerp retractie spuit.</text:p>
          </table:table-cell>
        </table:table-row>
        <table:table-row table:style-name="ro1">
          <table:table-cell office:value-type="string" calcext:value-type="string">
            <text:p>die zijn bij vaccinaties normaal. deze naald trekt zichzelf in de spuit en kan daarna weg</text:p>
          </table:table-cell>
        </table:table-row>
        <table:table-row table:style-name="ro1">
          <table:table-cell office:value-type="string" calcext:value-type="string">
            <text:p>geworpen worden....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ach Danie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ristian Cordon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biane Mächl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a Dos Anj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éphanie Rodrigu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 comédie continu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éphanie Rodrigu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a Dos Anjo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Dré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 Scha Ti Manu es wird immer komisch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 Sch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Dré Hast du noch nie Spritzen gesehen die sich zurückziehen? Solche hatte ich damals auch</text:p>
          </table:table-cell>
        </table:table-row>
        <table:table-row table:style-name="ro1">
          <table:table-cell office:value-type="string" calcext:value-type="string">
            <text:p>als ich meine Kniescheibe gebrochen hab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Dré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 Scha is da auch die nadel dann weggewesen?? Oder soll das ein verarsche video sei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 Sch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Dré Die hat sich nach innen gezog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 Sch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Dré Das Video bricht an einer beschissenen Stelle sb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Dré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 Scha ja es ist nervig das solche sachen so kurz geschnitten sind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 Sch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Dré So erzeugt man Hetze in bester Form, weil viele leider zu doof sind um weiterzudenk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 Man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ko Brem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hahhahshah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lph Ot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facebook.com/100002909637512/posts/3487022161404737/?d=w</text:p>
          </table:table-cell>
        </table:table-row>
        <table:table-row table:style-name="ro1">
          <table:table-cell office:value-type="string" calcext:value-type="string">
            <text:p>Eva Daszko 4. Dezember 2020 um 19:20 ·</text:p>
          </table:table-cell>
        </table:table-row>
        <table:table-row table:style-name="ro1">
          <table:table-cell office:value-type="string" calcext:value-type="string">
            <text:p>Filmpje uit 2006 !Hoe bizar is dit!!!</text:p>
          </table:table-cell>
        </table:table-row>
        <table:table-row table:style-name="ro1">
          <table:table-cell office:value-type="string" calcext:value-type="string">
            <text:p>Marcel Messing waarschuwde ons toen al voor nano technologie in v a c c i n s maar in 2006 was hij</text:p>
          </table:table-cell>
        </table:table-row>
        <table:table-row table:style-name="ro1">
          <table:table-cell office:value-type="string" calcext:value-type="string">
            <text:p>waarschijnlijk voor gek verklaard!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londine Lanteig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ullshi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bias Schwa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Schwark Jannik Schwar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Schwa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bias Schwar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nik Schwa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bias Schwark Hu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laus Ker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nd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e Ko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i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resa Hinkof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elle Cäcili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 Eme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Ana Lest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i Rau-Ferb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talie Rau-St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talie Rau-S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i Rau-Ferb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 N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an Nic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anne Zuendel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s Irms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youtube.com/watch?v=3a91i3EjWAc</text:p>
          </table:table-cell>
        </table:table-row>
        <table:table-row table:style-name="ro1">
          <table:table-cell office:value-type="string" calcext:value-type="string">
            <text:p>BD Integra™ Syringe Instructional video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oran Kovac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is Pippo Filipović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a Bacci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ine Filling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hilipp Ma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na Haa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na Häselbart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becca InLov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becca InLov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na Häselbarth alt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na Häselbart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becca InLove so wird mer verarsc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o Radt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ul Schlic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ul Schlich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o Radtke dumm... bald besser als die leere Spritz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rren Burt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tf the needel stay in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ii 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 Scha all inclusiv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Be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ssi Nell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ic Buchhol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ziska Web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ianca Schäf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in Gott.. Was für viele dumme Menschen hier...unfassbar was für kranke Gedanken ihr hab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ie Wa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ap Ballı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san Ballı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ürgen Rich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d wieder werde wir verarsc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i E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dia Steu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is Ya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lien Devolf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ylee De Saedela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ie Van Rhij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laudia Köp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pannend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ai Nguy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Würsch Tom Jungwirth Felix Schwarz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Wür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ai Nguyen des is nachhaltig, dann braucht ma keine mehr zur nachimpfun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sa Hofstet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ta Wippling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ercsak Nic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uth Magya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do Fillip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rina Kogl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anie Wan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i Ne Philipp Rescher Irene Wan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a Reich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laudia Grimald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alis Waland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alis Waland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laudia Grimaldi ja das ist die neue Spritz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u Gen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Magi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ine Hoops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o Radelsberg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ustin Schimm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anie Dietz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urim Kabashaj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scal Engber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o Audito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ctis Lucis Caelu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gi Koma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laudia Koma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ttila Szabó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cc az egész világ!!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thias Lotte Loß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ha...noch so ein professionelles Vide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id Süß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thestories.net/security-needle/</text:p>
          </table:table-cell>
        </table:table-row>
        <table:table-row table:style-name="ro1">
          <table:table-cell office:value-type="string" calcext:value-type="string">
            <text:p>Security Needle - Stories and Articles</text:p>
          </table:table-cell>
        </table:table-row>
        <table:table-row table:style-name="ro1">
          <table:table-cell office:value-type="string" calcext:value-type="string">
            <text:p>thestories.ne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id Süß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ür alle Fachexperten hier....ab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......nicht weitersag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ise Schal-Lohfeldt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eressan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bi Merte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na Soldansk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bi Merte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-Philip Schust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gurcan Ün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o Freita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ximilian Jouroukov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ven Pauli Lars Paul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ven Paul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ximilian Jouroukov naja irgendwie muss doch der Chip rei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skia Mati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bbie Jan niet best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k Bohnenber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y Daniel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mphile Duboi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tf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rian Wieczore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 Schneid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rah Kadrić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na Mom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na Mom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rah Kadrić hahahahhaha gei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rah Kadrić hahahahhaha gei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ekira Salko Husein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nja Senk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 Boßle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y Boßlet so iss das als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y Boßle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 Boßlet das is de Chi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 Boßle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y Boßlet siehsche de gissi hats gesa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hilip Har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dey Ka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atrix Amen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m Aln Robert Ramo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ich Lubow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Ужас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nst Theu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arschen kann ich mich selbst. Mein Gott, sind wir dumpfbacken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le Steph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nst Theuer ds hast du gerade bewies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lia Fel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onina Klad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grid Küpper-Nicola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mantha B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card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cardo De Weij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mantha Bos je weet toch zelf denk ook wel dat dit een onzin filmpje is?</text:p>
          </table:table-cell>
        </table:table-row>
        <table:table-row table:style-name="ro1">
          <table:table-cell office:value-type="string" calcext:value-type="string">
            <text:p>Ook ging dit al rond voordat er gevaccineerd werd op covid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mantha B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cardo ik heb het niet over Covid of wat dan ook. Maar je ziet dat dit nep is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cardo De Weij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mantha Bos yep dat zeker, maar er is zoveel nep van wat we zien en horen.</text:p>
          </table:table-cell>
        </table:table-row>
        <table:table-row table:style-name="ro1">
          <table:table-cell office:value-type="string" calcext:value-type="string">
            <text:p>Van aanslagen tot vaccinatie tot ....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mantha B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 know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sa Visser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lly Kloetstr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s Bürg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 Siashia Claudi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dina M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dijana Suma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 Dijan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dina Memic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tin Ka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nsu Tolg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y Ja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in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mal Zolot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nan Zolotic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nan Zolot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mal Zolotic uvuce se u spricu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ltan Sulejm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mal Zolotic</text:p>
          </table:table-cell>
        </table:table-row>
        <table:table-row table:style-name="ro1">
          <table:table-cell office:value-type="string" calcext:value-type="string">
            <text:p>Nije tačno !</text:p>
          </table:table-cell>
        </table:table-row>
        <table:table-row table:style-name="ro1">
          <table:table-cell office:value-type="string" calcext:value-type="string">
            <text:p>Vidiš da sa iglom začepi rupu da vakcina ne izlije .</text:p>
          </table:table-cell>
        </table:table-row>
        <table:table-row table:style-name="ro1">
          <table:table-cell office:value-type="string" calcext:value-type="string">
            <text:p>Logično !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icia Van Hal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a van Ha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a van H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icia Van Hal schiss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k Gal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an Krois Manuel Gall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an Kroi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st du Sehnsucht nach der Nad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ão Rafa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o KKKKKK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J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bd.com/de-de/products/syringes-and-needles/safety-syringes/integra-retractingsyringe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n Antonio Rocc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lle Jetzon Su Kra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lan Hlavink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sný podfu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ald Rudi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ie Anzinger schau mal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 office:value-type="string" calcext:value-type="string">
            <text:p>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 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ie Anzin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ald Rudisch genial od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ie Anzin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ald Rudisch da hat der oder di dann gleich das verhüfungsstabal a bekomm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ald Rudi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sind die neuen Teleskopnadel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ie Anzin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oooo na dann ist es ja erklärba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ald Rudi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ie Anzinger natürlich. Oder denkst du wir werden verarscht?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ie Anzin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ald Rudisch auf gar keinen fall würd ich sowas jemals denk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ald Rudi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ie Anzinger das will ich doch hoffen. Wir leben in einem ehrlichen Staa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ie Anzin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ald Rudisch davon bin ich ehrlich überzeugt! Und ich bin sehr froh dass es endlich die</text:p>
          </table:table-cell>
        </table:table-row>
        <table:table-row table:style-name="ro1">
          <table:table-cell office:value-type="string" calcext:value-type="string">
            <text:p>impfung gibt! Nur einschulung brauchen diese leute noch damit sie die impfungen i. M. Geben</text:p>
          </table:table-cell>
        </table:table-row>
        <table:table-row table:style-name="ro1">
          <table:table-cell office:value-type="string" calcext:value-type="string">
            <text:p>statt supkutan. Und das sie nicht versehentlich eine 5 fach dosis spritzen. Ich denke sie sollten</text:p>
          </table:table-cell>
        </table:table-row>
        <table:table-row table:style-name="ro1">
          <table:table-cell office:value-type="string" calcext:value-type="string">
            <text:p>polizisten dafür einsetzten da die ärzte anscheinend nicht wissen wie das funktionier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ald Rudi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ie Anzinger der Meinung bin ich auch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nela Mark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nis Verweymer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ranka Kammey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 super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mitra Sha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e Politiker machen das selb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 C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men Klimeck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men Klime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 CA ne also da würde ich ja de Wände hoch gehen. Da könnt der zusehen wie der die</text:p>
          </table:table-cell>
        </table:table-row>
        <table:table-row table:style-name="ro1">
          <table:table-cell office:value-type="string" calcext:value-type="string">
            <text:p>wieder da raus bekomm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men Klime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ita Hohman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etano Cascel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 Van Nieker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nda Hänsch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-Sophie Syr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y Schierlo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rs-Hendrik Bierba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ksverdummun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dal Isbak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ref Tepe Kenan Aydin TC Turgay Akpina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ref Tep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dal Isbaka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dal Isbak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ref Tepe gözümüz aydin cipler geliyor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ref Tep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rak edme Ben vurcam size aśiyi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de Chip mip yok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dal Isbak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n TC Turgay Akpinar vur senin asini belki akillan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nan Ayd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ref Tep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nan Ayd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killanmazzzzzz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ref Tep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dal Isbakan kaptana özel hazirladim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dal Isbak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ref Tepe cokmu kalin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nan Ayd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di limonlu mu?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ref Tep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nan Ayd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ref Tepe kaptan bayılır limon tadına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rubr Thoma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r rfid Chi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ürrer Carm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ke news 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k Scho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sa Schob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can Tulu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guzhan Tulu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 Tin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Wardi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id Denkna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medicalexpo.de/prod/vogt-medical-vertrieb/product-70484-940331.html</text:p>
          </table:table-cell>
        </table:table-row>
        <table:table-row table:style-name="ro1">
          <table:table-cell office:value-type="string" calcext:value-type="string">
            <text:p>2-teilige Spritze by Vogt Medical...</text:p>
          </table:table-cell>
        </table:table-row>
        <table:table-row table:style-name="ro1">
          <table:table-cell office:value-type="string" calcext:value-type="string">
            <text:p>medicalexpo.d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ine Brau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elle Brau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Kanzi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youtu.be/H4MQRp-UIoo?t=106</text:p>
          </table:table-cell>
        </table:table-row>
        <table:table-row table:style-name="ro1">
          <table:table-cell office:value-type="string" calcext:value-type="string">
            <text:p>RETRAGO - Siringa Automatica di...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ka Does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li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on Lala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Florea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ifer Kno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na LeCree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na LeCree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ifer Knod wird als bess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 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me Cost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dine Oberaig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uela Reicher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tekin 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tma Burna Ş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anne Ulr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sanne Riesel up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sanne Ries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anne Ulrich zu gei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t ja wieder was für unseren M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rian Rich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orian Glowatzk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bio Acquaro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bd.com/de-de/products/syringes-and-needles/safety-syringes/integra-retracti</text:p>
          </table:table-cell>
        </table:table-row>
        <table:table-row table:style-name="ro1">
          <table:table-cell office:value-type="string" calcext:value-type="string">
            <text:p>ng-syringe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orian Glowatzk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orian Glowatzk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bio Acquarone kiek an....sowas kannte ich auch noch nic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rian Rich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ut das wir den „god father“ hab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bio Acquaro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Märke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rian Richter Übertreibung in seiner höchsten Form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rry Saccon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digari Morena Camilla Luis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na Dreß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in Dressler nadel we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er Jürgen Ambrosiu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macht einfach nur noch TRAURIG und ist LÄCHERLICH wie die Menschen VERARSCHT</text:p>
          </table:table-cell>
        </table:table-row>
        <table:table-row table:style-name="ro1">
          <table:table-cell office:value-type="string" calcext:value-type="string">
            <text:p>werd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er Kie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omis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 J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er Kiener man wird ja ein zweites Mal geimpft... So spart man Nadel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gliani Patri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youtu.be/H4MQRp-UIoo</text:p>
          </table:table-cell>
        </table:table-row>
        <table:table-row table:style-name="ro1">
          <table:table-cell office:value-type="string" calcext:value-type="string">
            <text:p>RETRAGO - Siringa Automatica di...</text:p>
          </table:table-cell>
        </table:table-row>
        <table:table-row table:style-name="ro1">
          <table:table-cell office:value-type="string" calcext:value-type="string">
            <text:p>youtube co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na Lango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iner Wildbre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iner Wildbre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na Lango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venson Björ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 Sy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k Jun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os, laßt Euch impfen, tut bestimmt nicht we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ra Gabrie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ika Plönz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ziska Bold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ggy Bruzdzia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mely Bruz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l W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u Lant Christopher Nöt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manda Jovanovic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Köhidai das habe ich gemein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ika Köhida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manda Jovanovic om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tih Altunda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ryem Öztk Kaya Rahim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ryem Özt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tih Altundag hmm eigentlich dürfe der Nadel nicht bleib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es eine fertig Spritze ist br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el Ess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scal Redd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scal Red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el Esser leck mi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t I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ück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kus Eis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i Kammerhof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i Kammerhof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kus Eisl jo do is eindeuti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 office:value-type="string" calcext:value-type="string">
            <text:p>M 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 office:value-type="string" calcext:value-type="string">
            <text:p>Ei 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kus Eis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i Kammerhofer i hob gwusst i find no a video wo i die überzeugen kau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i Kammerhof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kus Eisl haha jo jz hostas gschoff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riam Wudt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bd.com/de-de/products/syringes-and-needles/safety-syringes/integra-retractingsyringe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an Eib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ois Eib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ola Hab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ämlich sind s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ine Grabbe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orian Klen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öne Photoshop-Arbei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ll Mart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orian Klenk das ist doch die 5G Antenne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ra Pamm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mimikama.at/aktuelles/nadeln-verschwinden/</text:p>
          </table:table-cell>
        </table:table-row>
        <table:table-row table:style-name="ro1">
          <table:table-cell office:value-type="string" calcext:value-type="string">
            <text:p>Warum Nadeln in Impfvideos scheinbar...</text:p>
          </table:table-cell>
        </table:table-row>
        <table:table-row table:style-name="ro1">
          <table:table-cell office:value-type="string" calcext:value-type="string">
            <text:p>mimikama.at</text:p>
          </table:table-cell>
        </table:table-row>
        <table:table-row table:style-name="ro1">
          <table:table-cell office:value-type="string" calcext:value-type="string">
            <text:p>10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 office:value-type="string" calcext:value-type="string">
            <text:p>12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lm Arm Nb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olitikerimpfun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k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go H. Akcay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go H. Akca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kir Prinz Chick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inz Chick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go H. Akcay pfuii daiwi</text:p>
          </table:table-cell>
        </table:table-row>
        <table:table-row table:style-name="ro1">
          <table:table-cell office:value-type="string" calcext:value-type="string">
            <text:p>Lauter oaschlecha</text:p>
          </table:table-cell>
        </table:table-row>
        <table:table-row table:style-name="ro1">
          <table:table-cell office:value-type="string" calcext:value-type="string">
            <text:p>Die impfagenda der Rotschilds und Billiboy Gate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go H. Akca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isenmabg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 Cur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uric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urice Tret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 Curry alt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i Teng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an Eibl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an Eib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s hod sin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 office:value-type="string" calcext:value-type="string">
            <text:p>Ch i i 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i Teng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an Eib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iko Lorenz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Freut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uel Lu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álùśh Pàjáżiť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a Janka Mirgov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vien Weilin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man Hüthmai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ünther Mahn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dvin Cir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vad Mujanovic Peter Voser Thomas Kraus Rabeshan Ragunatha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beshan Ragunath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dvin Ciric Wasted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vad Mujan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dvin Ciric nadel abgebroch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ine Abbasogl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Laetitia schau mal die verarschen nu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rina Laetiti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ine Abbasoglu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ine Abbasogl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itta Abbasoglu die verarschen nu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itta Abbasogl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ine Abbasoglu ja kla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itta Abbasogl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ine Abbasoglu für Leute mit Eisenmang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vonne Heß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öne Fake Nad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nda Puzi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mon Mila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mon Mil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nda Puzio oje oj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mon Mil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nda Puzi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a Mülhau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ndrik Hoppstädt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ndrik Hoppstäd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a Mülhaus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reg Sk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ps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isig Angelin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hnsinn, ehrlich.. Wir werden nur noch verarsch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nis Wens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olde Vaclavi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nn wollt ihr hier verarsch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ragi T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o Pag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inhard Sachsenmai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a Talla Sonja Fend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nja Fen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inhard Saximeier i hab jetzt scho a paar fake impfungen gesehen...de is aber die be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scal Bischo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Hartl Alex Lindsberger Erich Pösendorf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Hart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scal Bischof des han i gseh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 Lindsber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Hart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Hart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 Lindsberger jetzt markiert da negste mie ha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ich Pösendorf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Hartl Bruda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Hart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ich Pösendorfer alles scho gseha hah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lan Nemeš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odvodníci.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ennet Gülbaha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dat Y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dat Y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ennet Gülbahar hahah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rabbe Anj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smir Shaban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C Karl-Heinz Schmidt</text:p>
          </table:table-cell>
        </table:table-row>
        <table:table-row table:style-name="ro1">
          <table:table-cell office:value-type="string" calcext:value-type="string">
            <text:p>11 M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ie Sunnylo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zur Blu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t F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eki Nek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muel Dietrich was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muel Dietr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eki Neko isch doch normal beim impfa n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Hab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rthaber Andrea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o Thie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kan Buyuknarc Gerald Will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j D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mir 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sa Tonde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rico Johapq Fabian Herrman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ny Leh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ny Angel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grid Rä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rah Frut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m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els Niel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eine sicherheitsspritze....................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uransel 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uransel Ara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lia Hayd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y Brunny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talie Hennr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 Nord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rk Duchard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s für Kommentar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 N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k Schubert Silvana Schubert</text:p>
          </table:table-cell>
        </table:table-row>
        <table:table-row table:style-name="ro1">
          <table:table-cell office:value-type="string" calcext:value-type="string">
            <text:p>Oh Gott, da ist der Chip im Körp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useppe Lategan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Kamitt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Kamit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useppe Lategano ich kack ab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useppe Lategan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c Lategan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hanna Grü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Traxl Sandra Konzet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Trax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dine Konzet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dine Konzet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ra Konzet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wel S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ladislav Rubchinskiy David He Juliette Misi läuf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minik Lerchbaum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ni Buchbau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nna Hartlie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ukas Goritschni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eki Tatli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es Bluff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eline Wol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ifer Weder Rebecca Umbrei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becca Umbrei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eline Wolf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 Wiego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uch gut:https://www.facebook.com/mickybd5/videos/10223269960029947</text:p>
          </table:table-cell>
        </table:table-row>
        <table:table-row table:style-name="ro2">
          <table:table-cell office:value-type="string" calcext:value-type="string">
            <text:p>Micky Bar-dror ist mit ‫ר‬</text:p>
          </table:table-cell>
        </table:table-row>
        <table:table-row table:style-name="ro2">
          <table:table-cell office:value-type="string" calcext:value-type="string">
            <text:p>‎ ‫דרו‬-‫מיקי בר‬‎und ‫י‬‎‫דרור מיק‬-‫בר‬‎hier: ‫ת‬</text:p>
          </table:table-cell>
        </table:table-row>
        <table:table-row table:style-name="ro2">
          <table:table-cell office:value-type="string" calcext:value-type="string">
            <text:p>‎ ‫ל מחשבים איל‬.‫ק‬‎. 23. Dezember 2020 um</text:p>
          </table:table-cell>
        </table:table-row>
        <table:table-row table:style-name="ro1">
          <table:table-cell office:value-type="string" calcext:value-type="string">
            <text:p>08:54 · Eilat, Südbezirk, Israel ·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? ‫רק אני שמתי לב שהאחות "שכחה" לעשות משהו‬</text:p>
          </table:table-cell>
        </table:table-row>
        <table:table-row table:style-name="ro2">
          <table:table-cell office:value-type="string" calcext:value-type="string">
            <text:p>‫ל מחשבים אילת‬.‫ק‬</text:p>
          </table:table-cell>
        </table:table-row>
        <table:table-row table:style-name="ro1">
          <table:table-cell office:value-type="float" office:value="524510214" calcext:value-type="float">
            <text:p>524510214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elle Anna Aichin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olo Benc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ja Möll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oyan Todorov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youtu.be/EJILDiHa2Vc</text:p>
          </table:table-cell>
        </table:table-row>
        <table:table-row table:style-name="ro1">
          <table:table-cell office:value-type="string" calcext:value-type="string">
            <text:p>VanishPoint Syringe Training - Part 2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oyan Todorov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Разгледай това преди да пишеш тази глупост</text:p>
          </table:table-cell>
        </table:table-row>
        <table:table-row table:style-name="ro1">
          <table:table-cell office:value-type="string" calcext:value-type="string">
            <text:p>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duha Schwan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weize industri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a Schmid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laudia Schmid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by Häus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sind die aus Fil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nrik Kop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thias Huschle auts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thias Husch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hw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ksandr Friau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ristina K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rah M. Eckmay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SOLL so funktionieren!!! Stichsichere Kanüle nennt sich das....</text:p>
          </table:table-cell>
        </table:table-row>
        <table:table-row table:style-name="ro1">
          <table:table-cell office:value-type="string" calcext:value-type="string">
            <text:p>https://youtu.be/HJf03vxxlE4</text:p>
          </table:table-cell>
        </table:table-row>
        <table:table-row table:style-name="ro1">
          <table:table-cell office:value-type="string" calcext:value-type="string">
            <text:p>Safety syringe with retractable needle</text:p>
          </table:table-cell>
        </table:table-row>
        <table:table-row table:style-name="ro1">
          <table:table-cell office:value-type="string" calcext:value-type="string">
            <text:p>youtube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Jes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nis Lorenz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 Antwort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ristina Navarr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ylee Sieg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icco Straet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a Lint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vogt-medical.com/de/produktpalette/injektionssysteme/sicherheitsspritzen-undnadeln/</text:p>
          </table:table-cell>
        </table:table-row>
        <table:table-row table:style-name="ro1">
          <table:table-cell office:value-type="string" calcext:value-type="string">
            <text:p>Sicherheitsspritzen und -nadeln</text:p>
          </table:table-cell>
        </table:table-row>
        <table:table-row table:style-name="ro1">
          <table:table-cell office:value-type="string" calcext:value-type="string">
            <text:p>vogt-medical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mo Schieb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mo Daub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mo Dau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mo Schieb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Schmidtkowsk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öne verarsch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la Brunol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 C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ssi C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la Brunold boa wenni des sach wia dia impfan kriagi kreb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ydogdu Lis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lga Ca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 Pagel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ry Och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 N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lg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 office:value-type="string" calcext:value-type="string">
            <text:p>Linda Sal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infach PEINLI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nis Heyd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inlich ist, dass du den Prozess nicht kennst und urteils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utsche Antj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g doch alles nur Lügn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nda Sal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llywood spritz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vin Mich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nny Ein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rsten Walk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ra McKill so that works very well...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ša Petrović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skia Schür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eline Schürman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an Luca Casapul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terina C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Schube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o Reich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rick Opp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hilipp Niederrei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mantha Peschke Joana Marish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 Varg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issa Akgüc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 Darol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opfner Christop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x Köhnkow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jamin Wölkn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ntor Boogi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her is tha Nail ?!?!?!?!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vid Geppe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 Reiman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ratis Nad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dro Zan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ik Dülg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mid Daut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bush Gabrrica Mohammed Sherzad Florian Althammer Ernes Maliqi Farschad Sherzad</text:p>
          </table:table-cell>
        </table:table-row>
        <table:table-row table:style-name="ro1">
          <table:table-cell office:value-type="string" calcext:value-type="string">
            <text:p>gibt euch hah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nes Maliq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tf hahah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rschad Sherza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h shit haha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 Di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sind SICHERHEITSNADELN!!!!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by Ju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 Dim weißt du... bei der Diskussion hält man sich am besten kopf schüttelnd raus</text:p>
          </table:table-cell>
        </table:table-row>
        <table:table-row table:style-name="ro1"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nice A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by Jung die Nadel wird der mysteriöse Chip sein von dem jeder redet...</text:p>
          </table:table-cell>
        </table:table-row>
        <table:table-row table:style-name="ro1">
          <table:table-cell office:value-type="string" calcext:value-type="string">
            <text:p>Nee jetzt mal für den medizinischen Laien, ich gehe davon aus, dass die Nadel nach dem Pieks</text:p>
          </table:table-cell>
        </table:table-row>
        <table:table-row table:style-name="ro1">
          <table:table-cell office:value-type="string" calcext:value-type="string">
            <text:p>irgendwie in der Spritze verschwindet oder? Bei meiner Grippeimpfung vor 2 Wochen hätte ich</text:p>
          </table:table-cell>
        </table:table-row>
        <table:table-row table:style-name="ro1">
          <table:table-cell office:value-type="string" calcext:value-type="string">
            <text:p>besser mal nicht so viel mit der MFA gelabert sondern mal besser hingeschaut, was die mit der</text:p>
          </table:table-cell>
        </table:table-row>
        <table:table-row table:style-name="ro1">
          <table:table-cell office:value-type="string" calcext:value-type="string">
            <text:p>Spritze mach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by Ju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nice Amann ja damit ist das verletzungs Risiko fürs Personal reduzier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nice A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by Jung danke für die Aufklärung. Klingt logischer als „das ist nur ne Fake-Spritze!!!11“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by Ju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nice Amann den Kram gibt's schon ewi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ser Sait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avro Philli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hillip Willwoh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ill Gates hört dann wenn du furzt bat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ser Sait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hahahah charge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rit Halil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trit Halil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 So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adset Mem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adset Mem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 Sory shhhhhshshs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ke Fis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abel Fuch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lo Laros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ria Stk hah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ria St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lo Laros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na Feld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ene Ba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mona Wurs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 Bibb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lena Rusnyáková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 tak takhle bych se taky nechala očkovat aby se neřeklo</text:p>
          </table:table-cell>
        </table:table-row>
        <table:table-row table:style-name="ro1">
          <table:table-cell office:value-type="string" calcext:value-type="string">
            <text:p>očkováním politiků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i tak to bude vypadat 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n Jo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o Mirella Di Diohoink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berto Di Mine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ena Italiano Alessio Ale Gra Cu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mrah Çeli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iarello Carmelo Rn Brß Gökhan Kun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menic Le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ik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ik Stab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bi Buchacher Fabian Stab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l Asma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briel Gök arau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briel Gö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l Asmar yauu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in Kauf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rndic Se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if Kocak Kubilay Yildiri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 O. Jan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men Behrend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rah Steinber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cherheitsspritz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di Eckste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rah Steinberg die sicherheitsspritze sieht etwas anders aus als die hier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queline Jtz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di Eckstein nö sieht genau so aus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o Garbrech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rago Eikermann Rene Schend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ylin Osn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ünni Paw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tharina Rein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ucienne Wülber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ucienne Wülber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tharina Reink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as Hinterber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br Schol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on wieder verarsch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 O. Jan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nja Diebel</text:p>
          </table:table-cell>
        </table:table-row>
        <table:table-row table:style-name="ro1">
          <table:table-cell office:value-type="string" calcext:value-type="string">
            <text:p>2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e O. Jan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ana Holstei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vin Sae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lo Montagn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rlo Montagn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vin Saesen Haha ze hebben de vaccins precies extra pijnlijk gemaakt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vin Saesen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lle Ramaker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lle Ramaker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vin Saes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anessa Fis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 Fisch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 Fisc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anessa Fischer ja schon geseh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kus Eckard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??????????????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bastian Schmid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yn Calyps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minic Engelbrech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elle Engelbrecht</text:p>
          </table:table-cell>
        </table:table-row>
        <table:table-row table:style-name="ro1">
          <table:table-cell office:value-type="string" calcext:value-type="string">
            <text:p>Dominique Thaller</text:p>
          </table:table-cell>
        </table:table-row>
        <table:table-row table:style-name="ro1">
          <table:table-cell office:value-type="string" calcext:value-type="string">
            <text:p>Daniel Nagl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ndy Ulri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ist der Überwachungschi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ie Koeb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a Christia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a Koldash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h Got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rum versuchen sie die Leute so zu verarschen???</text:p>
          </table:table-cell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phanie Koeb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ber wirklich!</text:p>
          </table:table-cell>
        </table:table-row>
        <table:table-row table:style-name="ro1">
          <table:table-cell office:value-type="string" calcext:value-type="string">
            <text:p>11 M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ula Schipp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cher ist sich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rnst Marte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eike Weinrei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va Königsber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utsch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lid El-Ways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d Ew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icham Al Mellouk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ii Bau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exander Bau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van Thus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 Drexl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bias Rot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mon Hub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rs Larss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inzelfäll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wa Nowa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brahim Der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wa Nowa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brahim Derin alles was möglich bleibt drinn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wän Swänss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rah App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rstin Friess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Friess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ryem Özde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urcu Mendegüme Sinem Balaman das habe ich gemein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urcu Mendegüm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ryem Özdemir oh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nem Balam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ryem Özdemi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ryem Özde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nem Balaman bruta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titelu Florin Ionel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bureală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ri Shakshir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y Lere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Jerk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bdul Noor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usein Hamziić hahah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a May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trid May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gej Ostapenk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Menschen werden für dumm gehalt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gej Ostapenk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mmer lustiger und lustig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irila Anc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a Schnei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la te znas kreteny!!!!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celo Lö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r werden verarscht!</text:p>
          </table:table-cell>
        </table:table-row>
        <table:table-row table:style-name="ro1">
          <table:table-cell office:value-type="string" calcext:value-type="string">
            <text:p>Armen Galstyan Michaela Löw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rah Braunschwei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vian, Izabela, da ist das Din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zabela Hildebran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rah Vivian jaaaaaaa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okuspokus und s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rah Braunschwei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zabela Hildebrand Magic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media1.tenor.c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vian Ryba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1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vian Ryba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zabela Hildebrand Sarah Braunschweig so eine würd ich dann auch nehmen , aber auch</text:p>
          </table:table-cell>
        </table:table-row>
        <table:table-row table:style-name="ro1">
          <table:table-cell office:value-type="string" calcext:value-type="string">
            <text:p>nur so eine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rah Braunschwei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vian ich au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änzis Man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minik Mank Jenn Chris Man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nn Chris Man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änzis Mank wir Leben in beängstigenden Zeiten!!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mit Anika Tezc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ose Marque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o Hojn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o Hojn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lo Beck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, so geht das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mas Wer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rico Enno Romme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2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 ä 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 o 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nate Feldhau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infach lächerliche dumme propagand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so Bab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accination sca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udolf Stieg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ein Blödsin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asel Wolfga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hne Quellenangabe bullshi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ine Naschk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asel Wolfgang hier die Quelle https://www.bd.com/de-de/products/syringes-and-needles/</text:p>
          </table:table-cell>
        </table:table-row>
        <table:table-row table:style-name="ro1">
          <table:table-cell office:value-type="string" calcext:value-type="string">
            <text:p>safety-syringes/integra-retracting-syringe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mislav Abramo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tina Abramovic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z Windha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s sind Politikerspritzen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a Bog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ut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 Wojci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3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ranz Fran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rdet endlich wa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wald Nöl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ügenmäul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trid Schnab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arsche pu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stin Zong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ügen</text:p>
          </table:table-cell>
        </table:table-row>
        <table:table-row table:style-name="ro1"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Fake News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orian Gru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ne Schröd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ne Schrö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hne Wort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hat Bayramogl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lit Islamoglu Furkan Topaloglu Kerim Kartal Cihat Bastu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hìLípp Dâm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nina Beck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ana Rich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infach gei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niel Morwitz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ana Richter au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4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i Cor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s ne verarsch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rin Sche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on wied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dré Nag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bias Pölt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scha Marech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man Friedrich Anna Lena Friedrich Michelle LuLu Doreen Marechal soviel zur Impfun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žbeta Kostyanova Zuchovsk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adne ojeby to im zozeu len ich</text:p>
          </table:table-cell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 Gefällt mir 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lvia Plante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urchtbar der ganze Schwachsin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ddy Mos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ey Stoll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fi Braatz Höf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ns-Peter Braatz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lf Geßn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pierts halt mal, die Nadel zieht sich zurück. Ich benutze diese Art Spritzen seit vielen Jahren 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bine Waxeneck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uckin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ns-Jürgen Heis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hlechte Werbung fü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ssenimpfung</text:p>
          </table:table-cell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lisabeth Wimmer-eine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r Chi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tif Bladi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5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o Belair Mehdi Andoulsi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ette Garcia Rold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pra Af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sabella Bier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idi Bierman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efan Hammer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na Mari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 Triend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ächerlich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rner Schif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erärzte bei Elefant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mra Pej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ip Chip Chip Chi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ni Hellbe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smin Schwarz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a Klinkham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ki Kovacev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manja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6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ate Özgül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nnis Kremi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hahahahahahahahahahahahahah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mona Howal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ug its GPS Signal grati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minique Baillif Angela Dössegger Claudia Dössegge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Übersetzung anzeigen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a Eggi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 Mona ig bi gschockt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libt eifach die nadle dr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mona Howal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a Dössegger gäu, i auso o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a Eggi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laudia Dössegg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a Dössegger ich weiss wiso ich mich nid lass lo impf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gela Eggiman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laudia Dössegger jaaa plötzli hesch so e nadle stecke... Nene sicher nid mit mi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minique Bailli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 Mona praktisch</text:p>
          </table:table-cell>
        </table:table-row>
        <table:table-row table:style-name="ro1">
          <table:table-cell office:value-type="string" calcext:value-type="string">
            <text:p>nächste mau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le chame när immer widr neu bruch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egrierte adapter fü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 Seib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h Mann....lauter FB Piraten...</text:p>
          </table:table-cell>
        </table:table-row>
        <table:table-row table:style-name="ro1">
          <table:table-cell office:value-type="string" calcext:value-type="string">
            <text:p>https://www.bd.com/de-de/products/syringes-and-needles/safety-syringes/integra-retracting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7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yringe</text:p>
          </table:table-cell>
        </table:table-row>
        <table:table-row table:style-name="ro1">
          <table:table-cell office:value-type="string" calcext:value-type="string">
            <text:p>BD Integra Sicherheitsinjektionssystem...</text:p>
          </table:table-cell>
        </table:table-row>
        <table:table-row table:style-name="ro1">
          <table:table-cell office:value-type="string" calcext:value-type="string">
            <text:p>bd.com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we Eberhard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logenes Pack !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deltraud Lan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 das ist das Pflegepersonal .Die kriegen die spritze nicht.Und Ärtzte und kranken schwester..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bastian Backa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IST der Impfstoff!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lf Stepha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bastian Backasch Nein die Nadel ist der Chip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no L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ja Schönberg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linda Mia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ula Andreado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oo Gott. Irreführun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haela Rei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ch hau mich we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ra Amraou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ida Said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8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lli Ko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im Kühn wtf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issa Gerhard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laudia Gerhardt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laudia Gerhard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lissa Gerhardt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l Babs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MG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ida Kri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pagand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yrin Bel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 ne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smina Ravnja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verschwiendet.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smina Ravnja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haha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rio Oberneuwirt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ldemar Hirs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ute das ist normal bei dieser spritze. Schaut genau hin und ihr seht sogar das erst nach der</text:p>
          </table:table-cell>
        </table:table-row>
        <table:table-row table:style-name="ro1">
          <table:table-cell office:value-type="string" calcext:value-type="string">
            <text:p>Injektion dir Nadel eingezogen wird und stellt die einmalige Benutzung der spritze sicher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aroslav Šimon</text:p>
          </table:table-cell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9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11.21, 02:4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e NADEL bleibt also auch im Körper 😂 - Stefan Schlitzer | Faceboo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in gott kann noch a viele Idioten auf dem welt sein die nicht eine neue spritze kennen?</text:p>
          </table:table-cell>
        </table:table-row>
        <table:table-row table:style-name="ro1">
          <table:table-cell office:value-type="string" calcext:value-type="string">
            <text:p>11 Mo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fällt mi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wort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h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itere Kommentare anzeigen…</text:p>
          </table:table-cell>
        </table:table-row>
        <table:table-row table:style-name="ro1">
          <table:table-cell office:value-type="string" calcext:value-type="string">
            <text:p>Kommentieren 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m.facebook.com/story.php?story_fbid=431589464882977&amp;id=107315580620290&amp;_rd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0/1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.00.0000</text:date>, <text:time style:data-style-name="N2" text:time-value="02:29:42.18329819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18T02:29:47.576379799</dc:date>
    <meta:editing-duration>PT5S</meta:editing-duration>
    <meta:editing-cycles>1</meta:editing-cycles>
    <meta:document-statistic meta:table-count="1" meta:cell-count="10561" meta:object-count="0"/>
  </office:meta>
</office:document-meta>
</file>